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5A-11R-1W_32-33">
            <text:p>325-M0035A-11R-1W_32-33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7434.0">
            <text:p>17434.0</text:p>
          </table:table-cell>
          <table:table-cell office:value-type="float" office:value="12.0">
            <text:p>12.0</text:p>
          </table:table-cell>
          <table:table-cell office:value-type="string" office:value="Coral (Acropora)">
            <text:p>Coral (Acr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7.505">
            <text:p>-117.505</text:p>
          </table:table-cell>
          <table:table-cell office:value-type="float" office:value="10.9">
            <text:p>10.9</text:p>
          </table:table-cell>
          <table:table-cell office:value-type="float" office:value="0.9">
            <text:p>0.9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5A-11R-1W_40-48">
            <text:p>325-M0035A-11R-1W_40-48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7619.0">
            <text:p>17619.0</text:p>
          </table:table-cell>
          <table:table-cell office:value-type="float" office:value="10.0">
            <text:p>10.0</text:p>
          </table:table-cell>
          <table:table-cell office:value-type="string" office:value="Coral (Acropora (humils  grp.))">
            <text:p>Coral (Acropora (humils  grp.)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7.61999999999999">
            <text:p>-117.61999999999999</text:p>
          </table:table-cell>
          <table:table-cell office:value-type="float" office:value="10.9">
            <text:p>10.9</text:p>
          </table:table-cell>
          <table:table-cell office:value-type="float" office:value="0.9">
            <text:p>0.9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5A-11R-CCW_0-3">
            <text:p>325-M0035A-11R-CCW_0-3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7495.0">
            <text:p>17495.0</text:p>
          </table:table-cell>
          <table:table-cell office:value-type="float" office:value="22.0">
            <text:p>22.0</text:p>
          </table:table-cell>
          <table:table-cell office:value-type="string" office:value="Coral (Acropora?)">
            <text:p>Coral (Acropora?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7.695">
            <text:p>-117.695</text:p>
          </table:table-cell>
          <table:table-cell office:value-type="float" office:value="10.9">
            <text:p>10.9</text:p>
          </table:table-cell>
          <table:table-cell office:value-type="float" office:value="0.9">
            <text:p>0.9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5A-12R-1W_62-64">
            <text:p>325-M0035A-12R-1W_62-64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7624.0">
            <text:p>17624.0</text:p>
          </table:table-cell>
          <table:table-cell office:value-type="float" office:value="17.0">
            <text:p>17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9.31">
            <text:p>-119.31</text:p>
          </table:table-cell>
          <table:table-cell office:value-type="float" office:value="10.1">
            <text:p>10.1</text:p>
          </table:table-cell>
          <table:table-cell office:value-type="float" office:value="0.1">
            <text:p>0.1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4605">
            <text:p>SANU-24605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23170.0">
            <text:p>23170.0</text:p>
          </table:table-cell>
          <table:table-cell office:value-type="float" office:value="248.0">
            <text:p>248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7.895">
            <text:p>-107.895</text:p>
          </table:table-cell>
          <table:table-cell office:value-type="float" office:value="10.19">
            <text:p>10.19</text:p>
          </table:table-cell>
          <table:table-cell office:value-type="float" office:value="0.19">
            <text:p>0.19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5A-13R-1W_40-46">
            <text:p>325-M0035A-13R-1W_40-46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7377.0">
            <text:p>17377.0</text:p>
          </table:table-cell>
          <table:table-cell office:value-type="float" office:value="14.0">
            <text:p>14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0.00999999999999">
            <text:p>-120.00999999999999</text:p>
          </table:table-cell>
          <table:table-cell office:value-type="float" office:value="10.65">
            <text:p>10.65</text:p>
          </table:table-cell>
          <table:table-cell office:value-type="float" office:value="0.65">
            <text:p>0.6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5A-11R-1W_15-18">
            <text:p>325-M0035A-11R-1W_15-18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7906.0">
            <text:p>17906.0</text:p>
          </table:table-cell>
          <table:table-cell office:value-type="float" office:value="134.0">
            <text:p>134.0</text:p>
          </table:table-cell>
          <table:table-cell office:value-type="string" office:value="Coral (Montipora?)">
            <text:p>Coral (Montipora?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7.345">
            <text:p>-117.345</text:p>
          </table:table-cell>
          <table:table-cell office:value-type="float" office:value="10.9">
            <text:p>10.9</text:p>
          </table:table-cell>
          <table:table-cell office:value-type="float" office:value="0.9">
            <text:p>0.9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4531">
            <text:p>SANU-24531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3064.0">
            <text:p>13064.0</text:p>
          </table:table-cell>
          <table:table-cell office:value-type="float" office:value="146.0">
            <text:p>146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-1.0">
            <text:p>-1.0</text:p>
          </table:table-cell>
          <table:table-cell office:value-type="float" office:value="-93.785">
            <text:p>-93.785</text:p>
          </table:table-cell>
          <table:table-cell office:value-type="float" office:value="1.07">
            <text:p>1.07</text:p>
          </table:table-cell>
          <table:table-cell office:value-type="float" office:value="1.07">
            <text:p>1.07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0627">
            <text:p>SANU-20627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4963.0">
            <text:p>14963.0</text:p>
          </table:table-cell>
          <table:table-cell office:value-type="float" office:value="231.0">
            <text:p>231.0</text:p>
          </table:table-cell>
          <table:table-cell office:value-type="string" office:value="Coralline algae?">
            <text:p>Coralline algae?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98.38">
            <text:p>-98.38</text:p>
          </table:table-cell>
          <table:table-cell office:value-type="float" office:value="5.07">
            <text:p>5.07</text:p>
          </table:table-cell>
          <table:table-cell office:value-type="float" office:value="0.07">
            <text:p>0.07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0630">
            <text:p>SANU-20630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5357.0">
            <text:p>15357.0</text:p>
          </table:table-cell>
          <table:table-cell office:value-type="float" office:value="211.0">
            <text:p>211.0</text:p>
          </table:table-cell>
          <table:table-cell office:value-type="string" office:value="Coral (Acroporidae?)">
            <text:p>Coral (Acroporidae?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0.7">
            <text:p>-100.7</text:p>
          </table:table-cell>
          <table:table-cell office:value-type="float" office:value="5.86">
            <text:p>5.86</text:p>
          </table:table-cell>
          <table:table-cell office:value-type="float" office:value="0.86">
            <text:p>0.8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0629">
            <text:p>SANU-20629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5528.0">
            <text:p>15528.0</text:p>
          </table:table-cell>
          <table:table-cell office:value-type="float" office:value="225.0">
            <text:p>225.0</text:p>
          </table:table-cell>
          <table:table-cell office:value-type="string" office:value="Coral (Isopora)">
            <text:p>Coral (Is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0.85">
            <text:p>-100.85</text:p>
          </table:table-cell>
          <table:table-cell office:value-type="float" office:value="5.86">
            <text:p>5.86</text:p>
          </table:table-cell>
          <table:table-cell office:value-type="float" office:value="0.86">
            <text:p>0.8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4538">
            <text:p>SANU-24538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22111.0">
            <text:p>22111.0</text:p>
          </table:table-cell>
          <table:table-cell office:value-type="float" office:value="225.0">
            <text:p>225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6.83">
            <text:p>-106.83</text:p>
          </table:table-cell>
          <table:table-cell office:value-type="float" office:value="10.94">
            <text:p>10.94</text:p>
          </table:table-cell>
          <table:table-cell office:value-type="float" office:value="0.94">
            <text:p>0.9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4537">
            <text:p>SANU-24537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4609.0">
            <text:p>14609.0</text:p>
          </table:table-cell>
          <table:table-cell office:value-type="float" office:value="358.0">
            <text:p>358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1.85">
            <text:p>-101.85</text:p>
          </table:table-cell>
          <table:table-cell office:value-type="float" office:value="11.1">
            <text:p>11.1</text:p>
          </table:table-cell>
          <table:table-cell office:value-type="float" office:value="1.1">
            <text:p>1.1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4525">
            <text:p>SANU-24525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7273.0">
            <text:p>17273.0</text:p>
          </table:table-cell>
          <table:table-cell office:value-type="float" office:value="205.0">
            <text:p>205.0</text:p>
          </table:table-cell>
          <table:table-cell office:value-type="string" office:value="Coralline algae?">
            <text:p>Coralline algae?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5.03999999999999">
            <text:p>-115.03999999999999</text:p>
          </table:table-cell>
          <table:table-cell office:value-type="float" office:value="10.48">
            <text:p>10.48</text:p>
          </table:table-cell>
          <table:table-cell office:value-type="float" office:value="0.48">
            <text:p>0.48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4524">
            <text:p>SANU-24524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4695.0">
            <text:p>14695.0</text:p>
          </table:table-cell>
          <table:table-cell office:value-type="float" office:value="356.0">
            <text:p>356.0</text:p>
          </table:table-cell>
          <table:table-cell office:value-type="string" office:value="Coral (Isopora)">
            <text:p>Coral (Is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-1.0">
            <text:p>-1.0</text:p>
          </table:table-cell>
          <table:table-cell office:value-type="float" office:value="-105.72999999999999">
            <text:p>-105.72999999999999</text:p>
          </table:table-cell>
          <table:table-cell office:value-type="float" office:value="1.41">
            <text:p>1.41</text:p>
          </table:table-cell>
          <table:table-cell office:value-type="float" office:value="1.41">
            <text:p>1.41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4509">
            <text:p>SANU-24509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7230.0">
            <text:p>17230.0</text:p>
          </table:table-cell>
          <table:table-cell office:value-type="float" office:value="206.0">
            <text:p>206.0</text:p>
          </table:table-cell>
          <table:table-cell office:value-type="string" office:value="Coralline algae?">
            <text:p>Coralline algae?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5.03999999999999">
            <text:p>-115.03999999999999</text:p>
          </table:table-cell>
          <table:table-cell office:value-type="float" office:value="10.48">
            <text:p>10.48</text:p>
          </table:table-cell>
          <table:table-cell office:value-type="float" office:value="0.48">
            <text:p>0.48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4536">
            <text:p>SANU-24536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4335.0">
            <text:p>14335.0</text:p>
          </table:table-cell>
          <table:table-cell office:value-type="float" office:value="274.0">
            <text:p>274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0.525">
            <text:p>-100.525</text:p>
          </table:table-cell>
          <table:table-cell office:value-type="float" office:value="5.86">
            <text:p>5.86</text:p>
          </table:table-cell>
          <table:table-cell office:value-type="float" office:value="0.86">
            <text:p>0.8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4532">
            <text:p>SANU-24532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3508.0">
            <text:p>13508.0</text:p>
          </table:table-cell>
          <table:table-cell office:value-type="float" office:value="139.0">
            <text:p>139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-1.0">
            <text:p>-1.0</text:p>
          </table:table-cell>
          <table:table-cell office:value-type="float" office:value="-95.29">
            <text:p>-95.29</text:p>
          </table:table-cell>
          <table:table-cell office:value-type="float" office:value="1.07">
            <text:p>1.07</text:p>
          </table:table-cell>
          <table:table-cell office:value-type="float" office:value="1.07">
            <text:p>1.07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4533">
            <text:p>SANU-24533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4052.0">
            <text:p>14052.0</text:p>
          </table:table-cell>
          <table:table-cell office:value-type="float" office:value="146.0">
            <text:p>146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96.63">
            <text:p>-96.63</text:p>
          </table:table-cell>
          <table:table-cell office:value-type="float" office:value="11.1">
            <text:p>11.1</text:p>
          </table:table-cell>
          <table:table-cell office:value-type="float" office:value="1.1">
            <text:p>1.1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4507">
            <text:p>SANU-24507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4687.0">
            <text:p>14687.0</text:p>
          </table:table-cell>
          <table:table-cell office:value-type="float" office:value="359.0">
            <text:p>359.0</text:p>
          </table:table-cell>
          <table:table-cell office:value-type="string" office:value="Coral (Isopora)">
            <text:p>Coral (Is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-1.0">
            <text:p>-1.0</text:p>
          </table:table-cell>
          <table:table-cell office:value-type="float" office:value="-105.72">
            <text:p>-105.72</text:p>
          </table:table-cell>
          <table:table-cell office:value-type="float" office:value="1.41">
            <text:p>1.41</text:p>
          </table:table-cell>
          <table:table-cell office:value-type="float" office:value="1.41">
            <text:p>1.41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0632">
            <text:p>SANU-20632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22459.0">
            <text:p>22459.0</text:p>
          </table:table-cell>
          <table:table-cell office:value-type="float" office:value="149.0">
            <text:p>149.0</text:p>
          </table:table-cell>
          <table:table-cell office:value-type="string" office:value="Coral (Seriatopora?)">
            <text:p>Coral (Seriatopora?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6.62">
            <text:p>-106.62</text:p>
          </table:table-cell>
          <table:table-cell office:value-type="float" office:value="10.94">
            <text:p>10.94</text:p>
          </table:table-cell>
          <table:table-cell office:value-type="float" office:value="0.94">
            <text:p>0.9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0631">
            <text:p>SANU-20631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6120.0">
            <text:p>16120.0</text:p>
          </table:table-cell>
          <table:table-cell office:value-type="float" office:value="189.0">
            <text:p>189.0</text:p>
          </table:table-cell>
          <table:table-cell office:value-type="string" office:value="Coral (Pocillopora)">
            <text:p>Coral (Pocill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4.91">
            <text:p>-104.91</text:p>
          </table:table-cell>
          <table:table-cell office:value-type="float" office:value="5.82">
            <text:p>5.82</text:p>
          </table:table-cell>
          <table:table-cell office:value-type="float" office:value="0.82">
            <text:p>0.8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4535">
            <text:p>SANU-24535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4275.0">
            <text:p>14275.0</text:p>
          </table:table-cell>
          <table:table-cell office:value-type="float" office:value="248.0">
            <text:p>248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96.725">
            <text:p>-96.725</text:p>
          </table:table-cell>
          <table:table-cell office:value-type="float" office:value="11.1">
            <text:p>11.1</text:p>
          </table:table-cell>
          <table:table-cell office:value-type="float" office:value="1.1">
            <text:p>1.1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5A-14R-1W_3-7">
            <text:p>325-M0035A-14R-1W_3-7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8368.0">
            <text:p>18368.0</text:p>
          </table:table-cell>
          <table:table-cell office:value-type="float" office:value="3.0">
            <text:p>3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1.03">
            <text:p>-121.03</text:p>
          </table:table-cell>
          <table:table-cell office:value-type="float" office:value="10.94">
            <text:p>10.94</text:p>
          </table:table-cell>
          <table:table-cell office:value-type="float" office:value="0.94">
            <text:p>0.9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0625">
            <text:p>SANU-20625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1889.0">
            <text:p>11889.0</text:p>
          </table:table-cell>
          <table:table-cell office:value-type="float" office:value="216.0">
            <text:p>216.0</text:p>
          </table:table-cell>
          <table:table-cell office:value-type="string" office:value="Coral (Porites)">
            <text:p>Cora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72.16">
            <text:p>-72.16</text:p>
          </table:table-cell>
          <table:table-cell office:value-type="float" office:value="41.13">
            <text:p>41.13</text:p>
          </table:table-cell>
          <table:table-cell office:value-type="float" office:value="1.13">
            <text:p>1.13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4601">
            <text:p>SANU-24601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22691.0">
            <text:p>22691.0</text:p>
          </table:table-cell>
          <table:table-cell office:value-type="float" office:value="210.0">
            <text:p>210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6.7">
            <text:p>-106.7</text:p>
          </table:table-cell>
          <table:table-cell office:value-type="float" office:value="10.94">
            <text:p>10.94</text:p>
          </table:table-cell>
          <table:table-cell office:value-type="float" office:value="0.94">
            <text:p>0.9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0626">
            <text:p>SANU-20626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4633.0">
            <text:p>14633.0</text:p>
          </table:table-cell>
          <table:table-cell office:value-type="float" office:value="370.0">
            <text:p>370.0</text:p>
          </table:table-cell>
          <table:table-cell office:value-type="string" office:value="Coral (Millepora)">
            <text:p>Coral (Mille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-1.0">
            <text:p>-1.0</text:p>
          </table:table-cell>
          <table:table-cell office:value-type="float" office:value="-95.38">
            <text:p>-95.38</text:p>
          </table:table-cell>
          <table:table-cell office:value-type="float" office:value="1.07">
            <text:p>1.07</text:p>
          </table:table-cell>
          <table:table-cell office:value-type="float" office:value="1.07">
            <text:p>1.07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9505">
            <text:p>YAUT-009505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48174.0">
            <text:p>48174.0</text:p>
          </table:table-cell>
          <table:table-cell office:value-type="float" office:value="0.0">
            <text:p/>
          </table:table-cell>
          <table:table-cell office:value-type="string" office:value="Bioclast">
            <text:p>Bioclast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-1.0">
            <text:p>-1.0</text:p>
          </table:table-cell>
          <table:table-cell office:value-type="float" office:value="-122.095">
            <text:p>-122.095</text:p>
          </table:table-cell>
          <table:table-cell office:value-type="float" office:value="2.53">
            <text:p>2.53</text:p>
          </table:table-cell>
          <table:table-cell office:value-type="float" office:value="2.53">
            <text:p>2.53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5A-18R-1W_14-20">
            <text:p>325-M0035A-18R-1W_14-20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20318.0">
            <text:p>20318.0</text:p>
          </table:table-cell>
          <table:table-cell office:value-type="float" office:value="7.0">
            <text:p>7.0</text:p>
          </table:table-cell>
          <table:table-cell office:value-type="string" office:value="Coral (Acropora (humilis  grp.))">
            <text:p>Coral (Acropora (humilis  grp.)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7.14999999999999">
            <text:p>-127.14999999999999</text:p>
          </table:table-cell>
          <table:table-cell office:value-type="float" office:value="10.95">
            <text:p>10.95</text:p>
          </table:table-cell>
          <table:table-cell office:value-type="float" office:value="0.95">
            <text:p>0.9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6A-16R-1W_13-22">
            <text:p>325-M0036A-16R-1W_13-22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8898.0">
            <text:p>18898.0</text:p>
          </table:table-cell>
          <table:table-cell office:value-type="float" office:value="5.0">
            <text:p>5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5.675">
            <text:p>-125.675</text:p>
          </table:table-cell>
          <table:table-cell office:value-type="float" office:value="11.2">
            <text:p>11.2</text:p>
          </table:table-cell>
          <table:table-cell office:value-type="float" office:value="1.2">
            <text:p>1.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14226">
            <text:p>SANU-14226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7400.0">
            <text:p>17400.0</text:p>
          </table:table-cell>
          <table:table-cell office:value-type="float" office:value="350.0">
            <text:p>350.0</text:p>
          </table:table-cell>
          <table:table-cell office:value-type="string" office:value="Coral (Porites)">
            <text:p>Cora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9.635">
            <text:p>-119.635</text:p>
          </table:table-cell>
          <table:table-cell office:value-type="float" office:value="10.84">
            <text:p>10.84</text:p>
          </table:table-cell>
          <table:table-cell office:value-type="float" office:value="0.84">
            <text:p>0.8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14225">
            <text:p>SANU-14225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3540.0">
            <text:p>13540.0</text:p>
          </table:table-cell>
          <table:table-cell office:value-type="float" office:value="160.0">
            <text:p>160.0</text:p>
          </table:table-cell>
          <table:table-cell office:value-type="string" office:value="Coral (Porites)">
            <text:p>Cora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8.025">
            <text:p>-108.025</text:p>
          </table:table-cell>
          <table:table-cell office:value-type="float" office:value="60.85">
            <text:p>60.85</text:p>
          </table:table-cell>
          <table:table-cell office:value-type="float" office:value="0.85">
            <text:p>0.8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14220">
            <text:p>SANU-14220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7450.0">
            <text:p>17450.0</text:p>
          </table:table-cell>
          <table:table-cell office:value-type="float" office:value="350.0">
            <text:p>350.0</text:p>
          </table:table-cell>
          <table:table-cell office:value-type="string" office:value="Coral (Acropora (humilis gpr))">
            <text:p>Coral (Acropora (humilis gpr)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8.29">
            <text:p>-118.29</text:p>
          </table:table-cell>
          <table:table-cell office:value-type="float" office:value="10.68">
            <text:p>10.68</text:p>
          </table:table-cell>
          <table:table-cell office:value-type="float" office:value="0.68">
            <text:p>0.68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14218">
            <text:p>SANU-14218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8250.0">
            <text:p>18250.0</text:p>
          </table:table-cell>
          <table:table-cell office:value-type="float" office:value="300.0">
            <text:p>300.0</text:p>
          </table:table-cell>
          <table:table-cell office:value-type="string" office:value="Coral (Isopora)">
            <text:p>Coral (Is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9.42999999999999">
            <text:p>-119.42999999999999</text:p>
          </table:table-cell>
          <table:table-cell office:value-type="float" office:value="10.1">
            <text:p>10.1</text:p>
          </table:table-cell>
          <table:table-cell office:value-type="float" office:value="0.1">
            <text:p>0.1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14217">
            <text:p>SANU-14217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4900.0">
            <text:p>14900.0</text:p>
          </table:table-cell>
          <table:table-cell office:value-type="float" office:value="350.0">
            <text:p>350.0</text:p>
          </table:table-cell>
          <table:table-cell office:value-type="string" office:value="Coral (Isopora)">
            <text:p>Coral (Is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-1.0">
            <text:p>-1.0</text:p>
          </table:table-cell>
          <table:table-cell office:value-type="float" office:value="-105.72999999999999">
            <text:p>-105.72999999999999</text:p>
          </table:table-cell>
          <table:table-cell office:value-type="float" office:value="1.41">
            <text:p>1.41</text:p>
          </table:table-cell>
          <table:table-cell office:value-type="float" office:value="1.41">
            <text:p>1.41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14214">
            <text:p>SANU-14214</text:p>
          </table:table-cell>
          <table:table-cell office:value-type="float" office:value="-19.69">
            <text:p>-19.69</text:p>
          </table:table-cell>
          <table:table-cell office:value-type="float" office:value="150.23">
            <text:p>150.23</text:p>
          </table:table-cell>
          <table:table-cell office:value-type="float" office:value="10195.0">
            <text:p>10195.0</text:p>
          </table:table-cell>
          <table:table-cell office:value-type="float" office:value="95.0">
            <text:p>95.0</text:p>
          </table:table-cell>
          <table:table-cell office:value-type="string" office:value="Coral (Merulinidae)">
            <text:p>Coral (Merulinidae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53.73">
            <text:p>-53.73</text:p>
          </table:table-cell>
          <table:table-cell office:value-type="float" office:value="10.56">
            <text:p>10.56</text:p>
          </table:table-cell>
          <table:table-cell office:value-type="float" office:value="0.56">
            <text:p>0.5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6A-16R-1W_0-5">
            <text:p>325-M0036A-16R-1W_0-5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8995.0">
            <text:p>18995.0</text:p>
          </table:table-cell>
          <table:table-cell office:value-type="float" office:value="5.0">
            <text:p>5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5.525">
            <text:p>-125.525</text:p>
          </table:table-cell>
          <table:table-cell office:value-type="float" office:value="11.2">
            <text:p>11.2</text:p>
          </table:table-cell>
          <table:table-cell office:value-type="float" office:value="1.2">
            <text:p>1.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14213">
            <text:p>SANU-14213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5300.0">
            <text:p>15300.0</text:p>
          </table:table-cell>
          <table:table-cell office:value-type="float" office:value="400.0">
            <text:p>400.0</text:p>
          </table:table-cell>
          <table:table-cell office:value-type="string" office:value="Coral (Isopora)">
            <text:p>Coral (Is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0.85">
            <text:p>-100.85</text:p>
          </table:table-cell>
          <table:table-cell office:value-type="float" office:value="5.86">
            <text:p>5.86</text:p>
          </table:table-cell>
          <table:table-cell office:value-type="float" office:value="0.86">
            <text:p>0.8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14211">
            <text:p>SANU-14211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4900.0">
            <text:p>14900.0</text:p>
          </table:table-cell>
          <table:table-cell office:value-type="float" office:value="350.0">
            <text:p>350.0</text:p>
          </table:table-cell>
          <table:table-cell office:value-type="string" office:value="Coral (Isopora)">
            <text:p>Coral (Is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95.67">
            <text:p>-95.67</text:p>
          </table:table-cell>
          <table:table-cell office:value-type="float" office:value="11.25">
            <text:p>11.25</text:p>
          </table:table-cell>
          <table:table-cell office:value-type="float" office:value="1.25">
            <text:p>1.2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6A-16R-1W_6-10">
            <text:p>325-M0036A-16R-1W_6-10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9041.0">
            <text:p>19041.0</text:p>
          </table:table-cell>
          <table:table-cell office:value-type="float" office:value="5.0">
            <text:p>5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5.58">
            <text:p>-125.58</text:p>
          </table:table-cell>
          <table:table-cell office:value-type="float" office:value="11.2">
            <text:p>11.2</text:p>
          </table:table-cell>
          <table:table-cell office:value-type="float" office:value="1.2">
            <text:p>1.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6A-17R-1W_22-32">
            <text:p>325-M0036A-17R-1W_22-32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9638.0">
            <text:p>19638.0</text:p>
          </table:table-cell>
          <table:table-cell office:value-type="float" office:value="5.0">
            <text:p>5.0</text:p>
          </table:table-cell>
          <table:table-cell office:value-type="string" office:value="Coral (Acropora (humilis  grp.))">
            <text:p>Coral (Acropora (humilis  grp.)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7.27">
            <text:p>-127.27</text:p>
          </table:table-cell>
          <table:table-cell office:value-type="float" office:value="11.03">
            <text:p>11.03</text:p>
          </table:table-cell>
          <table:table-cell office:value-type="float" office:value="1.03">
            <text:p>1.03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6A-17R-1W_22-32">
            <text:p>325-M0036A-17R-1W_22-32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9908.0">
            <text:p>19908.0</text:p>
          </table:table-cell>
          <table:table-cell office:value-type="float" office:value="4.0">
            <text:p>4.0</text:p>
          </table:table-cell>
          <table:table-cell office:value-type="string" office:value="Coral (Acropora (humilis  grp.))">
            <text:p>Coral (Acropora (humilis  grp.)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7.27">
            <text:p>-127.27</text:p>
          </table:table-cell>
          <table:table-cell office:value-type="float" office:value="11.03">
            <text:p>11.03</text:p>
          </table:table-cell>
          <table:table-cell office:value-type="float" office:value="1.03">
            <text:p>1.03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6A-17R-1W_22-32">
            <text:p>325-M0036A-17R-1W_22-32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9947.0">
            <text:p>19947.0</text:p>
          </table:table-cell>
          <table:table-cell office:value-type="float" office:value="5.0">
            <text:p>5.0</text:p>
          </table:table-cell>
          <table:table-cell office:value-type="string" office:value="Coral (Acropora (humils  grp.))">
            <text:p>Coral (Acropora (humils  grp.)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7.27">
            <text:p>-127.27</text:p>
          </table:table-cell>
          <table:table-cell office:value-type="float" office:value="11.03">
            <text:p>11.03</text:p>
          </table:table-cell>
          <table:table-cell office:value-type="float" office:value="1.03">
            <text:p>1.03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6A-18R-2W_0-5">
            <text:p>325-M0036A-18R-2W_0-5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20383.0">
            <text:p>20383.0</text:p>
          </table:table-cell>
          <table:table-cell office:value-type="float" office:value="12.0">
            <text:p>12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8.685">
            <text:p>-128.685</text:p>
          </table:table-cell>
          <table:table-cell office:value-type="float" office:value="11.22">
            <text:p>11.22</text:p>
          </table:table-cell>
          <table:table-cell office:value-type="float" office:value="1.22">
            <text:p>1.2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6A-18R-2W_8-10">
            <text:p>325-M0036A-18R-2W_8-10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20700.0">
            <text:p>20700.0</text:p>
          </table:table-cell>
          <table:table-cell office:value-type="float" office:value="200.0">
            <text:p>200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8.75">
            <text:p>-128.75</text:p>
          </table:table-cell>
          <table:table-cell office:value-type="float" office:value="11.22">
            <text:p>11.22</text:p>
          </table:table-cell>
          <table:table-cell office:value-type="float" office:value="1.22">
            <text:p>1.2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14212">
            <text:p>SANU-14212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3955.0">
            <text:p>13955.0</text:p>
          </table:table-cell>
          <table:table-cell office:value-type="float" office:value="155.0">
            <text:p>155.0</text:p>
          </table:table-cell>
          <table:table-cell office:value-type="string" office:value="Coral (Acropora (humilis  grp.))">
            <text:p>Coral (Acropora (humilis  grp.)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-1.0">
            <text:p>-1.0</text:p>
          </table:table-cell>
          <table:table-cell office:value-type="float" office:value="-95.38">
            <text:p>-95.38</text:p>
          </table:table-cell>
          <table:table-cell office:value-type="float" office:value="1.07">
            <text:p>1.07</text:p>
          </table:table-cell>
          <table:table-cell office:value-type="float" office:value="1.07">
            <text:p>1.07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5A-16R-2W_6-8">
            <text:p>325-M0035A-16R-2W_6-8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9704.0">
            <text:p>19704.0</text:p>
          </table:table-cell>
          <table:table-cell office:value-type="float" office:value="9.0">
            <text:p>9.0</text:p>
          </table:table-cell>
          <table:table-cell office:value-type="string" office:value="Coral (Acropora)">
            <text:p>Coral (Acr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4.05">
            <text:p>-124.05</text:p>
          </table:table-cell>
          <table:table-cell office:value-type="float" office:value="11.08">
            <text:p>11.08</text:p>
          </table:table-cell>
          <table:table-cell office:value-type="float" office:value="1.08">
            <text:p>1.08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6A-15R-2W_3-7">
            <text:p>325-M0036A-15R-2W_3-7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8915.0">
            <text:p>18915.0</text:p>
          </table:table-cell>
          <table:table-cell office:value-type="float" office:value="5.0">
            <text:p>5.0</text:p>
          </table:table-cell>
          <table:table-cell office:value-type="string" office:value="Coral (Acropora)">
            <text:p>Coral (Acr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4.28">
            <text:p>-124.28</text:p>
          </table:table-cell>
          <table:table-cell office:value-type="float" office:value="11.17">
            <text:p>11.17</text:p>
          </table:table-cell>
          <table:table-cell office:value-type="float" office:value="1.17">
            <text:p>1.17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4606">
            <text:p>SANU-24606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22818.0">
            <text:p>22818.0</text:p>
          </table:table-cell>
          <table:table-cell office:value-type="float" office:value="229.0">
            <text:p>229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9.025">
            <text:p>-109.025</text:p>
          </table:table-cell>
          <table:table-cell office:value-type="float" office:value="10.67">
            <text:p>10.67</text:p>
          </table:table-cell>
          <table:table-cell office:value-type="float" office:value="0.67">
            <text:p>0.67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5A-18R-1W_21-26">
            <text:p>325-M0035A-18R-1W_21-26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20175.0">
            <text:p>20175.0</text:p>
          </table:table-cell>
          <table:table-cell office:value-type="float" office:value="8.0">
            <text:p>8.0</text:p>
          </table:table-cell>
          <table:table-cell office:value-type="string" office:value="Coral (Acropora (hyacinthus grp.?))">
            <text:p>Coral (Acropora (hyacinthus grp.?)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7.21499999999999">
            <text:p>-127.21499999999999</text:p>
          </table:table-cell>
          <table:table-cell office:value-type="float" office:value="10.95">
            <text:p>10.95</text:p>
          </table:table-cell>
          <table:table-cell office:value-type="float" office:value="0.95">
            <text:p>0.9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5A-20R-2W_0-2">
            <text:p>325-M0035A-20R-2W_0-2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21300.0">
            <text:p>21300.0</text:p>
          </table:table-cell>
          <table:table-cell office:value-type="float" office:value="200.0">
            <text:p>200.0</text:p>
          </table:table-cell>
          <table:table-cell office:value-type="string" office:value="Coral (Cyphastrea microphtalma)">
            <text:p>Coral (Cyphastrea microphtalm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9.60999999999999">
            <text:p>-109.60999999999999</text:p>
          </table:table-cell>
          <table:table-cell office:value-type="float" office:value="83.06">
            <text:p>83.06</text:p>
          </table:table-cell>
          <table:table-cell office:value-type="float" office:value="1.06">
            <text:p>1.0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6A-05R-1W_19-23">
            <text:p>325-M0036A-05R-1W_19-23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1555.0">
            <text:p>11555.0</text:p>
          </table:table-cell>
          <table:table-cell office:value-type="float" office:value="3.0">
            <text:p>3.0</text:p>
          </table:table-cell>
          <table:table-cell office:value-type="string" office:value="Coral (Acropora)">
            <text:p>Coral (Acr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8.71">
            <text:p>-108.71</text:p>
          </table:table-cell>
          <table:table-cell office:value-type="float" office:value="1.26">
            <text:p>1.26</text:p>
          </table:table-cell>
          <table:table-cell office:value-type="float" office:value="1.26">
            <text:p>1.2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6A-08R-2W_6-9">
            <text:p>325-M0036A-08R-2W_6-9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5840.0">
            <text:p>15840.0</text:p>
          </table:table-cell>
          <table:table-cell office:value-type="float" office:value="4.0">
            <text:p>4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3.225">
            <text:p>-113.225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6A-09R-1W_3-8">
            <text:p>325-M0036A-09R-1W_3-8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6191.0">
            <text:p>16191.0</text:p>
          </table:table-cell>
          <table:table-cell office:value-type="float" office:value="3.0">
            <text:p>3.0</text:p>
          </table:table-cell>
          <table:table-cell office:value-type="string" office:value="Coral (Acropora)">
            <text:p>Coral (Acr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4.555">
            <text:p>-114.555</text:p>
          </table:table-cell>
          <table:table-cell office:value-type="float" office:value="1.15">
            <text:p>1.15</text:p>
          </table:table-cell>
          <table:table-cell office:value-type="float" office:value="1.15">
            <text:p>1.1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6A-09R-2W_4-10">
            <text:p>325-M0036A-09R-2W_4-10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6201.0">
            <text:p>16201.0</text:p>
          </table:table-cell>
          <table:table-cell office:value-type="float" office:value="3.0">
            <text:p>3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4.82">
            <text:p>-114.82</text:p>
          </table:table-cell>
          <table:table-cell office:value-type="float" office:value="1.15">
            <text:p>1.15</text:p>
          </table:table-cell>
          <table:table-cell office:value-type="float" office:value="1.15">
            <text:p>1.1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6A-09R-2W_4-10">
            <text:p>325-M0036A-09R-2W_4-10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8074.0">
            <text:p>18074.0</text:p>
          </table:table-cell>
          <table:table-cell office:value-type="float" office:value="5.0">
            <text:p>5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4.82">
            <text:p>-114.82</text:p>
          </table:table-cell>
          <table:table-cell office:value-type="float" office:value="1.15">
            <text:p>1.15</text:p>
          </table:table-cell>
          <table:table-cell office:value-type="float" office:value="1.15">
            <text:p>1.1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6A-14R-1W_18-22">
            <text:p>325-M0036A-14R-1W_18-22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8247.0">
            <text:p>18247.0</text:p>
          </table:table-cell>
          <table:table-cell office:value-type="float" office:value="4.0">
            <text:p>4.0</text:p>
          </table:table-cell>
          <table:table-cell office:value-type="string" office:value="Coral (Acropora)">
            <text:p>Coral (Acr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2.2">
            <text:p>-122.2</text:p>
          </table:table-cell>
          <table:table-cell office:value-type="float" office:value="11.46">
            <text:p>11.46</text:p>
          </table:table-cell>
          <table:table-cell office:value-type="float" office:value="1.46">
            <text:p>1.4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6A-11R-1W_40-50">
            <text:p>325-M0036A-11R-1W_40-50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7059.0">
            <text:p>17059.0</text:p>
          </table:table-cell>
          <table:table-cell office:value-type="float" office:value="4.0">
            <text:p>4.0</text:p>
          </table:table-cell>
          <table:table-cell office:value-type="string" office:value="Coral (Acropora (humilis  grp.))">
            <text:p>Coral (Acropora (humilis  grp.)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7.95">
            <text:p>-117.95</text:p>
          </table:table-cell>
          <table:table-cell office:value-type="float" office:value="10.68">
            <text:p>10.68</text:p>
          </table:table-cell>
          <table:table-cell office:value-type="float" office:value="0.68">
            <text:p>0.68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6A-11R-1W_9-18">
            <text:p>325-M0036A-11R-1W_9-18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8105.0">
            <text:p>18105.0</text:p>
          </table:table-cell>
          <table:table-cell office:value-type="float" office:value="18.0">
            <text:p>18.0</text:p>
          </table:table-cell>
          <table:table-cell office:value-type="string" office:value="Coral (Acropora (humilis  grp.))">
            <text:p>Coral (Acropora (humilis  grp.)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7.635">
            <text:p>-117.635</text:p>
          </table:table-cell>
          <table:table-cell office:value-type="float" office:value="10.68">
            <text:p>10.68</text:p>
          </table:table-cell>
          <table:table-cell office:value-type="float" office:value="0.68">
            <text:p>0.68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6A-11R-1W_9-18">
            <text:p>325-M0036A-11R-1W_9-18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7002.0">
            <text:p>17002.0</text:p>
          </table:table-cell>
          <table:table-cell office:value-type="float" office:value="5.0">
            <text:p>5.0</text:p>
          </table:table-cell>
          <table:table-cell office:value-type="string" office:value="Coral (Acropora (humilis  grp.))">
            <text:p>Coral (Acropora (humilis  grp.)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7.635">
            <text:p>-117.635</text:p>
          </table:table-cell>
          <table:table-cell office:value-type="float" office:value="10.68">
            <text:p>10.68</text:p>
          </table:table-cell>
          <table:table-cell office:value-type="float" office:value="0.68">
            <text:p>0.68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6A-11R-2W_2-10">
            <text:p>325-M0036A-11R-2W_2-10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7269.0">
            <text:p>17269.0</text:p>
          </table:table-cell>
          <table:table-cell office:value-type="float" office:value="4.0">
            <text:p>4.0</text:p>
          </table:table-cell>
          <table:table-cell office:value-type="string" office:value="Coral (Acropora)">
            <text:p>Coral (Acr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8.28">
            <text:p>-118.28</text:p>
          </table:table-cell>
          <table:table-cell office:value-type="float" office:value="10.68">
            <text:p>10.68</text:p>
          </table:table-cell>
          <table:table-cell office:value-type="float" office:value="0.68">
            <text:p>0.68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6A-12R-1W_1-4">
            <text:p>325-M0036A-12R-1W_1-4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7264.0">
            <text:p>17264.0</text:p>
          </table:table-cell>
          <table:table-cell office:value-type="float" office:value="4.0">
            <text:p>4.0</text:p>
          </table:table-cell>
          <table:table-cell office:value-type="string" office:value="Coral (Seriatopora)">
            <text:p>Coral (Seriat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9.025">
            <text:p>-119.025</text:p>
          </table:table-cell>
          <table:table-cell office:value-type="float" office:value="11.04">
            <text:p>11.04</text:p>
          </table:table-cell>
          <table:table-cell office:value-type="float" office:value="1.04">
            <text:p>1.0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6A-13R-1W_9-12">
            <text:p>325-M0036A-13R-1W_9-12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7743.0">
            <text:p>17743.0</text:p>
          </table:table-cell>
          <table:table-cell office:value-type="float" office:value="5.0">
            <text:p>5.0</text:p>
          </table:table-cell>
          <table:table-cell office:value-type="string" office:value="Coral (Acropora)">
            <text:p>Coral (Acr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0.605">
            <text:p>-120.605</text:p>
          </table:table-cell>
          <table:table-cell office:value-type="float" office:value="11.22">
            <text:p>11.22</text:p>
          </table:table-cell>
          <table:table-cell office:value-type="float" office:value="1.22">
            <text:p>1.2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6A-13R-2W_0-3">
            <text:p>325-M0036A-13R-2W_0-3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7426.0">
            <text:p>17426.0</text:p>
          </table:table-cell>
          <table:table-cell office:value-type="float" office:value="4.0">
            <text:p>4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0.695">
            <text:p>-120.695</text:p>
          </table:table-cell>
          <table:table-cell office:value-type="float" office:value="11.22">
            <text:p>11.22</text:p>
          </table:table-cell>
          <table:table-cell office:value-type="float" office:value="1.22">
            <text:p>1.2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6A-13R-2W_6-9">
            <text:p>325-M0036A-13R-2W_6-9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7554.0">
            <text:p>17554.0</text:p>
          </table:table-cell>
          <table:table-cell office:value-type="float" office:value="4.0">
            <text:p>4.0</text:p>
          </table:table-cell>
          <table:table-cell office:value-type="string" office:value="Coral (Tubipora)">
            <text:p>Coral (Tubi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0.755">
            <text:p>-120.755</text:p>
          </table:table-cell>
          <table:table-cell office:value-type="float" office:value="11.22">
            <text:p>11.22</text:p>
          </table:table-cell>
          <table:table-cell office:value-type="float" office:value="1.22">
            <text:p>1.2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6A-11R-1W_40-50">
            <text:p>325-M0036A-11R-1W_40-50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7075.0">
            <text:p>17075.0</text:p>
          </table:table-cell>
          <table:table-cell office:value-type="float" office:value="16.0">
            <text:p>16.0</text:p>
          </table:table-cell>
          <table:table-cell office:value-type="string" office:value="Coral (Acropora (humilis  grp.))">
            <text:p>Coral (Acropora (humilis  grp.)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7.95">
            <text:p>-117.95</text:p>
          </table:table-cell>
          <table:table-cell office:value-type="float" office:value="10.68">
            <text:p>10.68</text:p>
          </table:table-cell>
          <table:table-cell office:value-type="float" office:value="0.68">
            <text:p>0.68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4607">
            <text:p>SANU-24607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23623.0">
            <text:p>23623.0</text:p>
          </table:table-cell>
          <table:table-cell office:value-type="float" office:value="245.0">
            <text:p>245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9.46000000000001">
            <text:p>-109.46000000000001</text:p>
          </table:table-cell>
          <table:table-cell office:value-type="float" office:value="10.67">
            <text:p>10.67</text:p>
          </table:table-cell>
          <table:table-cell office:value-type="float" office:value="0.67">
            <text:p>0.67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5229">
            <text:p>SANU-25229</text:p>
          </table:table-cell>
          <table:table-cell office:value-type="float" office:value="-19.69">
            <text:p>-19.69</text:p>
          </table:table-cell>
          <table:table-cell office:value-type="float" office:value="150.23">
            <text:p>150.23</text:p>
          </table:table-cell>
          <table:table-cell office:value-type="float" office:value="12323.0">
            <text:p>12323.0</text:p>
          </table:table-cell>
          <table:table-cell office:value-type="float" office:value="227.0">
            <text:p>227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64.395">
            <text:p>-64.395</text:p>
          </table:table-cell>
          <table:table-cell office:value-type="float" office:value="5.96">
            <text:p>5.96</text:p>
          </table:table-cell>
          <table:table-cell office:value-type="float" office:value="0.96">
            <text:p>0.9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4610">
            <text:p>SANU-24610</text:p>
          </table:table-cell>
          <table:table-cell office:value-type="float" office:value="-19.69">
            <text:p>-19.69</text:p>
          </table:table-cell>
          <table:table-cell office:value-type="float" office:value="150.23">
            <text:p>150.23</text:p>
          </table:table-cell>
          <table:table-cell office:value-type="float" office:value="12327.0">
            <text:p>12327.0</text:p>
          </table:table-cell>
          <table:table-cell office:value-type="float" office:value="215.0">
            <text:p>215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67.37">
            <text:p>-67.37</text:p>
          </table:table-cell>
          <table:table-cell office:value-type="float" office:value="5.82">
            <text:p>5.82</text:p>
          </table:table-cell>
          <table:table-cell office:value-type="float" office:value="0.82">
            <text:p>0.8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2A-09R-1W_11-16">
            <text:p>325-M0032A-09R-1W_11-16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22904.0">
            <text:p>22904.0</text:p>
          </table:table-cell>
          <table:table-cell office:value-type="float" office:value="117.0">
            <text:p>117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6.735">
            <text:p>-106.735</text:p>
          </table:table-cell>
          <table:table-cell office:value-type="float" office:value="10.95">
            <text:p>10.95</text:p>
          </table:table-cell>
          <table:table-cell office:value-type="float" office:value="0.95">
            <text:p>0.9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2A-09R-1W_16-24">
            <text:p>325-M0032A-09R-1W_16-24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22891.0">
            <text:p>22891.0</text:p>
          </table:table-cell>
          <table:table-cell office:value-type="float" office:value="25.0">
            <text:p>25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6.8">
            <text:p>-106.8</text:p>
          </table:table-cell>
          <table:table-cell office:value-type="float" office:value="10.95">
            <text:p>10.95</text:p>
          </table:table-cell>
          <table:table-cell office:value-type="float" office:value="0.95">
            <text:p>0.9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2A-10R-1W_18-20">
            <text:p>325-M0032A-10R-1W_18-20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23487.0">
            <text:p>23487.0</text:p>
          </table:table-cell>
          <table:table-cell office:value-type="float" office:value="147.0">
            <text:p>147.0</text:p>
          </table:table-cell>
          <table:table-cell office:value-type="string" office:value="Coral (Pocillopora)">
            <text:p>Coral (Pocill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7.94999999999999">
            <text:p>-107.94999999999999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2A-10R-CCW_9-10">
            <text:p>325-M0032A-10R-CCW_9-10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22100.0">
            <text:p>22100.0</text:p>
          </table:table-cell>
          <table:table-cell office:value-type="float" office:value="109.0">
            <text:p>109.0</text:p>
          </table:table-cell>
          <table:table-cell office:value-type="string" office:value="Coral (Acropora (humilis gpr))">
            <text:p>Coral (Acropora (humilis gpr)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8.255">
            <text:p>-108.255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2A-12R-CCW_5-7">
            <text:p>325-M0032A-12R-CCW_5-7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22096.0">
            <text:p>22096.0</text:p>
          </table:table-cell>
          <table:table-cell office:value-type="float" office:value="111.0">
            <text:p>111.0</text:p>
          </table:table-cell>
          <table:table-cell office:value-type="string" office:value="Coral (Acropora (humilis gpr))">
            <text:p>Coral (Acropora (humilis gpr)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0.25">
            <text:p>-110.25</text:p>
          </table:table-cell>
          <table:table-cell office:value-type="float" office:value="1.84">
            <text:p>1.84</text:p>
          </table:table-cell>
          <table:table-cell office:value-type="float" office:value="1.84">
            <text:p>1.8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2A-13R-1W_12-15">
            <text:p>325-M0032A-13R-1W_12-15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24921.0">
            <text:p>24921.0</text:p>
          </table:table-cell>
          <table:table-cell office:value-type="float" office:value="131.0">
            <text:p>131.0</text:p>
          </table:table-cell>
          <table:table-cell office:value-type="string" office:value="Coral (Merulinidae?)">
            <text:p>Coral (Merulinidae?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2.235">
            <text:p>-112.235</text:p>
          </table:table-cell>
          <table:table-cell office:value-type="float" office:value="31.59">
            <text:p>31.59</text:p>
          </table:table-cell>
          <table:table-cell office:value-type="float" office:value="1.59">
            <text:p>1.59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2A-13R-CCW_9-12">
            <text:p>325-M0032A-13R-CCW_9-12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25408.0">
            <text:p>25408.0</text:p>
          </table:table-cell>
          <table:table-cell office:value-type="float" office:value="125.0">
            <text:p>125.0</text:p>
          </table:table-cell>
          <table:table-cell office:value-type="string" office:value="Coral (Hydnophora?)">
            <text:p>Coral (Hydnophora?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2.495">
            <text:p>-112.495</text:p>
          </table:table-cell>
          <table:table-cell office:value-type="float" office:value="31.59">
            <text:p>31.59</text:p>
          </table:table-cell>
          <table:table-cell office:value-type="float" office:value="1.59">
            <text:p>1.59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2A-14R-1W_4-7">
            <text:p>325-M0032A-14R-1W_4-7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25502.0">
            <text:p>25502.0</text:p>
          </table:table-cell>
          <table:table-cell office:value-type="float" office:value="130.0">
            <text:p>130.0</text:p>
          </table:table-cell>
          <table:table-cell office:value-type="string" office:value="Coral (Pocillopora)">
            <text:p>Coral (Pocill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4.155">
            <text:p>-114.155</text:p>
          </table:table-cell>
          <table:table-cell office:value-type="float" office:value="31.69">
            <text:p>31.69</text:p>
          </table:table-cell>
          <table:table-cell office:value-type="float" office:value="1.69">
            <text:p>1.69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2A-09R-1W_11-16">
            <text:p>325-M0032A-09R-1W_11-16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22856.0">
            <text:p>22856.0</text:p>
          </table:table-cell>
          <table:table-cell office:value-type="float" office:value="12.0">
            <text:p>12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6.735">
            <text:p>-106.735</text:p>
          </table:table-cell>
          <table:table-cell office:value-type="float" office:value="10.95">
            <text:p>10.95</text:p>
          </table:table-cell>
          <table:table-cell office:value-type="float" office:value="0.95">
            <text:p>0.9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2A-14R-CCW_8-12">
            <text:p>325-M0032A-14R-CCW_8-12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25382.0">
            <text:p>25382.0</text:p>
          </table:table-cell>
          <table:table-cell office:value-type="float" office:value="127.0">
            <text:p>127.0</text:p>
          </table:table-cell>
          <table:table-cell office:value-type="string" office:value="Coral (Hydnophora)">
            <text:p>Coral (Hydnoph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4.35">
            <text:p>-114.35</text:p>
          </table:table-cell>
          <table:table-cell office:value-type="float" office:value="31.69">
            <text:p>31.69</text:p>
          </table:table-cell>
          <table:table-cell office:value-type="float" office:value="1.69">
            <text:p>1.69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2A-18R-2W_8-10">
            <text:p>325-M0032A-18R-2W_8-10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61100.0">
            <text:p>61100.0</text:p>
          </table:table-cell>
          <table:table-cell office:value-type="float" office:value="800.0">
            <text:p>800.0</text:p>
          </table:table-cell>
          <table:table-cell office:value-type="string" office:value="Coral (Merulinidae (Dipsastrea?))">
            <text:p>Coral (Merulinidae (Dipsastrea?)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21.22999999999999">
            <text:p>-121.22999999999999</text:p>
          </table:table-cell>
          <table:table-cell office:value-type="float" office:value="1.84">
            <text:p>1.84</text:p>
          </table:table-cell>
          <table:table-cell office:value-type="float" office:value="1.84">
            <text:p>1.8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2A-19R-1W_3-5">
            <text:p>325-M0032A-19R-1W_3-5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61504.0">
            <text:p>61504.0</text:p>
          </table:table-cell>
          <table:table-cell office:value-type="float" office:value="369.0">
            <text:p>369.0</text:p>
          </table:table-cell>
          <table:table-cell office:value-type="string" office:value="Coral (Porites)">
            <text:p>Coral (Porites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23.13999999999999">
            <text:p>-123.13999999999999</text:p>
          </table:table-cell>
          <table:table-cell office:value-type="float" office:value="1.79">
            <text:p>1.79</text:p>
          </table:table-cell>
          <table:table-cell office:value-type="float" office:value="1.79">
            <text:p>1.79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3A-03R-CCW_0-7">
            <text:p>325-M0033A-03R-CCW_0-7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4031.0">
            <text:p>14031.0</text:p>
          </table:table-cell>
          <table:table-cell office:value-type="float" office:value="13.0">
            <text:p>13.0</text:p>
          </table:table-cell>
          <table:table-cell office:value-type="string" office:value="Coral (Acropora (humilis  grp.))">
            <text:p>Coral (Acropora (humilis  grp.)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5.365">
            <text:p>-95.365</text:p>
          </table:table-cell>
          <table:table-cell office:value-type="float" office:value="1.07">
            <text:p>1.07</text:p>
          </table:table-cell>
          <table:table-cell office:value-type="float" office:value="1.07">
            <text:p>1.07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3A-04R-1W_12-18">
            <text:p>325-M0033A-04R-1W_12-18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4369.0">
            <text:p>14369.0</text:p>
          </table:table-cell>
          <table:table-cell office:value-type="float" office:value="35.0">
            <text:p>35.0</text:p>
          </table:table-cell>
          <table:table-cell office:value-type="string" office:value="Coral (Porites?)">
            <text:p>Coral (Porites?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6.65">
            <text:p>-96.65</text:p>
          </table:table-cell>
          <table:table-cell office:value-type="float" office:value="11.1">
            <text:p>11.1</text:p>
          </table:table-cell>
          <table:table-cell office:value-type="float" office:value="1.1">
            <text:p>1.1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3A-05R-1W_116-121">
            <text:p>325-M0033A-05R-1W_116-121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4956.0">
            <text:p>14956.0</text:p>
          </table:table-cell>
          <table:table-cell office:value-type="float" office:value="20.0">
            <text:p>20.0</text:p>
          </table:table-cell>
          <table:table-cell office:value-type="string" office:value="Coral (Acropora (humils  grp.))">
            <text:p>Coral (Acropora (humils  grp.)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9.185">
            <text:p>-99.185</text:p>
          </table:table-cell>
          <table:table-cell office:value-type="float" office:value="5.07">
            <text:p>5.07</text:p>
          </table:table-cell>
          <table:table-cell office:value-type="float" office:value="0.07">
            <text:p>0.07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3A-05R-1W_68-74">
            <text:p>325-M0033A-05R-1W_68-74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5024.0">
            <text:p>15024.0</text:p>
          </table:table-cell>
          <table:table-cell office:value-type="float" office:value="17.0">
            <text:p>17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8.71">
            <text:p>-98.71</text:p>
          </table:table-cell>
          <table:table-cell office:value-type="float" office:value="5.07">
            <text:p>5.07</text:p>
          </table:table-cell>
          <table:table-cell office:value-type="float" office:value="0.07">
            <text:p>0.07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5232">
            <text:p>SANU-25232</text:p>
          </table:table-cell>
          <table:table-cell office:value-type="float" office:value="-19.69">
            <text:p>-19.69</text:p>
          </table:table-cell>
          <table:table-cell office:value-type="float" office:value="150.23">
            <text:p>150.23</text:p>
          </table:table-cell>
          <table:table-cell office:value-type="float" office:value="12307.0">
            <text:p>12307.0</text:p>
          </table:table-cell>
          <table:table-cell office:value-type="float" office:value="236.0">
            <text:p>236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67.09">
            <text:p>-67.09</text:p>
          </table:table-cell>
          <table:table-cell office:value-type="float" office:value="5.82">
            <text:p>5.82</text:p>
          </table:table-cell>
          <table:table-cell office:value-type="float" office:value="0.82">
            <text:p>0.8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5231">
            <text:p>SANU-25231</text:p>
          </table:table-cell>
          <table:table-cell office:value-type="float" office:value="-19.69">
            <text:p>-19.69</text:p>
          </table:table-cell>
          <table:table-cell office:value-type="float" office:value="150.23">
            <text:p>150.23</text:p>
          </table:table-cell>
          <table:table-cell office:value-type="float" office:value="12366.0">
            <text:p>12366.0</text:p>
          </table:table-cell>
          <table:table-cell office:value-type="float" office:value="212.0">
            <text:p>212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66.09">
            <text:p>-66.09</text:p>
          </table:table-cell>
          <table:table-cell office:value-type="float" office:value="5.48">
            <text:p>5.48</text:p>
          </table:table-cell>
          <table:table-cell office:value-type="float" office:value="0.48">
            <text:p>0.48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2A-16R-1W_12-15">
            <text:p>325-M0032A-16R-1W_12-15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27349.0">
            <text:p>27349.0</text:p>
          </table:table-cell>
          <table:table-cell office:value-type="float" office:value="136.0">
            <text:p>136.0</text:p>
          </table:table-cell>
          <table:table-cell office:value-type="string" office:value="Coral (Acropora)">
            <text:p>Coral (Acr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7.235">
            <text:p>-117.235</text:p>
          </table:table-cell>
          <table:table-cell office:value-type="float" office:value="1.73">
            <text:p>1.73</text:p>
          </table:table-cell>
          <table:table-cell office:value-type="float" office:value="1.73">
            <text:p>1.73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5230">
            <text:p>SANU-25230</text:p>
          </table:table-cell>
          <table:table-cell office:value-type="float" office:value="-19.69">
            <text:p>-19.69</text:p>
          </table:table-cell>
          <table:table-cell office:value-type="float" office:value="150.23">
            <text:p>150.23</text:p>
          </table:table-cell>
          <table:table-cell office:value-type="float" office:value="12267.0">
            <text:p>12267.0</text:p>
          </table:table-cell>
          <table:table-cell office:value-type="float" office:value="233.0">
            <text:p>233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65.69">
            <text:p>-65.69</text:p>
          </table:table-cell>
          <table:table-cell office:value-type="float" office:value="5.48">
            <text:p>5.48</text:p>
          </table:table-cell>
          <table:table-cell office:value-type="float" office:value="0.48">
            <text:p>0.48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2A-08R-2W_17-25">
            <text:p>325-M0032A-08R-2W_17-25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5572.0">
            <text:p>15572.0</text:p>
          </table:table-cell>
          <table:table-cell office:value-type="float" office:value="4.0">
            <text:p>4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5.25">
            <text:p>-105.25</text:p>
          </table:table-cell>
          <table:table-cell office:value-type="float" office:value="11.25">
            <text:p>11.25</text:p>
          </table:table-cell>
          <table:table-cell office:value-type="float" office:value="1.25">
            <text:p>1.2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2A-08R-2W_1-17">
            <text:p>325-M0032A-08R-2W_1-17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5484.0">
            <text:p>15484.0</text:p>
          </table:table-cell>
          <table:table-cell office:value-type="float" office:value="3.0">
            <text:p>3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5.13">
            <text:p>-105.13</text:p>
          </table:table-cell>
          <table:table-cell office:value-type="float" office:value="11.25">
            <text:p>11.25</text:p>
          </table:table-cell>
          <table:table-cell office:value-type="float" office:value="1.25">
            <text:p>1.2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0B-03R-1W_10-11">
            <text:p>325-M0030B-03R-1W_10-11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2165.0">
            <text:p>12165.0</text:p>
          </table:table-cell>
          <table:table-cell office:value-type="float" office:value="47.0">
            <text:p>47.0</text:p>
          </table:table-cell>
          <table:table-cell office:value-type="string" office:value="Coral (Porites)">
            <text:p>Coral (Porites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8.805">
            <text:p>-88.805</text:p>
          </table:table-cell>
          <table:table-cell office:value-type="float" office:value="22.82">
            <text:p>22.82</text:p>
          </table:table-cell>
          <table:table-cell office:value-type="float" office:value="2.82">
            <text:p>2.8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0B-03R-1W_13-16">
            <text:p>325-M0030B-03R-1W_13-16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2206.0">
            <text:p>12206.0</text:p>
          </table:table-cell>
          <table:table-cell office:value-type="float" office:value="24.0">
            <text:p>24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8.845">
            <text:p>-88.845</text:p>
          </table:table-cell>
          <table:table-cell office:value-type="float" office:value="22.82">
            <text:p>22.82</text:p>
          </table:table-cell>
          <table:table-cell office:value-type="float" office:value="2.82">
            <text:p>2.8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1A-02R-1W_27-32">
            <text:p>325-M0031A-02R-1W_27-32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3197.0">
            <text:p>13197.0</text:p>
          </table:table-cell>
          <table:table-cell office:value-type="float" office:value="3.0">
            <text:p>3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4.19500000000001">
            <text:p>-94.19500000000001</text:p>
          </table:table-cell>
          <table:table-cell office:value-type="float" office:value="22.58">
            <text:p>22.58</text:p>
          </table:table-cell>
          <table:table-cell office:value-type="float" office:value="2.58">
            <text:p>2.58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5405">
            <text:p>SANU-25405</text:p>
          </table:table-cell>
          <table:table-cell office:value-type="float" office:value="-19.69">
            <text:p>-19.69</text:p>
          </table:table-cell>
          <table:table-cell office:value-type="float" office:value="150.23">
            <text:p>150.23</text:p>
          </table:table-cell>
          <table:table-cell office:value-type="float" office:value="12393.0">
            <text:p>12393.0</text:p>
          </table:table-cell>
          <table:table-cell office:value-type="float" office:value="185.0">
            <text:p>185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67.625">
            <text:p>-67.625</text:p>
          </table:table-cell>
          <table:table-cell office:value-type="float" office:value="5.82">
            <text:p>5.82</text:p>
          </table:table-cell>
          <table:table-cell office:value-type="float" office:value="0.82">
            <text:p>0.8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5401">
            <text:p>SANU-25401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4726.0">
            <text:p>14726.0</text:p>
          </table:table-cell>
          <table:table-cell office:value-type="float" office:value="342.0">
            <text:p>342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98.82">
            <text:p>-98.82</text:p>
          </table:table-cell>
          <table:table-cell office:value-type="float" office:value="5.07">
            <text:p>5.07</text:p>
          </table:table-cell>
          <table:table-cell office:value-type="float" office:value="0.07">
            <text:p>0.07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5339">
            <text:p>SANU-25339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3655.0">
            <text:p>13655.0</text:p>
          </table:table-cell>
          <table:table-cell office:value-type="float" office:value="159.0">
            <text:p>159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-1.0">
            <text:p>-1.0</text:p>
          </table:table-cell>
          <table:table-cell office:value-type="float" office:value="-95.245">
            <text:p>-95.245</text:p>
          </table:table-cell>
          <table:table-cell office:value-type="float" office:value="1.07">
            <text:p>1.07</text:p>
          </table:table-cell>
          <table:table-cell office:value-type="float" office:value="1.07">
            <text:p>1.07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1A-02R-2W_5-10">
            <text:p>325-M0031A-02R-2W_5-10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3238.0">
            <text:p>13238.0</text:p>
          </table:table-cell>
          <table:table-cell office:value-type="float" office:value="2.0">
            <text:p>2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4.295">
            <text:p>-94.295</text:p>
          </table:table-cell>
          <table:table-cell office:value-type="float" office:value="22.58">
            <text:p>22.58</text:p>
          </table:table-cell>
          <table:table-cell office:value-type="float" office:value="2.58">
            <text:p>2.58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1A-07R-1W_16-24">
            <text:p>325-M0031A-07R-1W_16-24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5088.0">
            <text:p>15088.0</text:p>
          </table:table-cell>
          <table:table-cell office:value-type="float" office:value="3.0">
            <text:p>3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3.10000000000001">
            <text:p>-103.10000000000001</text:p>
          </table:table-cell>
          <table:table-cell office:value-type="float" office:value="12.76">
            <text:p>12.76</text:p>
          </table:table-cell>
          <table:table-cell office:value-type="float" office:value="2.76">
            <text:p>2.7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2A-08R-2W_17-25">
            <text:p>325-M0032A-08R-2W_17-25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5477.0">
            <text:p>15477.0</text:p>
          </table:table-cell>
          <table:table-cell office:value-type="float" office:value="3.0">
            <text:p>3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5.25">
            <text:p>-105.25</text:p>
          </table:table-cell>
          <table:table-cell office:value-type="float" office:value="11.25">
            <text:p>11.25</text:p>
          </table:table-cell>
          <table:table-cell office:value-type="float" office:value="1.25">
            <text:p>1.2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1A-07R-1W_16-24">
            <text:p>325-M0031A-07R-1W_16-24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5159.0">
            <text:p>15159.0</text:p>
          </table:table-cell>
          <table:table-cell office:value-type="float" office:value="4.0">
            <text:p>4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3.10000000000001">
            <text:p>-103.10000000000001</text:p>
          </table:table-cell>
          <table:table-cell office:value-type="float" office:value="12.76">
            <text:p>12.76</text:p>
          </table:table-cell>
          <table:table-cell office:value-type="float" office:value="2.76">
            <text:p>2.7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1A-08R-CCW_0-8">
            <text:p>325-M0031A-08R-CCW_0-8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5450.0">
            <text:p>15450.0</text:p>
          </table:table-cell>
          <table:table-cell office:value-type="float" office:value="3.0">
            <text:p>3.0</text:p>
          </table:table-cell>
          <table:table-cell office:value-type="string" office:value="Coral (Acropora (humilis gpr))">
            <text:p>Coral (Acropora (humilis gpr)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6.37">
            <text:p>-106.37</text:p>
          </table:table-cell>
          <table:table-cell office:value-type="float" office:value="12.45">
            <text:p>12.45</text:p>
          </table:table-cell>
          <table:table-cell office:value-type="float" office:value="2.45">
            <text:p>2.4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1A-11R-1W_20-24">
            <text:p>325-M0031A-11R-1W_20-24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24072.0">
            <text:p>24072.0</text:p>
          </table:table-cell>
          <table:table-cell office:value-type="float" office:value="6.0">
            <text:p>6.0</text:p>
          </table:table-cell>
          <table:table-cell office:value-type="string" office:value="Coral (Acropora)">
            <text:p>Coral (Acr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4.62">
            <text:p>-114.62</text:p>
          </table:table-cell>
          <table:table-cell office:value-type="float" office:value="2.75">
            <text:p>2.75</text:p>
          </table:table-cell>
          <table:table-cell office:value-type="float" office:value="2.75">
            <text:p>2.7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1A-11R-1W_4-9">
            <text:p>325-M0031A-11R-1W_4-9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22392.0">
            <text:p>22392.0</text:p>
          </table:table-cell>
          <table:table-cell office:value-type="float" office:value="8.0">
            <text:p>8.0</text:p>
          </table:table-cell>
          <table:table-cell office:value-type="string" office:value="Coral (Acropora)">
            <text:p>Coral (Acr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4.465">
            <text:p>-114.465</text:p>
          </table:table-cell>
          <table:table-cell office:value-type="float" office:value="2.75">
            <text:p>2.75</text:p>
          </table:table-cell>
          <table:table-cell office:value-type="float" office:value="2.75">
            <text:p>2.7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1A-13R-1W_146-149">
            <text:p>325-M0031A-13R-1W_146-149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25926.0">
            <text:p>25926.0</text:p>
          </table:table-cell>
          <table:table-cell office:value-type="float" office:value="7.0">
            <text:p>7.0</text:p>
          </table:table-cell>
          <table:table-cell office:value-type="string" office:value="Coral (Acropora)">
            <text:p>Coral (Acr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20.375">
            <text:p>-120.375</text:p>
          </table:table-cell>
          <table:table-cell office:value-type="float" office:value="1.44">
            <text:p>1.44</text:p>
          </table:table-cell>
          <table:table-cell office:value-type="float" office:value="1.44">
            <text:p>1.4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1A-16R-1W_0-3">
            <text:p>325-M0031A-16R-1W_0-3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25100.0">
            <text:p>25100.0</text:p>
          </table:table-cell>
          <table:table-cell office:value-type="float" office:value="200.0">
            <text:p>200.0</text:p>
          </table:table-cell>
          <table:table-cell office:value-type="string" office:value="Coral (Cyphastrea)">
            <text:p>Coral (Cyphastre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27.915">
            <text:p>-127.915</text:p>
          </table:table-cell>
          <table:table-cell office:value-type="float" office:value="2.95">
            <text:p>2.95</text:p>
          </table:table-cell>
          <table:table-cell office:value-type="float" office:value="2.95">
            <text:p>2.9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2A-08R-2W_1-17">
            <text:p>325-M0032A-08R-2W_1-17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5460.0">
            <text:p>15460.0</text:p>
          </table:table-cell>
          <table:table-cell office:value-type="float" office:value="3.0">
            <text:p>3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5.13">
            <text:p>-105.13</text:p>
          </table:table-cell>
          <table:table-cell office:value-type="float" office:value="11.25">
            <text:p>11.25</text:p>
          </table:table-cell>
          <table:table-cell office:value-type="float" office:value="1.25">
            <text:p>1.2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2A-08R-2W_1-17">
            <text:p>325-M0032A-08R-2W_1-17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5329.0">
            <text:p>15329.0</text:p>
          </table:table-cell>
          <table:table-cell office:value-type="float" office:value="4.0">
            <text:p>4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5.13">
            <text:p>-105.13</text:p>
          </table:table-cell>
          <table:table-cell office:value-type="float" office:value="11.25">
            <text:p>11.25</text:p>
          </table:table-cell>
          <table:table-cell office:value-type="float" office:value="1.25">
            <text:p>1.2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2A-08R-2W_1-17">
            <text:p>325-M0032A-08R-2W_1-17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5611.0">
            <text:p>15611.0</text:p>
          </table:table-cell>
          <table:table-cell office:value-type="float" office:value="4.0">
            <text:p>4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5.13">
            <text:p>-105.13</text:p>
          </table:table-cell>
          <table:table-cell office:value-type="float" office:value="11.25">
            <text:p>11.25</text:p>
          </table:table-cell>
          <table:table-cell office:value-type="float" office:value="1.25">
            <text:p>1.2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1A-08R-1W_36-41">
            <text:p>325-M0031A-08R-1W_36-41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5282.0">
            <text:p>15282.0</text:p>
          </table:table-cell>
          <table:table-cell office:value-type="float" office:value="4.0">
            <text:p>4.0</text:p>
          </table:table-cell>
          <table:table-cell office:value-type="string" office:value="Coral (Acropora (humilis gpr))">
            <text:p>Coral (Acropora (humilis gpr)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6.28500000000001">
            <text:p>-106.28500000000001</text:p>
          </table:table-cell>
          <table:table-cell office:value-type="float" office:value="12.45">
            <text:p>12.45</text:p>
          </table:table-cell>
          <table:table-cell office:value-type="float" office:value="2.45">
            <text:p>2.4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4609">
            <text:p>SANU-24609</text:p>
          </table:table-cell>
          <table:table-cell office:value-type="float" office:value="-19.69">
            <text:p>-19.69</text:p>
          </table:table-cell>
          <table:table-cell office:value-type="float" office:value="150.23">
            <text:p>150.23</text:p>
          </table:table-cell>
          <table:table-cell office:value-type="float" office:value="12028.0">
            <text:p>12028.0</text:p>
          </table:table-cell>
          <table:table-cell office:value-type="float" office:value="235.0">
            <text:p>235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65.75999999999999">
            <text:p>-65.75999999999999</text:p>
          </table:table-cell>
          <table:table-cell office:value-type="float" office:value="5.48">
            <text:p>5.48</text:p>
          </table:table-cell>
          <table:table-cell office:value-type="float" office:value="0.48">
            <text:p>0.48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9A-01R-1W_40-46">
            <text:p>325-M0039A-01R-1W_40-46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2703.0">
            <text:p>12703.0</text:p>
          </table:table-cell>
          <table:table-cell office:value-type="float" office:value="19.0">
            <text:p>19.0</text:p>
          </table:table-cell>
          <table:table-cell office:value-type="string" office:value="Coral (Porites)">
            <text:p>Coral (Porites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7.91000000000001">
            <text:p>-107.91000000000001</text:p>
          </table:table-cell>
          <table:table-cell office:value-type="float" office:value="60.85">
            <text:p>60.85</text:p>
          </table:table-cell>
          <table:table-cell office:value-type="float" office:value="0.85">
            <text:p>0.8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5226">
            <text:p>SANU-25226</text:p>
          </table:table-cell>
          <table:table-cell office:value-type="float" office:value="-19.69">
            <text:p>-19.69</text:p>
          </table:table-cell>
          <table:table-cell office:value-type="float" office:value="150.23">
            <text:p>150.23</text:p>
          </table:table-cell>
          <table:table-cell office:value-type="float" office:value="11349.0">
            <text:p>11349.0</text:p>
          </table:table-cell>
          <table:table-cell office:value-type="float" office:value="211.0">
            <text:p>211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57.44">
            <text:p>-57.44</text:p>
          </table:table-cell>
          <table:table-cell office:value-type="float" office:value="10.89">
            <text:p>10.89</text:p>
          </table:table-cell>
          <table:table-cell office:value-type="float" office:value="0.89">
            <text:p>0.89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4A-01R-1W_26-34">
            <text:p>325-M0034A-01R-1W_26-34</text:p>
          </table:table-cell>
          <table:table-cell office:value-type="float" office:value="-19.69">
            <text:p>-19.69</text:p>
          </table:table-cell>
          <table:table-cell office:value-type="float" office:value="150.23">
            <text:p>150.23</text:p>
          </table:table-cell>
          <table:table-cell office:value-type="float" office:value="10316.0">
            <text:p>10316.0</text:p>
          </table:table-cell>
          <table:table-cell office:value-type="float" office:value="45.0">
            <text:p>45.0</text:p>
          </table:table-cell>
          <table:table-cell office:value-type="string" office:value="Coral (Porites)">
            <text:p>Coral (Porites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3.199999999999996">
            <text:p>-53.199999999999996</text:p>
          </table:table-cell>
          <table:table-cell office:value-type="float" office:value="10.56">
            <text:p>10.56</text:p>
          </table:table-cell>
          <table:table-cell office:value-type="float" office:value="0.56">
            <text:p>0.5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4A-09R-1W_78-85">
            <text:p>325-M0034A-09R-1W_78-85</text:p>
          </table:table-cell>
          <table:table-cell office:value-type="float" office:value="-19.69">
            <text:p>-19.69</text:p>
          </table:table-cell>
          <table:table-cell office:value-type="float" office:value="150.23">
            <text:p>150.23</text:p>
          </table:table-cell>
          <table:table-cell office:value-type="float" office:value="12157.0">
            <text:p>12157.0</text:p>
          </table:table-cell>
          <table:table-cell office:value-type="float" office:value="17.0">
            <text:p>17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6.315">
            <text:p>-66.315</text:p>
          </table:table-cell>
          <table:table-cell office:value-type="float" office:value="5.48">
            <text:p>5.48</text:p>
          </table:table-cell>
          <table:table-cell office:value-type="float" office:value="0.48">
            <text:p>0.48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4A-10R-1W_48-53">
            <text:p>325-M0034A-10R-1W_48-53</text:p>
          </table:table-cell>
          <table:table-cell office:value-type="float" office:value="-19.69">
            <text:p>-19.69</text:p>
          </table:table-cell>
          <table:table-cell office:value-type="float" office:value="150.23">
            <text:p>150.23</text:p>
          </table:table-cell>
          <table:table-cell office:value-type="float" office:value="12346.0">
            <text:p>12346.0</text:p>
          </table:table-cell>
          <table:table-cell office:value-type="float" office:value="59.0">
            <text:p>59.0</text:p>
          </table:table-cell>
          <table:table-cell office:value-type="string" office:value="Coral (Acropora (tab hya grp.))">
            <text:p>Coral (Acropora (tab hya grp.)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7.505">
            <text:p>-67.505</text:p>
          </table:table-cell>
          <table:table-cell office:value-type="float" office:value="5.82">
            <text:p>5.82</text:p>
          </table:table-cell>
          <table:table-cell office:value-type="float" office:value="0.82">
            <text:p>0.8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4A-11R-1W_25-35">
            <text:p>325-M0034A-11R-1W_25-35</text:p>
          </table:table-cell>
          <table:table-cell office:value-type="float" office:value="-19.69">
            <text:p>-19.69</text:p>
          </table:table-cell>
          <table:table-cell office:value-type="float" office:value="150.23">
            <text:p>150.23</text:p>
          </table:table-cell>
          <table:table-cell office:value-type="float" office:value="12570.0">
            <text:p>12570.0</text:p>
          </table:table-cell>
          <table:table-cell office:value-type="float" office:value="59.0">
            <text:p>59.0</text:p>
          </table:table-cell>
          <table:table-cell office:value-type="string" office:value="Coral (Goniopora)">
            <text:p>Coral (Goni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8.8">
            <text:p>-68.8</text:p>
          </table:table-cell>
          <table:table-cell office:value-type="float" office:value="10.65">
            <text:p>10.65</text:p>
          </table:table-cell>
          <table:table-cell office:value-type="float" office:value="0.65">
            <text:p>0.6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4A-11R-1W_25-35">
            <text:p>325-M0034A-11R-1W_25-35</text:p>
          </table:table-cell>
          <table:table-cell office:value-type="float" office:value="-19.69">
            <text:p>-19.69</text:p>
          </table:table-cell>
          <table:table-cell office:value-type="float" office:value="150.23">
            <text:p>150.23</text:p>
          </table:table-cell>
          <table:table-cell office:value-type="float" office:value="12476.0">
            <text:p>12476.0</text:p>
          </table:table-cell>
          <table:table-cell office:value-type="float" office:value="12.0">
            <text:p>12.0</text:p>
          </table:table-cell>
          <table:table-cell office:value-type="string" office:value="Coral (Goniopora)">
            <text:p>Coral (Goni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8.8">
            <text:p>-68.8</text:p>
          </table:table-cell>
          <table:table-cell office:value-type="float" office:value="10.65">
            <text:p>10.65</text:p>
          </table:table-cell>
          <table:table-cell office:value-type="float" office:value="0.65">
            <text:p>0.6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4A-11R-1W_25-35">
            <text:p>325-M0034A-11R-1W_25-35</text:p>
          </table:table-cell>
          <table:table-cell office:value-type="float" office:value="-19.69">
            <text:p>-19.69</text:p>
          </table:table-cell>
          <table:table-cell office:value-type="float" office:value="150.23">
            <text:p>150.23</text:p>
          </table:table-cell>
          <table:table-cell office:value-type="float" office:value="12537.0">
            <text:p>12537.0</text:p>
          </table:table-cell>
          <table:table-cell office:value-type="float" office:value="11.0">
            <text:p>11.0</text:p>
          </table:table-cell>
          <table:table-cell office:value-type="string" office:value="Coral (Goniopora)">
            <text:p>Coral (Goni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8.8">
            <text:p>-68.8</text:p>
          </table:table-cell>
          <table:table-cell office:value-type="float" office:value="10.65">
            <text:p>10.65</text:p>
          </table:table-cell>
          <table:table-cell office:value-type="float" office:value="0.65">
            <text:p>0.6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4A-12R-1W_1-3">
            <text:p>325-M0034A-12R-1W_1-3</text:p>
          </table:table-cell>
          <table:table-cell office:value-type="float" office:value="-19.69">
            <text:p>-19.69</text:p>
          </table:table-cell>
          <table:table-cell office:value-type="float" office:value="150.23">
            <text:p>150.23</text:p>
          </table:table-cell>
          <table:table-cell office:value-type="float" office:value="13874.0">
            <text:p>13874.0</text:p>
          </table:table-cell>
          <table:table-cell office:value-type="float" office:value="40.0">
            <text:p>40.0</text:p>
          </table:table-cell>
          <table:table-cell office:value-type="string" office:value="Coral (Isopora?)">
            <text:p>Coral (Isopora?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0.02">
            <text:p>-70.02</text:p>
          </table:table-cell>
          <table:table-cell office:value-type="float" office:value="10.76">
            <text:p>10.76</text:p>
          </table:table-cell>
          <table:table-cell office:value-type="float" office:value="0.76">
            <text:p>0.7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4A-12R-2W_3-5">
            <text:p>325-M0034A-12R-2W_3-5</text:p>
          </table:table-cell>
          <table:table-cell office:value-type="float" office:value="-19.69">
            <text:p>-19.69</text:p>
          </table:table-cell>
          <table:table-cell office:value-type="float" office:value="150.23">
            <text:p>150.23</text:p>
          </table:table-cell>
          <table:table-cell office:value-type="float" office:value="13092.0">
            <text:p>13092.0</text:p>
          </table:table-cell>
          <table:table-cell office:value-type="float" office:value="78.0">
            <text:p>78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0.63">
            <text:p>-70.63</text:p>
          </table:table-cell>
          <table:table-cell office:value-type="float" office:value="10.76">
            <text:p>10.76</text:p>
          </table:table-cell>
          <table:table-cell office:value-type="float" office:value="0.76">
            <text:p>0.7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3A-22R-1W_24-26">
            <text:p>325-M0033A-22R-1W_24-26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26547.0">
            <text:p>26547.0</text:p>
          </table:table-cell>
          <table:table-cell office:value-type="float" office:value="194.0">
            <text:p>194.0</text:p>
          </table:table-cell>
          <table:table-cell office:value-type="string" office:value="Coral (Porites)">
            <text:p>Coral (Porites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20.55">
            <text:p>-120.55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4A-12R-2W_7-10">
            <text:p>325-M0034A-12R-2W_7-10</text:p>
          </table:table-cell>
          <table:table-cell office:value-type="float" office:value="-19.69">
            <text:p>-19.69</text:p>
          </table:table-cell>
          <table:table-cell office:value-type="float" office:value="150.23">
            <text:p>150.23</text:p>
          </table:table-cell>
          <table:table-cell office:value-type="float" office:value="12831.0">
            <text:p>12831.0</text:p>
          </table:table-cell>
          <table:table-cell office:value-type="float" office:value="18.0">
            <text:p>18.0</text:p>
          </table:table-cell>
          <table:table-cell office:value-type="string" office:value="Coral (Isopora?)">
            <text:p>Coral (Isopora?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0.675">
            <text:p>-70.675</text:p>
          </table:table-cell>
          <table:table-cell office:value-type="float" office:value="10.76">
            <text:p>10.76</text:p>
          </table:table-cell>
          <table:table-cell office:value-type="float" office:value="0.76">
            <text:p>0.7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5A-03R-1W_35-38">
            <text:p>325-M0035A-03R-1W_35-38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5100.0">
            <text:p>15100.0</text:p>
          </table:table-cell>
          <table:table-cell office:value-type="float" office:value="18.0">
            <text:p>18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5.66499999999999">
            <text:p>-105.66499999999999</text:p>
          </table:table-cell>
          <table:table-cell office:value-type="float" office:value="1.41">
            <text:p>1.41</text:p>
          </table:table-cell>
          <table:table-cell office:value-type="float" office:value="1.41">
            <text:p>1.41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5A-05R-1W_39-43">
            <text:p>325-M0035A-05R-1W_39-43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5023.0">
            <text:p>15023.0</text:p>
          </table:table-cell>
          <table:table-cell office:value-type="float" office:value="18.0">
            <text:p>18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9.08999999999999">
            <text:p>-109.08999999999999</text:p>
          </table:table-cell>
          <table:table-cell office:value-type="float" office:value="0.37">
            <text:p>0.37</text:p>
          </table:table-cell>
          <table:table-cell office:value-type="float" office:value="0.37">
            <text:p>0.37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5A-05R-1W_56-60">
            <text:p>325-M0035A-05R-1W_56-60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4365.0">
            <text:p>14365.0</text:p>
          </table:table-cell>
          <table:table-cell office:value-type="float" office:value="15.0">
            <text:p>15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9.25999999999999">
            <text:p>-109.25999999999999</text:p>
          </table:table-cell>
          <table:table-cell office:value-type="float" office:value="0.37">
            <text:p>0.37</text:p>
          </table:table-cell>
          <table:table-cell office:value-type="float" office:value="0.37">
            <text:p>0.37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5A-05R-1W_6-8">
            <text:p>325-M0035A-05R-1W_6-8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3602.0">
            <text:p>13602.0</text:p>
          </table:table-cell>
          <table:table-cell office:value-type="float" office:value="23.0">
            <text:p>23.0</text:p>
          </table:table-cell>
          <table:table-cell office:value-type="string" office:value="Coral (Isopora/Acropora)">
            <text:p>Coral (Isopora/Acr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8.75">
            <text:p>-108.75</text:p>
          </table:table-cell>
          <table:table-cell office:value-type="float" office:value="0.37">
            <text:p>0.37</text:p>
          </table:table-cell>
          <table:table-cell office:value-type="float" office:value="0.37">
            <text:p>0.37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5A-06R-1W_24-29">
            <text:p>325-M0035A-06R-1W_24-29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5164.0">
            <text:p>15164.0</text:p>
          </table:table-cell>
          <table:table-cell office:value-type="float" office:value="14.0">
            <text:p>14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0.445">
            <text:p>-110.445</text:p>
          </table:table-cell>
          <table:table-cell office:value-type="float" office:value="1.12">
            <text:p>1.12</text:p>
          </table:table-cell>
          <table:table-cell office:value-type="float" office:value="1.12">
            <text:p>1.1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5A-10R-1W_4-6">
            <text:p>325-M0035A-10R-1W_4-6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7906.0">
            <text:p>17906.0</text:p>
          </table:table-cell>
          <table:table-cell office:value-type="float" office:value="36.0">
            <text:p>36.0</text:p>
          </table:table-cell>
          <table:table-cell office:value-type="string" office:value="Coral (Isopora?)">
            <text:p>Coral (Isopora?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5.72999999999999">
            <text:p>-115.72999999999999</text:p>
          </table:table-cell>
          <table:table-cell office:value-type="float" office:value="10.58">
            <text:p>10.58</text:p>
          </table:table-cell>
          <table:table-cell office:value-type="float" office:value="0.58">
            <text:p>0.58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4612">
            <text:p>SANU-24612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9244.0">
            <text:p>19244.0</text:p>
          </table:table-cell>
          <table:table-cell office:value-type="float" office:value="208.0">
            <text:p>208.0</text:p>
          </table:table-cell>
          <table:table-cell office:value-type="string" office:value="Coralline algae (aA3)">
            <text:p>Coralline algae (aA3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28.56">
            <text:p>-128.56</text:p>
          </table:table-cell>
          <table:table-cell office:value-type="float" office:value="31.24">
            <text:p>31.24</text:p>
          </table:table-cell>
          <table:table-cell office:value-type="float" office:value="1.24">
            <text:p>1.2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4611">
            <text:p>SANU-24611</text:p>
          </table:table-cell>
          <table:table-cell office:value-type="float" office:value="-19.69">
            <text:p>-19.69</text:p>
          </table:table-cell>
          <table:table-cell office:value-type="float" office:value="150.23">
            <text:p>150.23</text:p>
          </table:table-cell>
          <table:table-cell office:value-type="float" office:value="12556.0">
            <text:p>12556.0</text:p>
          </table:table-cell>
          <table:table-cell office:value-type="float" office:value="103.0">
            <text:p>103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68.735">
            <text:p>-68.735</text:p>
          </table:table-cell>
          <table:table-cell office:value-type="float" office:value="10.65">
            <text:p>10.65</text:p>
          </table:table-cell>
          <table:table-cell office:value-type="float" office:value="0.65">
            <text:p>0.6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4A-13R-2W_6-8">
            <text:p>325-M0034A-13R-2W_6-8</text:p>
          </table:table-cell>
          <table:table-cell office:value-type="float" office:value="-19.69">
            <text:p>-19.69</text:p>
          </table:table-cell>
          <table:table-cell office:value-type="float" office:value="150.23">
            <text:p>150.23</text:p>
          </table:table-cell>
          <table:table-cell office:value-type="float" office:value="11200.0">
            <text:p>11200.0</text:p>
          </table:table-cell>
          <table:table-cell office:value-type="float" office:value="100.0">
            <text:p>100.0</text:p>
          </table:table-cell>
          <table:table-cell office:value-type="string" office:value="Coral (Stylophora pistillata?)">
            <text:p>Coral (Stylophora pistillata?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1.67">
            <text:p>-71.67</text:p>
          </table:table-cell>
          <table:table-cell office:value-type="float" office:value="11.32">
            <text:p>11.32</text:p>
          </table:table-cell>
          <table:table-cell office:value-type="float" office:value="1.32">
            <text:p>1.3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5227">
            <text:p>SANU-25227</text:p>
          </table:table-cell>
          <table:table-cell office:value-type="float" office:value="-19.69">
            <text:p>-19.69</text:p>
          </table:table-cell>
          <table:table-cell office:value-type="float" office:value="150.23">
            <text:p>150.23</text:p>
          </table:table-cell>
          <table:table-cell office:value-type="float" office:value="11382.0">
            <text:p>11382.0</text:p>
          </table:table-cell>
          <table:table-cell office:value-type="float" office:value="226.0">
            <text:p>226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57.765">
            <text:p>-57.765</text:p>
          </table:table-cell>
          <table:table-cell office:value-type="float" office:value="10.89">
            <text:p>10.89</text:p>
          </table:table-cell>
          <table:table-cell office:value-type="float" office:value="0.89">
            <text:p>0.89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3A-18R-1W_23-30">
            <text:p>325-M0033A-18R-1W_23-30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25455.0">
            <text:p>25455.0</text:p>
          </table:table-cell>
          <table:table-cell office:value-type="float" office:value="154.0">
            <text:p>154.0</text:p>
          </table:table-cell>
          <table:table-cell office:value-type="string" office:value="Coral (Pocillopora)">
            <text:p>Coral (Pocill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4.565">
            <text:p>-114.565</text:p>
          </table:table-cell>
          <table:table-cell office:value-type="float" office:value="30.95">
            <text:p>30.95</text:p>
          </table:table-cell>
          <table:table-cell office:value-type="float" office:value="0.95">
            <text:p>0.9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3A-16R-1W_55-60">
            <text:p>325-M0033A-16R-1W_55-60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25038.0">
            <text:p>25038.0</text:p>
          </table:table-cell>
          <table:table-cell office:value-type="float" office:value="156.0">
            <text:p>156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3.375">
            <text:p>-113.375</text:p>
          </table:table-cell>
          <table:table-cell office:value-type="float" office:value="30.52">
            <text:p>30.52</text:p>
          </table:table-cell>
          <table:table-cell office:value-type="float" office:value="0.52">
            <text:p>0.5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5225">
            <text:p>SANU-25225</text:p>
          </table:table-cell>
          <table:table-cell office:value-type="float" office:value="-19.69">
            <text:p>-19.69</text:p>
          </table:table-cell>
          <table:table-cell office:value-type="float" office:value="150.23">
            <text:p>150.23</text:p>
          </table:table-cell>
          <table:table-cell office:value-type="float" office:value="10682.0">
            <text:p>10682.0</text:p>
          </table:table-cell>
          <table:table-cell office:value-type="float" office:value="169.0">
            <text:p>169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54.69">
            <text:p>-54.69</text:p>
          </table:table-cell>
          <table:table-cell office:value-type="float" office:value="10.93">
            <text:p>10.93</text:p>
          </table:table-cell>
          <table:table-cell office:value-type="float" office:value="0.93">
            <text:p>0.93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5225">
            <text:p>SANU-25225</text:p>
          </table:table-cell>
          <table:table-cell office:value-type="float" office:value="-19.69">
            <text:p>-19.69</text:p>
          </table:table-cell>
          <table:table-cell office:value-type="float" office:value="150.23">
            <text:p>150.23</text:p>
          </table:table-cell>
          <table:table-cell office:value-type="float" office:value="10546.0">
            <text:p>10546.0</text:p>
          </table:table-cell>
          <table:table-cell office:value-type="float" office:value="154.0">
            <text:p>154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54.69">
            <text:p>-54.69</text:p>
          </table:table-cell>
          <table:table-cell office:value-type="float" office:value="10.93">
            <text:p>10.93</text:p>
          </table:table-cell>
          <table:table-cell office:value-type="float" office:value="0.93">
            <text:p>0.93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5223">
            <text:p>SANU-25223</text:p>
          </table:table-cell>
          <table:table-cell office:value-type="float" office:value="-19.69">
            <text:p>-19.69</text:p>
          </table:table-cell>
          <table:table-cell office:value-type="float" office:value="150.23">
            <text:p>150.23</text:p>
          </table:table-cell>
          <table:table-cell office:value-type="float" office:value="10651.0">
            <text:p>10651.0</text:p>
          </table:table-cell>
          <table:table-cell office:value-type="float" office:value="161.0">
            <text:p>161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54.875">
            <text:p>-54.875</text:p>
          </table:table-cell>
          <table:table-cell office:value-type="float" office:value="10.93">
            <text:p>10.93</text:p>
          </table:table-cell>
          <table:table-cell office:value-type="float" office:value="0.93">
            <text:p>0.93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5221">
            <text:p>SANU-25221</text:p>
          </table:table-cell>
          <table:table-cell office:value-type="float" office:value="-19.69">
            <text:p>-19.69</text:p>
          </table:table-cell>
          <table:table-cell office:value-type="float" office:value="150.23">
            <text:p>150.23</text:p>
          </table:table-cell>
          <table:table-cell office:value-type="float" office:value="9949.0">
            <text:p>9949.0</text:p>
          </table:table-cell>
          <table:table-cell office:value-type="float" office:value="183.0">
            <text:p>183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53.245">
            <text:p>-53.245</text:p>
          </table:table-cell>
          <table:table-cell office:value-type="float" office:value="10.56">
            <text:p>10.56</text:p>
          </table:table-cell>
          <table:table-cell office:value-type="float" office:value="0.56">
            <text:p>0.5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5220">
            <text:p>SANU-25220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25395.0">
            <text:p>25395.0</text:p>
          </table:table-cell>
          <table:table-cell office:value-type="float" office:value="263.0">
            <text:p>263.0</text:p>
          </table:table-cell>
          <table:table-cell office:value-type="string" office:value="Coralline algae? (aA3)">
            <text:p>Coralline algae? (aA3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4.41499999999999">
            <text:p>-114.41499999999999</text:p>
          </table:table-cell>
          <table:table-cell office:value-type="float" office:value="30.95">
            <text:p>30.95</text:p>
          </table:table-cell>
          <table:table-cell office:value-type="float" office:value="0.95">
            <text:p>0.9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5219">
            <text:p>SANU-25219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25277.0">
            <text:p>25277.0</text:p>
          </table:table-cell>
          <table:table-cell office:value-type="float" office:value="293.0">
            <text:p>293.0</text:p>
          </table:table-cell>
          <table:table-cell office:value-type="string" office:value="Coralline algae (aA2)">
            <text:p>Coralline algae (aA2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3.225">
            <text:p>-113.225</text:p>
          </table:table-cell>
          <table:table-cell office:value-type="float" office:value="30.52">
            <text:p>30.52</text:p>
          </table:table-cell>
          <table:table-cell office:value-type="float" office:value="0.52">
            <text:p>0.5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5218">
            <text:p>SANU-25218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4691.0">
            <text:p>14691.0</text:p>
          </table:table-cell>
          <table:table-cell office:value-type="float" office:value="391.0">
            <text:p>391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98.58">
            <text:p>-98.58</text:p>
          </table:table-cell>
          <table:table-cell office:value-type="float" office:value="5.07">
            <text:p>5.07</text:p>
          </table:table-cell>
          <table:table-cell office:value-type="float" office:value="0.07">
            <text:p>0.07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5217">
            <text:p>SANU-25217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5007.0">
            <text:p>15007.0</text:p>
          </table:table-cell>
          <table:table-cell office:value-type="float" office:value="260.0">
            <text:p>260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96.85">
            <text:p>-96.85</text:p>
          </table:table-cell>
          <table:table-cell office:value-type="float" office:value="11.1">
            <text:p>11.1</text:p>
          </table:table-cell>
          <table:table-cell office:value-type="float" office:value="1.1">
            <text:p>1.1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3A-16R-1W_82-85">
            <text:p>325-M0033A-16R-1W_82-85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25062.0">
            <text:p>25062.0</text:p>
          </table:table-cell>
          <table:table-cell office:value-type="float" office:value="155.0">
            <text:p>155.0</text:p>
          </table:table-cell>
          <table:table-cell office:value-type="string" office:value="Coral (Merulinidae (Goniastrea?))">
            <text:p>Coral (Merulinidae (Goniastrea?)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3.635">
            <text:p>-113.635</text:p>
          </table:table-cell>
          <table:table-cell office:value-type="float" office:value="30.52">
            <text:p>30.52</text:p>
          </table:table-cell>
          <table:table-cell office:value-type="float" office:value="0.52">
            <text:p>0.5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3A-05R-1W_88-97">
            <text:p>325-M0033A-05R-1W_88-97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4995.0">
            <text:p>14995.0</text:p>
          </table:table-cell>
          <table:table-cell office:value-type="float" office:value="30.0">
            <text:p>30.0</text:p>
          </table:table-cell>
          <table:table-cell office:value-type="string" office:value="Coral (Acropora (humils  grp.))">
            <text:p>Coral (Acropora (humils  grp.)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8.925">
            <text:p>-98.925</text:p>
          </table:table-cell>
          <table:table-cell office:value-type="float" office:value="5.07">
            <text:p>5.07</text:p>
          </table:table-cell>
          <table:table-cell office:value-type="float" office:value="0.07">
            <text:p>0.07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3A-08R-1W_13-17">
            <text:p>325-M0033A-08R-1W_13-17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4921.0">
            <text:p>14921.0</text:p>
          </table:table-cell>
          <table:table-cell office:value-type="float" office:value="113.0">
            <text:p>113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1.95">
            <text:p>-101.95</text:p>
          </table:table-cell>
          <table:table-cell office:value-type="float" office:value="11.1">
            <text:p>11.1</text:p>
          </table:table-cell>
          <table:table-cell office:value-type="float" office:value="1.1">
            <text:p>1.1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3A-09R-1W_10-16">
            <text:p>325-M0033A-09R-1W_10-16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5167.0">
            <text:p>15167.0</text:p>
          </table:table-cell>
          <table:table-cell office:value-type="float" office:value="97.0">
            <text:p>97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3.43">
            <text:p>-103.43</text:p>
          </table:table-cell>
          <table:table-cell office:value-type="float" office:value="11.18">
            <text:p>11.18</text:p>
          </table:table-cell>
          <table:table-cell office:value-type="float" office:value="1.18">
            <text:p>1.18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3A-10R-1W_16-23">
            <text:p>325-M0033A-10R-1W_16-23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5448.0">
            <text:p>15448.0</text:p>
          </table:table-cell>
          <table:table-cell office:value-type="float" office:value="77.0">
            <text:p>77.0</text:p>
          </table:table-cell>
          <table:table-cell office:value-type="string" office:value="Coral (Acropora (humilis gpr))">
            <text:p>Coral (Acropora (humilis gpr)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4.995">
            <text:p>-104.995</text:p>
          </table:table-cell>
          <table:table-cell office:value-type="float" office:value="10.82">
            <text:p>10.82</text:p>
          </table:table-cell>
          <table:table-cell office:value-type="float" office:value="0.82">
            <text:p>0.8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3A-10R-1W_41-49">
            <text:p>325-M0033A-10R-1W_41-49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5331.0">
            <text:p>15331.0</text:p>
          </table:table-cell>
          <table:table-cell office:value-type="float" office:value="92.0">
            <text:p>92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5.25">
            <text:p>-105.25</text:p>
          </table:table-cell>
          <table:table-cell office:value-type="float" office:value="10.82">
            <text:p>10.82</text:p>
          </table:table-cell>
          <table:table-cell office:value-type="float" office:value="0.82">
            <text:p>0.8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3A-14R-1W_0-6">
            <text:p>325-M0033A-14R-1W_0-6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23733.0">
            <text:p>23733.0</text:p>
          </table:table-cell>
          <table:table-cell office:value-type="float" office:value="114.0">
            <text:p>114.0</text:p>
          </table:table-cell>
          <table:table-cell office:value-type="string" office:value="Coral (Acropora (tabular grp))">
            <text:p>Coral (Acropora (tabular grp)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0.6">
            <text:p>-110.6</text:p>
          </table:table-cell>
          <table:table-cell office:value-type="float" office:value="30.99">
            <text:p>30.99</text:p>
          </table:table-cell>
          <table:table-cell office:value-type="float" office:value="0.99">
            <text:p>0.99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3A-15R-1W_50-54">
            <text:p>325-M0033A-15R-1W_50-54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24691.0">
            <text:p>24691.0</text:p>
          </table:table-cell>
          <table:table-cell office:value-type="float" office:value="146.0">
            <text:p>146.0</text:p>
          </table:table-cell>
          <table:table-cell office:value-type="string" office:value="Coral (Cyphastrea)">
            <text:p>Coral (Cyphastre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2.32">
            <text:p>-112.32</text:p>
          </table:table-cell>
          <table:table-cell office:value-type="float" office:value="30.34">
            <text:p>30.34</text:p>
          </table:table-cell>
          <table:table-cell office:value-type="float" office:value="0.34">
            <text:p>0.3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3A-15R-2W_5-7">
            <text:p>325-M0033A-15R-2W_5-7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27200.0">
            <text:p>27200.0</text:p>
          </table:table-cell>
          <table:table-cell office:value-type="float" office:value="4000.0">
            <text:p>4000.0</text:p>
          </table:table-cell>
          <table:table-cell office:value-type="string" office:value="Coral (Unknown)">
            <text:p>Coral (Unknown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2.41">
            <text:p>-112.41</text:p>
          </table:table-cell>
          <table:table-cell office:value-type="float" office:value="30.34">
            <text:p>30.34</text:p>
          </table:table-cell>
          <table:table-cell office:value-type="float" office:value="0.34">
            <text:p>0.3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3A-16R-1W_23-27">
            <text:p>325-M0033A-16R-1W_23-27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24980.0">
            <text:p>24980.0</text:p>
          </table:table-cell>
          <table:table-cell office:value-type="float" office:value="120.0">
            <text:p>120.0</text:p>
          </table:table-cell>
          <table:table-cell office:value-type="string" office:value="Coral (Dipsastrea)">
            <text:p>Coral (Dipsastre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3.05">
            <text:p>-113.05</text:p>
          </table:table-cell>
          <table:table-cell office:value-type="float" office:value="30.52">
            <text:p>30.52</text:p>
          </table:table-cell>
          <table:table-cell office:value-type="float" office:value="0.52">
            <text:p>0.5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3A-07R-CCW_2-10">
            <text:p>325-M0033A-07R-CCW_2-10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5049.0">
            <text:p>15049.0</text:p>
          </table:table-cell>
          <table:table-cell office:value-type="float" office:value="13.0">
            <text:p>13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0.9">
            <text:p>-100.9</text:p>
          </table:table-cell>
          <table:table-cell office:value-type="float" office:value="5.86">
            <text:p>5.86</text:p>
          </table:table-cell>
          <table:table-cell office:value-type="float" office:value="0.86">
            <text:p>0.8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7006">
            <text:p>SANU-27006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5899.0">
            <text:p>15899.0</text:p>
          </table:table-cell>
          <table:table-cell office:value-type="float" office:value="179.0">
            <text:p>179.0</text:p>
          </table:table-cell>
          <table:table-cell office:value-type="string" office:value="Coral (Acropora (humilis gpr))">
            <text:p>Coral (Acropora (humilis gpr)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6.37">
            <text:p>-106.37</text:p>
          </table:table-cell>
          <table:table-cell office:value-type="float" office:value="12.45">
            <text:p>12.45</text:p>
          </table:table-cell>
          <table:table-cell office:value-type="float" office:value="2.45">
            <text:p>2.4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2419">
            <text:p>YAUT-002419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20427.0">
            <text:p>20427.0</text:p>
          </table:table-cell>
          <table:table-cell office:value-type="float" office:value="431.0">
            <text:p>431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27.10499999999999">
            <text:p>-127.10499999999999</text:p>
          </table:table-cell>
          <table:table-cell office:value-type="float" office:value="10.95">
            <text:p>10.95</text:p>
          </table:table-cell>
          <table:table-cell office:value-type="float" office:value="0.95">
            <text:p>0.9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7009">
            <text:p>SANU-27009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25906.0">
            <text:p>25906.0</text:p>
          </table:table-cell>
          <table:table-cell office:value-type="float" office:value="154.0">
            <text:p>154.0</text:p>
          </table:table-cell>
          <table:table-cell office:value-type="string" office:value="Coral (Pavona maldivensis)">
            <text:p>Coral (Pavona maldivensi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-1.0">
            <text:p>-1.0</text:p>
          </table:table-cell>
          <table:table-cell office:value-type="float" office:value="-117.55000000000001">
            <text:p>-117.55000000000001</text:p>
          </table:table-cell>
          <table:table-cell office:value-type="float" office:value="1.17">
            <text:p>1.17</text:p>
          </table:table-cell>
          <table:table-cell office:value-type="float" office:value="1.17">
            <text:p>1.17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MTC-15116">
            <text:p>MTC-15116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7403.0">
            <text:p>17403.0</text:p>
          </table:table-cell>
          <table:table-cell office:value-type="float" office:value="266.0">
            <text:p>266.0</text:p>
          </table:table-cell>
          <table:table-cell office:value-type="string" office:value="Coral (Acroporidae/Poritidae?)">
            <text:p>Coral (Acroporidae/Poritidae?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9.635">
            <text:p>-119.635</text:p>
          </table:table-cell>
          <table:table-cell office:value-type="float" office:value="10.84">
            <text:p>10.84</text:p>
          </table:table-cell>
          <table:table-cell office:value-type="float" office:value="0.84">
            <text:p>0.8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MTC-15115">
            <text:p>MTC-15115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6048.0">
            <text:p>16048.0</text:p>
          </table:table-cell>
          <table:table-cell office:value-type="float" office:value="241.0">
            <text:p>241.0</text:p>
          </table:table-cell>
          <table:table-cell office:value-type="string" office:value="Coral (Astreopora)">
            <text:p>Coral (Astre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7.99000000000001">
            <text:p>-117.99000000000001</text:p>
          </table:table-cell>
          <table:table-cell office:value-type="float" office:value="10.57">
            <text:p>10.57</text:p>
          </table:table-cell>
          <table:table-cell office:value-type="float" office:value="0.57">
            <text:p>0.57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MTC-15114">
            <text:p>MTC-15114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3120.0">
            <text:p>13120.0</text:p>
          </table:table-cell>
          <table:table-cell office:value-type="float" office:value="188.0">
            <text:p>188.0</text:p>
          </table:table-cell>
          <table:table-cell office:value-type="string" office:value="Coral (Unknown)">
            <text:p>Coral (Unknown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-1.0">
            <text:p>-1.0</text:p>
          </table:table-cell>
          <table:table-cell office:value-type="float" office:value="-110.58">
            <text:p>-110.58</text:p>
          </table:table-cell>
          <table:table-cell office:value-type="float" office:value="0.94">
            <text:p>0.94</text:p>
          </table:table-cell>
          <table:table-cell office:value-type="float" office:value="0.94">
            <text:p>0.9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MTC-15113">
            <text:p>MTC-15113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2284.0">
            <text:p>12284.0</text:p>
          </table:table-cell>
          <table:table-cell office:value-type="float" office:value="245.0">
            <text:p>245.0</text:p>
          </table:table-cell>
          <table:table-cell office:value-type="string" office:value="Coralline algae? (Unknown)">
            <text:p>Coralline algae? (Unknown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9.045">
            <text:p>-109.045</text:p>
          </table:table-cell>
          <table:table-cell office:value-type="float" office:value="61.16">
            <text:p>61.16</text:p>
          </table:table-cell>
          <table:table-cell office:value-type="float" office:value="1.16">
            <text:p>1.1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MTC-15112">
            <text:p>MTC-15112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3987.0">
            <text:p>13987.0</text:p>
          </table:table-cell>
          <table:table-cell office:value-type="float" office:value="213.0">
            <text:p>213.0</text:p>
          </table:table-cell>
          <table:table-cell office:value-type="string" office:value="Coral (Porites)">
            <text:p>Cora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8.025">
            <text:p>-108.025</text:p>
          </table:table-cell>
          <table:table-cell office:value-type="float" office:value="60.85">
            <text:p>60.85</text:p>
          </table:table-cell>
          <table:table-cell office:value-type="float" office:value="0.85">
            <text:p>0.8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MTC-15109">
            <text:p>MTC-15109</text:p>
          </table:table-cell>
          <table:table-cell office:value-type="float" office:value="-19.69">
            <text:p>-19.69</text:p>
          </table:table-cell>
          <table:table-cell office:value-type="float" office:value="150.23">
            <text:p>150.23</text:p>
          </table:table-cell>
          <table:table-cell office:value-type="float" office:value="13057.0">
            <text:p>13057.0</text:p>
          </table:table-cell>
          <table:table-cell office:value-type="float" office:value="204.0">
            <text:p>204.0</text:p>
          </table:table-cell>
          <table:table-cell office:value-type="string" office:value="Coral (Unknown)">
            <text:p>Coral (Unknown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-1.0">
            <text:p>-1.0</text:p>
          </table:table-cell>
          <table:table-cell office:value-type="float" office:value="-73.03">
            <text:p>-73.03</text:p>
          </table:table-cell>
          <table:table-cell office:value-type="float" office:value="1.28">
            <text:p>1.28</text:p>
          </table:table-cell>
          <table:table-cell office:value-type="float" office:value="1.28">
            <text:p>1.28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MTC-15108">
            <text:p>MTC-15108</text:p>
          </table:table-cell>
          <table:table-cell office:value-type="float" office:value="-19.69">
            <text:p>-19.69</text:p>
          </table:table-cell>
          <table:table-cell office:value-type="float" office:value="150.23">
            <text:p>150.23</text:p>
          </table:table-cell>
          <table:table-cell office:value-type="float" office:value="10976.0">
            <text:p>10976.0</text:p>
          </table:table-cell>
          <table:table-cell office:value-type="float" office:value="204.0">
            <text:p>204.0</text:p>
          </table:table-cell>
          <table:table-cell office:value-type="string" office:value="Coral (Isopora or Acropora)">
            <text:p>Coral (Isopora or Acr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71.67">
            <text:p>-71.67</text:p>
          </table:table-cell>
          <table:table-cell office:value-type="float" office:value="11.32">
            <text:p>11.32</text:p>
          </table:table-cell>
          <table:table-cell office:value-type="float" office:value="1.32">
            <text:p>1.3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MTC-15102">
            <text:p>MTC-15102</text:p>
          </table:table-cell>
          <table:table-cell office:value-type="float" office:value="-19.69">
            <text:p>-19.69</text:p>
          </table:table-cell>
          <table:table-cell office:value-type="float" office:value="150.23">
            <text:p>150.23</text:p>
          </table:table-cell>
          <table:table-cell office:value-type="float" office:value="12466.0">
            <text:p>12466.0</text:p>
          </table:table-cell>
          <table:table-cell office:value-type="float" office:value="222.0">
            <text:p>222.0</text:p>
          </table:table-cell>
          <table:table-cell office:value-type="string" office:value="Coral or spiculite? (Isopora?)">
            <text:p>Coral or spiculite? (Isopora?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65.92999999999999">
            <text:p>-65.92999999999999</text:p>
          </table:table-cell>
          <table:table-cell office:value-type="float" office:value="5.48">
            <text:p>5.48</text:p>
          </table:table-cell>
          <table:table-cell office:value-type="float" office:value="0.48">
            <text:p>0.48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MTC-15101">
            <text:p>MTC-15101</text:p>
          </table:table-cell>
          <table:table-cell office:value-type="float" office:value="-19.69">
            <text:p>-19.69</text:p>
          </table:table-cell>
          <table:table-cell office:value-type="float" office:value="150.23">
            <text:p>150.23</text:p>
          </table:table-cell>
          <table:table-cell office:value-type="float" office:value="12193.0">
            <text:p>12193.0</text:p>
          </table:table-cell>
          <table:table-cell office:value-type="float" office:value="294.0">
            <text:p>294.0</text:p>
          </table:table-cell>
          <table:table-cell office:value-type="string" office:value="Coral? (Unknown)">
            <text:p>Coral? (Unknown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64.44">
            <text:p>-64.44</text:p>
          </table:table-cell>
          <table:table-cell office:value-type="float" office:value="5.96">
            <text:p>5.96</text:p>
          </table:table-cell>
          <table:table-cell office:value-type="float" office:value="0.96">
            <text:p>0.9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MTC-15100">
            <text:p>MTC-15100</text:p>
          </table:table-cell>
          <table:table-cell office:value-type="float" office:value="-19.69">
            <text:p>-19.69</text:p>
          </table:table-cell>
          <table:table-cell office:value-type="float" office:value="150.23">
            <text:p>150.23</text:p>
          </table:table-cell>
          <table:table-cell office:value-type="float" office:value="12225.0">
            <text:p>12225.0</text:p>
          </table:table-cell>
          <table:table-cell office:value-type="float" office:value="286.0">
            <text:p>286.0</text:p>
          </table:table-cell>
          <table:table-cell office:value-type="string" office:value="Coral (Isopora)">
            <text:p>Coral (Is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61.95">
            <text:p>-61.95</text:p>
          </table:table-cell>
          <table:table-cell office:value-type="float" office:value="11.84">
            <text:p>11.84</text:p>
          </table:table-cell>
          <table:table-cell office:value-type="float" office:value="1.84">
            <text:p>1.8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MTC-15099">
            <text:p>MTC-15099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26330.0">
            <text:p>26330.0</text:p>
          </table:table-cell>
          <table:table-cell office:value-type="float" office:value="363.0">
            <text:p>363.0</text:p>
          </table:table-cell>
          <table:table-cell office:value-type="string" office:value="Coral (Porites or Montipora)">
            <text:p>Coral (Porites or Monti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95.92">
            <text:p>-95.92</text:p>
          </table:table-cell>
          <table:table-cell office:value-type="float" office:value="83.11">
            <text:p>83.11</text:p>
          </table:table-cell>
          <table:table-cell office:value-type="float" office:value="1.11">
            <text:p>1.11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MTC-15098">
            <text:p>MTC-15098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25158.0">
            <text:p>25158.0</text:p>
          </table:table-cell>
          <table:table-cell office:value-type="float" office:value="432.0">
            <text:p>432.0</text:p>
          </table:table-cell>
          <table:table-cell office:value-type="string" office:value="Coralline algae (aA3)">
            <text:p>Coralline algae (aA3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2.41">
            <text:p>-112.41</text:p>
          </table:table-cell>
          <table:table-cell office:value-type="float" office:value="30.34">
            <text:p>30.34</text:p>
          </table:table-cell>
          <table:table-cell office:value-type="float" office:value="0.34">
            <text:p>0.3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MTC-15088">
            <text:p>MTC-15088</text:p>
          </table:table-cell>
          <table:table-cell office:value-type="float" office:value="-19.69">
            <text:p>-19.69</text:p>
          </table:table-cell>
          <table:table-cell office:value-type="float" office:value="150.23">
            <text:p>150.23</text:p>
          </table:table-cell>
          <table:table-cell office:value-type="float" office:value="11015.0">
            <text:p>11015.0</text:p>
          </table:table-cell>
          <table:table-cell office:value-type="float" office:value="193.0">
            <text:p>193.0</text:p>
          </table:table-cell>
          <table:table-cell office:value-type="string" office:value="Coral (Isopora or Acropora)">
            <text:p>Coral (Isopora or Acr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71.57">
            <text:p>-71.57</text:p>
          </table:table-cell>
          <table:table-cell office:value-type="float" office:value="11.32">
            <text:p>11.32</text:p>
          </table:table-cell>
          <table:table-cell office:value-type="float" office:value="1.32">
            <text:p>1.3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MTC-15087">
            <text:p>MTC-15087</text:p>
          </table:table-cell>
          <table:table-cell office:value-type="float" office:value="-19.69">
            <text:p>-19.69</text:p>
          </table:table-cell>
          <table:table-cell office:value-type="float" office:value="150.23">
            <text:p>150.23</text:p>
          </table:table-cell>
          <table:table-cell office:value-type="float" office:value="12330.0">
            <text:p>12330.0</text:p>
          </table:table-cell>
          <table:table-cell office:value-type="float" office:value="245.0">
            <text:p>245.0</text:p>
          </table:table-cell>
          <table:table-cell office:value-type="string" office:value="Coral (Acropora?)">
            <text:p>Coral (Acropora?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68.58">
            <text:p>-68.58</text:p>
          </table:table-cell>
          <table:table-cell office:value-type="float" office:value="10.65">
            <text:p>10.65</text:p>
          </table:table-cell>
          <table:table-cell office:value-type="float" office:value="0.65">
            <text:p>0.6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MTC-15086">
            <text:p>MTC-15086</text:p>
          </table:table-cell>
          <table:table-cell office:value-type="float" office:value="-19.69">
            <text:p>-19.69</text:p>
          </table:table-cell>
          <table:table-cell office:value-type="float" office:value="150.23">
            <text:p>150.23</text:p>
          </table:table-cell>
          <table:table-cell office:value-type="float" office:value="11943.0">
            <text:p>11943.0</text:p>
          </table:table-cell>
          <table:table-cell office:value-type="float" office:value="415.0">
            <text:p>415.0</text:p>
          </table:table-cell>
          <table:table-cell office:value-type="string" office:value="Coral (Isopora)">
            <text:p>Coral (Is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62.14">
            <text:p>-62.14</text:p>
          </table:table-cell>
          <table:table-cell office:value-type="float" office:value="11.84">
            <text:p>11.84</text:p>
          </table:table-cell>
          <table:table-cell office:value-type="float" office:value="1.84">
            <text:p>1.8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MTC-15117">
            <text:p>MTC-15117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8929.0">
            <text:p>18929.0</text:p>
          </table:table-cell>
          <table:table-cell office:value-type="float" office:value="211.0">
            <text:p>211.0</text:p>
          </table:table-cell>
          <table:table-cell office:value-type="string" office:value="Coral? (Unknown)">
            <text:p>Coral? (Unknown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26.97">
            <text:p>-126.97</text:p>
          </table:table-cell>
          <table:table-cell office:value-type="float" office:value="30.87">
            <text:p>30.87</text:p>
          </table:table-cell>
          <table:table-cell office:value-type="float" office:value="0.87">
            <text:p>0.87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MTC-15085">
            <text:p>MTC-15085</text:p>
          </table:table-cell>
          <table:table-cell office:value-type="float" office:value="-19.69">
            <text:p>-19.69</text:p>
          </table:table-cell>
          <table:table-cell office:value-type="float" office:value="150.23">
            <text:p>150.23</text:p>
          </table:table-cell>
          <table:table-cell office:value-type="float" office:value="10063.0">
            <text:p>10063.0</text:p>
          </table:table-cell>
          <table:table-cell office:value-type="float" office:value="163.0">
            <text:p>163.0</text:p>
          </table:table-cell>
          <table:table-cell office:value-type="string" office:value="Coral (Dipsastrea)">
            <text:p>Coral (Dipsastre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53.73">
            <text:p>-53.73</text:p>
          </table:table-cell>
          <table:table-cell office:value-type="float" office:value="10.56">
            <text:p>10.56</text:p>
          </table:table-cell>
          <table:table-cell office:value-type="float" office:value="0.56">
            <text:p>0.5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MTC-15368">
            <text:p>MTC-15368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5210.0">
            <text:p>15210.0</text:p>
          </table:table-cell>
          <table:table-cell office:value-type="float" office:value="376.0">
            <text:p>376.0</text:p>
          </table:table-cell>
          <table:table-cell office:value-type="string" office:value="Coral (Acroporidae?)">
            <text:p>Coral (Acroporidae?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95.67">
            <text:p>-95.67</text:p>
          </table:table-cell>
          <table:table-cell office:value-type="float" office:value="11.25">
            <text:p>11.25</text:p>
          </table:table-cell>
          <table:table-cell office:value-type="float" office:value="1.25">
            <text:p>1.2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MTC-15370">
            <text:p>MTC-15370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22843.0">
            <text:p>22843.0</text:p>
          </table:table-cell>
          <table:table-cell office:value-type="float" office:value="350.0">
            <text:p>350.0</text:p>
          </table:table-cell>
          <table:table-cell office:value-type="string" office:value="Coral? (Unknown)">
            <text:p>Coral? (Unknown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5.33">
            <text:p>-105.33</text:p>
          </table:table-cell>
          <table:table-cell office:value-type="float" office:value="11.25">
            <text:p>11.25</text:p>
          </table:table-cell>
          <table:table-cell office:value-type="float" office:value="1.25">
            <text:p>1.2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4320">
            <text:p>YAUT-004320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3176.0">
            <text:p>13176.0</text:p>
          </table:table-cell>
          <table:table-cell office:value-type="float" office:value="117.0">
            <text:p>117.0</text:p>
          </table:table-cell>
          <table:table-cell office:value-type="string" office:value="Coralline algae (aA3)">
            <text:p>Coralline algae (aA3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-1.0">
            <text:p>-1.0</text:p>
          </table:table-cell>
          <table:table-cell office:value-type="float" office:value="-93.785">
            <text:p>-93.785</text:p>
          </table:table-cell>
          <table:table-cell office:value-type="float" office:value="1.07">
            <text:p>1.07</text:p>
          </table:table-cell>
          <table:table-cell office:value-type="float" office:value="1.07">
            <text:p>1.07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4321">
            <text:p>YAUT-004321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4016.0">
            <text:p>14016.0</text:p>
          </table:table-cell>
          <table:table-cell office:value-type="float" office:value="153.0">
            <text:p>153.0</text:p>
          </table:table-cell>
          <table:table-cell office:value-type="string" office:value="Coralline  algae (aA1)">
            <text:p>Coralline 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96.63">
            <text:p>-96.63</text:p>
          </table:table-cell>
          <table:table-cell office:value-type="float" office:value="11.1">
            <text:p>11.1</text:p>
          </table:table-cell>
          <table:table-cell office:value-type="float" office:value="1.1">
            <text:p>1.1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4323">
            <text:p>YAUT-004323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23140.0">
            <text:p>23140.0</text:p>
          </table:table-cell>
          <table:table-cell office:value-type="float" office:value="263.0">
            <text:p>263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9.025">
            <text:p>-109.025</text:p>
          </table:table-cell>
          <table:table-cell office:value-type="float" office:value="10.67">
            <text:p>10.67</text:p>
          </table:table-cell>
          <table:table-cell office:value-type="float" office:value="0.67">
            <text:p>0.67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7007">
            <text:p>SANU-27007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5993.0">
            <text:p>15993.0</text:p>
          </table:table-cell>
          <table:table-cell office:value-type="float" office:value="185.0">
            <text:p>185.0</text:p>
          </table:table-cell>
          <table:table-cell office:value-type="string" office:value="Coral (Acropora (humilis gpr))">
            <text:p>Coral (Acropora (humilis gpr)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6.23500000000001">
            <text:p>-106.23500000000001</text:p>
          </table:table-cell>
          <table:table-cell office:value-type="float" office:value="12.45">
            <text:p>12.45</text:p>
          </table:table-cell>
          <table:table-cell office:value-type="float" office:value="2.45">
            <text:p>2.4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4328">
            <text:p>YAUT-004328</text:p>
          </table:table-cell>
          <table:table-cell office:value-type="float" office:value="-19.69">
            <text:p>-19.69</text:p>
          </table:table-cell>
          <table:table-cell office:value-type="float" office:value="150.23">
            <text:p>150.23</text:p>
          </table:table-cell>
          <table:table-cell office:value-type="float" office:value="12518.0">
            <text:p>12518.0</text:p>
          </table:table-cell>
          <table:table-cell office:value-type="float" office:value="143.0">
            <text:p>143.0</text:p>
          </table:table-cell>
          <table:table-cell office:value-type="string" office:value="Coral (Acropora)">
            <text:p>Coral (Acr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67.37">
            <text:p>-67.37</text:p>
          </table:table-cell>
          <table:table-cell office:value-type="float" office:value="5.82">
            <text:p>5.82</text:p>
          </table:table-cell>
          <table:table-cell office:value-type="float" office:value="0.82">
            <text:p>0.8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5405">
            <text:p>YAUT-005405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4778.0">
            <text:p>14778.0</text:p>
          </table:table-cell>
          <table:table-cell office:value-type="float" office:value="402.0">
            <text:p>402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98.275">
            <text:p>-98.275</text:p>
          </table:table-cell>
          <table:table-cell office:value-type="float" office:value="5.07">
            <text:p>5.07</text:p>
          </table:table-cell>
          <table:table-cell office:value-type="float" office:value="0.07">
            <text:p>0.07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5406">
            <text:p>YAUT-005406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6388.0">
            <text:p>16388.0</text:p>
          </table:table-cell>
          <table:table-cell office:value-type="float" office:value="237.0">
            <text:p>237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6.49">
            <text:p>-106.49</text:p>
          </table:table-cell>
          <table:table-cell office:value-type="float" office:value="10.94">
            <text:p>10.94</text:p>
          </table:table-cell>
          <table:table-cell office:value-type="float" office:value="0.94">
            <text:p>0.9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MTC-15378">
            <text:p>MTC-15378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21760.0">
            <text:p>21760.0</text:p>
          </table:table-cell>
          <table:table-cell office:value-type="float" office:value="385.0">
            <text:p>385.0</text:p>
          </table:table-cell>
          <table:table-cell office:value-type="string" office:value="Coral (Cyphastrea microphtalma)">
            <text:p>Coral (Cyphastrea microphtalm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9.60999999999999">
            <text:p>-109.60999999999999</text:p>
          </table:table-cell>
          <table:table-cell office:value-type="float" office:value="83.06">
            <text:p>83.06</text:p>
          </table:table-cell>
          <table:table-cell office:value-type="float" office:value="1.06">
            <text:p>1.0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MTC-15377">
            <text:p>MTC-15377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21770.0">
            <text:p>21770.0</text:p>
          </table:table-cell>
          <table:table-cell office:value-type="float" office:value="335.0">
            <text:p>335.0</text:p>
          </table:table-cell>
          <table:table-cell office:value-type="string" office:value="Coral (Cyphastrea microphtalma)">
            <text:p>Coral (Cyphastrea microphtalm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9.60999999999999">
            <text:p>-109.60999999999999</text:p>
          </table:table-cell>
          <table:table-cell office:value-type="float" office:value="83.06">
            <text:p>83.06</text:p>
          </table:table-cell>
          <table:table-cell office:value-type="float" office:value="1.06">
            <text:p>1.0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MTC-15376">
            <text:p>MTC-15376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20033.0">
            <text:p>20033.0</text:p>
          </table:table-cell>
          <table:table-cell office:value-type="float" office:value="335.0">
            <text:p>335.0</text:p>
          </table:table-cell>
          <table:table-cell office:value-type="string" office:value="Coral (Tubipora)">
            <text:p>Coral (Tubi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25.58">
            <text:p>-125.58</text:p>
          </table:table-cell>
          <table:table-cell office:value-type="float" office:value="10.99">
            <text:p>10.99</text:p>
          </table:table-cell>
          <table:table-cell office:value-type="float" office:value="0.99">
            <text:p>0.99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MTC-15375">
            <text:p>MTC-15375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8271.0">
            <text:p>18271.0</text:p>
          </table:table-cell>
          <table:table-cell office:value-type="float" office:value="285.0">
            <text:p>285.0</text:p>
          </table:table-cell>
          <table:table-cell office:value-type="string" office:value="Coral (Isopora?)">
            <text:p>Coral (Isopora?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9.42999999999999">
            <text:p>-119.42999999999999</text:p>
          </table:table-cell>
          <table:table-cell office:value-type="float" office:value="10.1">
            <text:p>10.1</text:p>
          </table:table-cell>
          <table:table-cell office:value-type="float" office:value="0.1">
            <text:p>0.1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MTC-15374">
            <text:p>MTC-15374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7288.0">
            <text:p>17288.0</text:p>
          </table:table-cell>
          <table:table-cell office:value-type="float" office:value="292.0">
            <text:p>292.0</text:p>
          </table:table-cell>
          <table:table-cell office:value-type="string" office:value="Coral (Seriatopora)">
            <text:p>Coral (Seriat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6.38">
            <text:p>-116.38</text:p>
          </table:table-cell>
          <table:table-cell office:value-type="float" office:value="10.58">
            <text:p>10.58</text:p>
          </table:table-cell>
          <table:table-cell office:value-type="float" office:value="0.58">
            <text:p>0.58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MTC-15373">
            <text:p>MTC-15373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7408.0">
            <text:p>17408.0</text:p>
          </table:table-cell>
          <table:table-cell office:value-type="float" office:value="302.0">
            <text:p>302.0</text:p>
          </table:table-cell>
          <table:table-cell office:value-type="string" office:value="Coralline algae? (Unknown)">
            <text:p>Coralline algae? (Unknown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3.56">
            <text:p>-113.56</text:p>
          </table:table-cell>
          <table:table-cell office:value-type="float" office:value="10.46">
            <text:p>10.46</text:p>
          </table:table-cell>
          <table:table-cell office:value-type="float" office:value="0.46">
            <text:p>0.4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MTC-15372">
            <text:p>MTC-15372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23558.0">
            <text:p>23558.0</text:p>
          </table:table-cell>
          <table:table-cell office:value-type="float" office:value="400.0">
            <text:p>400.0</text:p>
          </table:table-cell>
          <table:table-cell office:value-type="string" office:value="Coral (Pocilloporidae)">
            <text:p>Coral (Pocilloporidae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-1.0">
            <text:p>-1.0</text:p>
          </table:table-cell>
          <table:table-cell office:value-type="float" office:value="-110.15">
            <text:p>-110.15</text:p>
          </table:table-cell>
          <table:table-cell office:value-type="float" office:value="1.84">
            <text:p>1.84</text:p>
          </table:table-cell>
          <table:table-cell office:value-type="float" office:value="1.84">
            <text:p>1.8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MTC-15371">
            <text:p>MTC-15371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22307.0">
            <text:p>22307.0</text:p>
          </table:table-cell>
          <table:table-cell office:value-type="float" office:value="332.0">
            <text:p>332.0</text:p>
          </table:table-cell>
          <table:table-cell office:value-type="string" office:value="Unknown">
            <text:p>Unknown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6.69">
            <text:p>-106.69</text:p>
          </table:table-cell>
          <table:table-cell office:value-type="float" office:value="10.95">
            <text:p>10.95</text:p>
          </table:table-cell>
          <table:table-cell office:value-type="float" office:value="0.95">
            <text:p>0.9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MTC-15369">
            <text:p>MTC-15369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22869.0">
            <text:p>22869.0</text:p>
          </table:table-cell>
          <table:table-cell office:value-type="float" office:value="388.0">
            <text:p>388.0</text:p>
          </table:table-cell>
          <table:table-cell office:value-type="string" office:value="Coral? (Unknown)">
            <text:p>Coral? (Unknown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5.33">
            <text:p>-105.33</text:p>
          </table:table-cell>
          <table:table-cell office:value-type="float" office:value="11.25">
            <text:p>11.25</text:p>
          </table:table-cell>
          <table:table-cell office:value-type="float" office:value="1.25">
            <text:p>1.2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MTC-15084">
            <text:p>MTC-15084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24157.0">
            <text:p>24157.0</text:p>
          </table:table-cell>
          <table:table-cell office:value-type="float" office:value="310.0">
            <text:p>310.0</text:p>
          </table:table-cell>
          <table:table-cell office:value-type="string" office:value="Coral (Acroporidae?)">
            <text:p>Coral (Acroporidae?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1.87">
            <text:p>-111.87</text:p>
          </table:table-cell>
          <table:table-cell office:value-type="float" office:value="30.34">
            <text:p>30.34</text:p>
          </table:table-cell>
          <table:table-cell office:value-type="float" office:value="0.34">
            <text:p>0.3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5407">
            <text:p>YAUT-005407</text:p>
          </table:table-cell>
          <table:table-cell office:value-type="float" office:value="-19.69">
            <text:p>-19.69</text:p>
          </table:table-cell>
          <table:table-cell office:value-type="float" office:value="150.23">
            <text:p>150.23</text:p>
          </table:table-cell>
          <table:table-cell office:value-type="float" office:value="9837.0">
            <text:p>9837.0</text:p>
          </table:table-cell>
          <table:table-cell office:value-type="float" office:value="229.0">
            <text:p>229.0</text:p>
          </table:table-cell>
          <table:table-cell office:value-type="string" office:value="Coral (unknown)">
            <text:p>Coral (unknown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33.115">
            <text:p>-33.115</text:p>
          </table:table-cell>
          <table:table-cell office:value-type="float" office:value="82.56">
            <text:p>82.56</text:p>
          </table:table-cell>
          <table:table-cell office:value-type="float" office:value="0.56">
            <text:p>0.5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5418">
            <text:p>YAUT-005418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23106.0">
            <text:p>23106.0</text:p>
          </table:table-cell>
          <table:table-cell office:value-type="float" office:value="347.0">
            <text:p>347.0</text:p>
          </table:table-cell>
          <table:table-cell office:value-type="string" office:value="Coral (Seriatopora)">
            <text:p>Coral (Seriat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6.7">
            <text:p>-106.7</text:p>
          </table:table-cell>
          <table:table-cell office:value-type="float" office:value="10.94">
            <text:p>10.94</text:p>
          </table:table-cell>
          <table:table-cell office:value-type="float" office:value="0.94">
            <text:p>0.9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8909">
            <text:p>YAUT-008909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1600.0">
            <text:p>11600.0</text:p>
          </table:table-cell>
          <table:table-cell office:value-type="float" office:value="350.0">
            <text:p>350.0</text:p>
          </table:table-cell>
          <table:table-cell office:value-type="string" office:value="Coral (Montipora)">
            <text:p>Coral (Monti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70.61999999999999">
            <text:p>-70.61999999999999</text:p>
          </table:table-cell>
          <table:table-cell office:value-type="float" office:value="83.25">
            <text:p>83.25</text:p>
          </table:table-cell>
          <table:table-cell office:value-type="float" office:value="1.25">
            <text:p>1.2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8911">
            <text:p>YAUT-008911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5815.0">
            <text:p>15815.0</text:p>
          </table:table-cell>
          <table:table-cell office:value-type="float" office:value="215.0">
            <text:p>215.0</text:p>
          </table:table-cell>
          <table:table-cell office:value-type="string" office:value="Bryozoan">
            <text:p>Bryozoan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6.435">
            <text:p>-106.435</text:p>
          </table:table-cell>
          <table:table-cell office:value-type="float" office:value="10.94">
            <text:p>10.94</text:p>
          </table:table-cell>
          <table:table-cell office:value-type="float" office:value="0.94">
            <text:p>0.9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8912">
            <text:p>YAUT-008912</text:p>
          </table:table-cell>
          <table:table-cell office:value-type="float" office:value="-19.69">
            <text:p>-19.69</text:p>
          </table:table-cell>
          <table:table-cell office:value-type="float" office:value="150.23">
            <text:p>150.23</text:p>
          </table:table-cell>
          <table:table-cell office:value-type="float" office:value="9560.0">
            <text:p>9560.0</text:p>
          </table:table-cell>
          <table:table-cell office:value-type="float" office:value="110.0">
            <text:p>110.0</text:p>
          </table:table-cell>
          <table:table-cell office:value-type="string" office:value="Coralline algae (aA3)">
            <text:p>Coralline algae (aA3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33.125">
            <text:p>-33.125</text:p>
          </table:table-cell>
          <table:table-cell office:value-type="float" office:value="82.56">
            <text:p>82.56</text:p>
          </table:table-cell>
          <table:table-cell office:value-type="float" office:value="0.56">
            <text:p>0.5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8913">
            <text:p>YAUT-008913</text:p>
          </table:table-cell>
          <table:table-cell office:value-type="float" office:value="-19.69">
            <text:p>-19.69</text:p>
          </table:table-cell>
          <table:table-cell office:value-type="float" office:value="150.23">
            <text:p>150.23</text:p>
          </table:table-cell>
          <table:table-cell office:value-type="float" office:value="13025.0">
            <text:p>13025.0</text:p>
          </table:table-cell>
          <table:table-cell office:value-type="float" office:value="155.0">
            <text:p>155.0</text:p>
          </table:table-cell>
          <table:table-cell office:value-type="string" office:value="Coral (Acropora)">
            <text:p>Coral (Acr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70.445">
            <text:p>-70.445</text:p>
          </table:table-cell>
          <table:table-cell office:value-type="float" office:value="10.76">
            <text:p>10.76</text:p>
          </table:table-cell>
          <table:table-cell office:value-type="float" office:value="0.76">
            <text:p>0.7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8917">
            <text:p>YAUT-008917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7095.0">
            <text:p>17095.0</text:p>
          </table:table-cell>
          <table:table-cell office:value-type="float" office:value="115.0">
            <text:p>115.0</text:p>
          </table:table-cell>
          <table:table-cell office:value-type="string" office:value="Coral (Seriatopora)">
            <text:p>Coral (Seriat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3.345">
            <text:p>-113.345</text:p>
          </table:table-cell>
          <table:table-cell office:value-type="float" office:value="10.46">
            <text:p>10.46</text:p>
          </table:table-cell>
          <table:table-cell office:value-type="float" office:value="0.46">
            <text:p>0.4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8918">
            <text:p>YAUT-008918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7360.0">
            <text:p>17360.0</text:p>
          </table:table-cell>
          <table:table-cell office:value-type="float" office:value="200.0">
            <text:p>200.0</text:p>
          </table:table-cell>
          <table:table-cell office:value-type="string" office:value="Coralline algae (aA4)">
            <text:p>Coralline algae (aA4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4.035">
            <text:p>-114.035</text:p>
          </table:table-cell>
          <table:table-cell office:value-type="float" office:value="10.46">
            <text:p>10.46</text:p>
          </table:table-cell>
          <table:table-cell office:value-type="float" office:value="0.46">
            <text:p>0.4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8919">
            <text:p>YAUT-008919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28645.0">
            <text:p>28645.0</text:p>
          </table:table-cell>
          <table:table-cell office:value-type="float" office:value="245.0">
            <text:p>245.0</text:p>
          </table:table-cell>
          <table:table-cell office:value-type="string" office:value="Coral (Porites)">
            <text:p>Cora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1.55000000000001">
            <text:p>-111.55000000000001</text:p>
          </table:table-cell>
          <table:table-cell office:value-type="float" office:value="83.13">
            <text:p>83.13</text:p>
          </table:table-cell>
          <table:table-cell office:value-type="float" office:value="1.13">
            <text:p>1.13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8920">
            <text:p>YAUT-008920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8960.0">
            <text:p>18960.0</text:p>
          </table:table-cell>
          <table:table-cell office:value-type="float" office:value="160.0">
            <text:p>160.0</text:p>
          </table:table-cell>
          <table:table-cell office:value-type="string" office:value="Coral (Favites valenciennesi)">
            <text:p>Coral (Favites valenciennesi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27.80000000000001">
            <text:p>-127.80000000000001</text:p>
          </table:table-cell>
          <table:table-cell office:value-type="float" office:value="30.87">
            <text:p>30.87</text:p>
          </table:table-cell>
          <table:table-cell office:value-type="float" office:value="0.87">
            <text:p>0.87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8921">
            <text:p>YAUT-008921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20880.0">
            <text:p>20880.0</text:p>
          </table:table-cell>
          <table:table-cell office:value-type="float" office:value="230.0">
            <text:p>230.0</text:p>
          </table:table-cell>
          <table:table-cell office:value-type="string" office:value="Coralline algae">
            <text:p>Coralline alga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-1.0">
            <text:p>-1.0</text:p>
          </table:table-cell>
          <table:table-cell office:value-type="float" office:value="-134.395">
            <text:p>-134.395</text:p>
          </table:table-cell>
          <table:table-cell office:value-type="float" office:value="1.13">
            <text:p>1.13</text:p>
          </table:table-cell>
          <table:table-cell office:value-type="float" office:value="1.13">
            <text:p>1.13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9017">
            <text:p>YAUT-009017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6845.0">
            <text:p>16845.0</text:p>
          </table:table-cell>
          <table:table-cell office:value-type="float" office:value="245.0">
            <text:p>245.0</text:p>
          </table:table-cell>
          <table:table-cell office:value-type="string" office:value="Coral (Montipora? (or Acropora))">
            <text:p>Coral (Montipora? (or Acropora)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9.0">
            <text:p>-119.0</text:p>
          </table:table-cell>
          <table:table-cell office:value-type="float" office:value="10.84">
            <text:p>10.84</text:p>
          </table:table-cell>
          <table:table-cell office:value-type="float" office:value="0.84">
            <text:p>0.8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9018">
            <text:p>YAUT-009018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7385.0">
            <text:p>17385.0</text:p>
          </table:table-cell>
          <table:table-cell office:value-type="float" office:value="205.0">
            <text:p>205.0</text:p>
          </table:table-cell>
          <table:table-cell office:value-type="string" office:value="Coral (Acropora)">
            <text:p>Coral (Acr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21.295">
            <text:p>-121.295</text:p>
          </table:table-cell>
          <table:table-cell office:value-type="float" office:value="10.01">
            <text:p>10.01</text:p>
          </table:table-cell>
          <table:table-cell office:value-type="float" office:value="0.01">
            <text:p>0.01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9019">
            <text:p>YAUT-009019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7815.0">
            <text:p>17815.0</text:p>
          </table:table-cell>
          <table:table-cell office:value-type="float" office:value="185.0">
            <text:p>185.0</text:p>
          </table:table-cell>
          <table:table-cell office:value-type="string" office:value="Coral (Acropora)">
            <text:p>Coral (Acr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22.96000000000001">
            <text:p>-122.96000000000001</text:p>
          </table:table-cell>
          <table:table-cell office:value-type="float" office:value="10.01">
            <text:p>10.01</text:p>
          </table:table-cell>
          <table:table-cell office:value-type="float" office:value="0.01">
            <text:p>0.01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9508">
            <text:p>YAUT-009508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29575.0">
            <text:p>29575.0</text:p>
          </table:table-cell>
          <table:table-cell office:value-type="float" office:value="325.0">
            <text:p>325.0</text:p>
          </table:table-cell>
          <table:table-cell office:value-type="string" office:value="Coral (Porites)">
            <text:p>Cora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1.69">
            <text:p>-111.69</text:p>
          </table:table-cell>
          <table:table-cell office:value-type="float" office:value="83.13">
            <text:p>83.13</text:p>
          </table:table-cell>
          <table:table-cell office:value-type="float" office:value="1.13">
            <text:p>1.13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9507">
            <text:p>YAUT-009507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32100.0">
            <text:p>32100.0</text:p>
          </table:table-cell>
          <table:table-cell office:value-type="float" office:value="650.0">
            <text:p>650.0</text:p>
          </table:table-cell>
          <table:table-cell office:value-type="string" office:value="Bioclast">
            <text:p>Bioclast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-1.0">
            <text:p>-1.0</text:p>
          </table:table-cell>
          <table:table-cell office:value-type="float" office:value="-131.845">
            <text:p>-131.845</text:p>
          </table:table-cell>
          <table:table-cell office:value-type="float" office:value="1.13">
            <text:p>1.13</text:p>
          </table:table-cell>
          <table:table-cell office:value-type="float" office:value="1.13">
            <text:p>1.13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9506">
            <text:p>YAUT-009506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31315.0">
            <text:p>31315.0</text:p>
          </table:table-cell>
          <table:table-cell office:value-type="float" office:value="195.0">
            <text:p>195.0</text:p>
          </table:table-cell>
          <table:table-cell office:value-type="string" office:value="Bioclast">
            <text:p>Bioclast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-1.0">
            <text:p>-1.0</text:p>
          </table:table-cell>
          <table:table-cell office:value-type="float" office:value="-133.29999999999998">
            <text:p>-133.29999999999998</text:p>
          </table:table-cell>
          <table:table-cell office:value-type="float" office:value="1.58">
            <text:p>1.58</text:p>
          </table:table-cell>
          <table:table-cell office:value-type="float" office:value="1.58">
            <text:p>1.58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8908">
            <text:p>YAUT-008908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1465.0">
            <text:p>11465.0</text:p>
          </table:table-cell>
          <table:table-cell office:value-type="float" office:value="235.0">
            <text:p>235.0</text:p>
          </table:table-cell>
          <table:table-cell office:value-type="string" office:value="Coral (Montipora)">
            <text:p>Coral (Monti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70.61999999999999">
            <text:p>-70.61999999999999</text:p>
          </table:table-cell>
          <table:table-cell office:value-type="float" office:value="83.46">
            <text:p>83.46</text:p>
          </table:table-cell>
          <table:table-cell office:value-type="float" office:value="1.46">
            <text:p>1.4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8907">
            <text:p>YAUT-008907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2480.0">
            <text:p>12480.0</text:p>
          </table:table-cell>
          <table:table-cell office:value-type="float" office:value="150.0">
            <text:p>150.0</text:p>
          </table:table-cell>
          <table:table-cell office:value-type="string" office:value="Coralline algae (aA3)">
            <text:p>Coralline algae (aA3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74.03">
            <text:p>-74.03</text:p>
          </table:table-cell>
          <table:table-cell office:value-type="float" office:value="84.58">
            <text:p>84.58</text:p>
          </table:table-cell>
          <table:table-cell office:value-type="float" office:value="2.58">
            <text:p>2.58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2435">
            <text:p>YAUT-002435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20058.0">
            <text:p>20058.0</text:p>
          </table:table-cell>
          <table:table-cell office:value-type="float" office:value="315.0">
            <text:p>315.0</text:p>
          </table:table-cell>
          <table:table-cell office:value-type="string" office:value="Coral (Acropora)">
            <text:p>Coral (Acr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25.71499999999999">
            <text:p>-125.71499999999999</text:p>
          </table:table-cell>
          <table:table-cell office:value-type="float" office:value="10.99">
            <text:p>10.99</text:p>
          </table:table-cell>
          <table:table-cell office:value-type="float" office:value="0.99">
            <text:p>0.99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8905">
            <text:p>YAUT-008905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4600.0">
            <text:p>14600.0</text:p>
          </table:table-cell>
          <table:table-cell office:value-type="float" office:value="400.0">
            <text:p>400.0</text:p>
          </table:table-cell>
          <table:table-cell office:value-type="string" office:value="Coral (Acropora)">
            <text:p>Coral (Acr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-1.0">
            <text:p>-1.0</text:p>
          </table:table-cell>
          <table:table-cell office:value-type="float" office:value="-111.01">
            <text:p>-111.01</text:p>
          </table:table-cell>
          <table:table-cell office:value-type="float" office:value="0.94">
            <text:p>0.94</text:p>
          </table:table-cell>
          <table:table-cell office:value-type="float" office:value="0.94">
            <text:p>0.9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5419">
            <text:p>YAUT-005419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7181.0">
            <text:p>17181.0</text:p>
          </table:table-cell>
          <table:table-cell office:value-type="float" office:value="327.0">
            <text:p>327.0</text:p>
          </table:table-cell>
          <table:table-cell office:value-type="string" office:value="Coralline algae">
            <text:p>Coralline alga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3.77499999999999">
            <text:p>-113.77499999999999</text:p>
          </table:table-cell>
          <table:table-cell office:value-type="float" office:value="10.46">
            <text:p>10.46</text:p>
          </table:table-cell>
          <table:table-cell office:value-type="float" office:value="0.46">
            <text:p>0.4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5705">
            <text:p>YAUT-005705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1149.0">
            <text:p>11149.0</text:p>
          </table:table-cell>
          <table:table-cell office:value-type="float" office:value="134.0">
            <text:p>134.0</text:p>
          </table:table-cell>
          <table:table-cell office:value-type="string" office:value="Coral (Montipora)">
            <text:p>Coral (Monti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70.585">
            <text:p>-70.585</text:p>
          </table:table-cell>
          <table:table-cell office:value-type="float" office:value="83.55">
            <text:p>83.55</text:p>
          </table:table-cell>
          <table:table-cell office:value-type="float" office:value="1.55">
            <text:p>1.5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5708">
            <text:p>YAUT-005708</text:p>
          </table:table-cell>
          <table:table-cell office:value-type="float" office:value="-19.69">
            <text:p>-19.69</text:p>
          </table:table-cell>
          <table:table-cell office:value-type="float" office:value="150.23">
            <text:p>150.23</text:p>
          </table:table-cell>
          <table:table-cell office:value-type="float" office:value="9917.0">
            <text:p>9917.0</text:p>
          </table:table-cell>
          <table:table-cell office:value-type="float" office:value="206.0">
            <text:p>206.0</text:p>
          </table:table-cell>
          <table:table-cell office:value-type="string" office:value="Coral (Porites)">
            <text:p>Cora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53.4">
            <text:p>-53.4</text:p>
          </table:table-cell>
          <table:table-cell office:value-type="float" office:value="10.56">
            <text:p>10.56</text:p>
          </table:table-cell>
          <table:table-cell office:value-type="float" office:value="0.56">
            <text:p>0.5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5710">
            <text:p>YAUT-005710</text:p>
          </table:table-cell>
          <table:table-cell office:value-type="float" office:value="-19.69">
            <text:p>-19.69</text:p>
          </table:table-cell>
          <table:table-cell office:value-type="float" office:value="150.23">
            <text:p>150.23</text:p>
          </table:table-cell>
          <table:table-cell office:value-type="float" office:value="12220.0">
            <text:p>12220.0</text:p>
          </table:table-cell>
          <table:table-cell office:value-type="float" office:value="250.0">
            <text:p>250.0</text:p>
          </table:table-cell>
          <table:table-cell office:value-type="string" office:value="Coral (Isopora)">
            <text:p>Coral (Is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66.4">
            <text:p>-66.4</text:p>
          </table:table-cell>
          <table:table-cell office:value-type="float" office:value="5.48">
            <text:p>5.48</text:p>
          </table:table-cell>
          <table:table-cell office:value-type="float" office:value="0.48">
            <text:p>0.48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5711">
            <text:p>YAUT-005711</text:p>
          </table:table-cell>
          <table:table-cell office:value-type="float" office:value="-19.69">
            <text:p>-19.69</text:p>
          </table:table-cell>
          <table:table-cell office:value-type="float" office:value="150.23">
            <text:p>150.23</text:p>
          </table:table-cell>
          <table:table-cell office:value-type="float" office:value="12825.0">
            <text:p>12825.0</text:p>
          </table:table-cell>
          <table:table-cell office:value-type="float" office:value="161.0">
            <text:p>161.0</text:p>
          </table:table-cell>
          <table:table-cell office:value-type="string" office:value="Coral (Isopora?)">
            <text:p>Coral (Isopora?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70.675">
            <text:p>-70.675</text:p>
          </table:table-cell>
          <table:table-cell office:value-type="float" office:value="10.76">
            <text:p>10.76</text:p>
          </table:table-cell>
          <table:table-cell office:value-type="float" office:value="0.76">
            <text:p>0.7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5726">
            <text:p>YAUT-005726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4751.0">
            <text:p>14751.0</text:p>
          </table:table-cell>
          <table:table-cell office:value-type="float" office:value="356.0">
            <text:p>356.0</text:p>
          </table:table-cell>
          <table:table-cell office:value-type="string" office:value="Coral (Isopora?)">
            <text:p>Coral (Isopora?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95.36">
            <text:p>-95.36</text:p>
          </table:table-cell>
          <table:table-cell office:value-type="float" office:value="11.25">
            <text:p>11.25</text:p>
          </table:table-cell>
          <table:table-cell office:value-type="float" office:value="1.25">
            <text:p>1.2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5730">
            <text:p>YAUT-005730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5273.0">
            <text:p>15273.0</text:p>
          </table:table-cell>
          <table:table-cell office:value-type="float" office:value="241.0">
            <text:p>241.0</text:p>
          </table:table-cell>
          <table:table-cell office:value-type="string" office:value="Coral (Acropora gr. humilis)">
            <text:p>Coral (Acropora gr. humili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99.02">
            <text:p>-99.02</text:p>
          </table:table-cell>
          <table:table-cell office:value-type="float" office:value="5.07">
            <text:p>5.07</text:p>
          </table:table-cell>
          <table:table-cell office:value-type="float" office:value="0.07">
            <text:p>0.07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4317">
            <text:p>YAUT-004317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8965.0">
            <text:p>18965.0</text:p>
          </table:table-cell>
          <table:table-cell office:value-type="float" office:value="157.0">
            <text:p>157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22.8">
            <text:p>-122.8</text:p>
          </table:table-cell>
          <table:table-cell office:value-type="float" office:value="10.99">
            <text:p>10.99</text:p>
          </table:table-cell>
          <table:table-cell office:value-type="float" office:value="0.99">
            <text:p>0.99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5731">
            <text:p>YAUT-005731</text:p>
          </table:table-cell>
          <table:table-cell office:value-type="float" office:value="-19.69">
            <text:p>-19.69</text:p>
          </table:table-cell>
          <table:table-cell office:value-type="float" office:value="150.23">
            <text:p>150.23</text:p>
          </table:table-cell>
          <table:table-cell office:value-type="float" office:value="9966.0">
            <text:p>9966.0</text:p>
          </table:table-cell>
          <table:table-cell office:value-type="float" office:value="184.0">
            <text:p>184.0</text:p>
          </table:table-cell>
          <table:table-cell office:value-type="string" office:value="Coral (Porites)">
            <text:p>Cora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53.305">
            <text:p>-53.305</text:p>
          </table:table-cell>
          <table:table-cell office:value-type="float" office:value="10.56">
            <text:p>10.56</text:p>
          </table:table-cell>
          <table:table-cell office:value-type="float" office:value="0.56">
            <text:p>0.5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5733">
            <text:p>YAUT-005733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7924.0">
            <text:p>17924.0</text:p>
          </table:table-cell>
          <table:table-cell office:value-type="float" office:value="219.0">
            <text:p>219.0</text:p>
          </table:table-cell>
          <table:table-cell office:value-type="string" office:value="Coral (Acropora gr. humilis)">
            <text:p>Coral (Acropora gr. humili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7.61999999999999">
            <text:p>-117.61999999999999</text:p>
          </table:table-cell>
          <table:table-cell office:value-type="float" office:value="10.9">
            <text:p>10.9</text:p>
          </table:table-cell>
          <table:table-cell office:value-type="float" office:value="0.9">
            <text:p>0.9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5734">
            <text:p>YAUT-005734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8607.0">
            <text:p>18607.0</text:p>
          </table:table-cell>
          <table:table-cell office:value-type="float" office:value="180.0">
            <text:p>180.0</text:p>
          </table:table-cell>
          <table:table-cell office:value-type="string" office:value="Coral (Isopora? Montipora?)">
            <text:p>Coral (Isopora? Montipora?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9.42999999999999">
            <text:p>-119.42999999999999</text:p>
          </table:table-cell>
          <table:table-cell office:value-type="float" office:value="10.1">
            <text:p>10.1</text:p>
          </table:table-cell>
          <table:table-cell office:value-type="float" office:value="0.1">
            <text:p>0.1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6318">
            <text:p>YAUT-006318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6050.0">
            <text:p>16050.0</text:p>
          </table:table-cell>
          <table:table-cell office:value-type="float" office:value="188.0">
            <text:p>188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6.49">
            <text:p>-106.49</text:p>
          </table:table-cell>
          <table:table-cell office:value-type="float" office:value="10.94">
            <text:p>10.94</text:p>
          </table:table-cell>
          <table:table-cell office:value-type="float" office:value="0.94">
            <text:p>0.9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6319">
            <text:p>YAUT-006319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6204.0">
            <text:p>16204.0</text:p>
          </table:table-cell>
          <table:table-cell office:value-type="float" office:value="195.0">
            <text:p>195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6.49">
            <text:p>-106.49</text:p>
          </table:table-cell>
          <table:table-cell office:value-type="float" office:value="10.94">
            <text:p>10.94</text:p>
          </table:table-cell>
          <table:table-cell office:value-type="float" office:value="0.94">
            <text:p>0.9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6320">
            <text:p>YAUT-006320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6325.0">
            <text:p>16325.0</text:p>
          </table:table-cell>
          <table:table-cell office:value-type="float" office:value="202.0">
            <text:p>202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6.49">
            <text:p>-106.49</text:p>
          </table:table-cell>
          <table:table-cell office:value-type="float" office:value="10.94">
            <text:p>10.94</text:p>
          </table:table-cell>
          <table:table-cell office:value-type="float" office:value="0.94">
            <text:p>0.9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6321">
            <text:p>YAUT-006321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23041.0">
            <text:p>23041.0</text:p>
          </table:table-cell>
          <table:table-cell office:value-type="float" office:value="281.0">
            <text:p>281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6.7">
            <text:p>-106.7</text:p>
          </table:table-cell>
          <table:table-cell office:value-type="float" office:value="10.94">
            <text:p>10.94</text:p>
          </table:table-cell>
          <table:table-cell office:value-type="float" office:value="0.94">
            <text:p>0.9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6322">
            <text:p>YAUT-006322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7248.0">
            <text:p>17248.0</text:p>
          </table:table-cell>
          <table:table-cell office:value-type="float" office:value="197.0">
            <text:p>197.0</text:p>
          </table:table-cell>
          <table:table-cell office:value-type="string" office:value="Coralline algae">
            <text:p>Coralline alga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3.77499999999999">
            <text:p>-113.77499999999999</text:p>
          </table:table-cell>
          <table:table-cell office:value-type="float" office:value="10.46">
            <text:p>10.46</text:p>
          </table:table-cell>
          <table:table-cell office:value-type="float" office:value="0.46">
            <text:p>0.4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5732">
            <text:p>YAUT-005732</text:p>
          </table:table-cell>
          <table:table-cell office:value-type="float" office:value="-19.69">
            <text:p>-19.69</text:p>
          </table:table-cell>
          <table:table-cell office:value-type="float" office:value="150.23">
            <text:p>150.23</text:p>
          </table:table-cell>
          <table:table-cell office:value-type="float" office:value="12912.0">
            <text:p>12912.0</text:p>
          </table:table-cell>
          <table:table-cell office:value-type="float" office:value="178.0">
            <text:p>178.0</text:p>
          </table:table-cell>
          <table:table-cell office:value-type="string" office:value="Coral (Acropora)">
            <text:p>Coral (Acr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70.715">
            <text:p>-70.715</text:p>
          </table:table-cell>
          <table:table-cell office:value-type="float" office:value="10.76">
            <text:p>10.76</text:p>
          </table:table-cell>
          <table:table-cell office:value-type="float" office:value="0.76">
            <text:p>0.7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4316">
            <text:p>YAUT-004316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9041.0">
            <text:p>19041.0</text:p>
          </table:table-cell>
          <table:table-cell office:value-type="float" office:value="173.0">
            <text:p>173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21.25">
            <text:p>-121.25</text:p>
          </table:table-cell>
          <table:table-cell office:value-type="float" office:value="10.94">
            <text:p>10.94</text:p>
          </table:table-cell>
          <table:table-cell office:value-type="float" office:value="0.94">
            <text:p>0.9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4324">
            <text:p>YAUT-004324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24309.0">
            <text:p>24309.0</text:p>
          </table:table-cell>
          <table:table-cell office:value-type="float" office:value="230.0">
            <text:p>230.0</text:p>
          </table:table-cell>
          <table:table-cell office:value-type="string" office:value="Coral (Dipsastrea gr. pallida)">
            <text:p>Coral (Dipsastrea gr. pallid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9.46000000000001">
            <text:p>-109.46000000000001</text:p>
          </table:table-cell>
          <table:table-cell office:value-type="float" office:value="10.67">
            <text:p>10.67</text:p>
          </table:table-cell>
          <table:table-cell office:value-type="float" office:value="0.67">
            <text:p>0.67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4311">
            <text:p>YAUT-004311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7582.0">
            <text:p>17582.0</text:p>
          </table:table-cell>
          <table:table-cell office:value-type="float" office:value="209.0">
            <text:p>209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5.955">
            <text:p>-115.955</text:p>
          </table:table-cell>
          <table:table-cell office:value-type="float" office:value="10.58">
            <text:p>10.58</text:p>
          </table:table-cell>
          <table:table-cell office:value-type="float" office:value="0.58">
            <text:p>0.58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7033">
            <text:p>SANU-27033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3332.0">
            <text:p>13332.0</text:p>
          </table:table-cell>
          <table:table-cell office:value-type="float" office:value="112.0">
            <text:p>112.0</text:p>
          </table:table-cell>
          <table:table-cell office:value-type="string" office:value="Coral (Isopora?)">
            <text:p>Coral (Isopora?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-1.0">
            <text:p>-1.0</text:p>
          </table:table-cell>
          <table:table-cell office:value-type="float" office:value="-105.125">
            <text:p>-105.125</text:p>
          </table:table-cell>
          <table:table-cell office:value-type="float" office:value="1.85">
            <text:p>1.85</text:p>
          </table:table-cell>
          <table:table-cell office:value-type="float" office:value="1.85">
            <text:p>1.8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7034">
            <text:p>SANU-27034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6424.0">
            <text:p>16424.0</text:p>
          </table:table-cell>
          <table:table-cell office:value-type="float" office:value="214.0">
            <text:p>214.0</text:p>
          </table:table-cell>
          <table:table-cell office:value-type="string" office:value="Coral (Isopora)">
            <text:p>Coral (Is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-1.0">
            <text:p>-1.0</text:p>
          </table:table-cell>
          <table:table-cell office:value-type="float" office:value="-113.08500000000001">
            <text:p>-113.08500000000001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7036">
            <text:p>SANU-27036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8725.0">
            <text:p>18725.0</text:p>
          </table:table-cell>
          <table:table-cell office:value-type="float" office:value="132.0">
            <text:p>132.0</text:p>
          </table:table-cell>
          <table:table-cell office:value-type="string" office:value="Coral (Goniopora)">
            <text:p>Coral (Goni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22.41499999999999">
            <text:p>-122.41499999999999</text:p>
          </table:table-cell>
          <table:table-cell office:value-type="float" office:value="11.46">
            <text:p>11.46</text:p>
          </table:table-cell>
          <table:table-cell office:value-type="float" office:value="1.46">
            <text:p>1.4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7037">
            <text:p>SANU-27037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7331.0">
            <text:p>17331.0</text:p>
          </table:table-cell>
          <table:table-cell office:value-type="float" office:value="197.0">
            <text:p>197.0</text:p>
          </table:table-cell>
          <table:table-cell office:value-type="string" office:value="Coral (Acropora)">
            <text:p>Coral (Acr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-1.0">
            <text:p>-1.0</text:p>
          </table:table-cell>
          <table:table-cell office:value-type="float" office:value="-110.92">
            <text:p>-110.92</text:p>
          </table:table-cell>
          <table:table-cell office:value-type="float" office:value="0.94">
            <text:p>0.94</text:p>
          </table:table-cell>
          <table:table-cell office:value-type="float" office:value="0.94">
            <text:p>0.9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9A-03R-1W_14-23">
            <text:p>325-M0039A-03R-1W_14-23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4580.0">
            <text:p>14580.0</text:p>
          </table:table-cell>
          <table:table-cell office:value-type="float" office:value="19.0">
            <text:p>19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0.665">
            <text:p>-110.665</text:p>
          </table:table-cell>
          <table:table-cell office:value-type="float" office:value="0.94">
            <text:p>0.94</text:p>
          </table:table-cell>
          <table:table-cell office:value-type="float" office:value="0.94">
            <text:p>0.9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9A-03R-1W_33-39">
            <text:p>325-M0039A-03R-1W_33-39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4446.0">
            <text:p>14446.0</text:p>
          </table:table-cell>
          <table:table-cell office:value-type="float" office:value="14.0">
            <text:p>14.0</text:p>
          </table:table-cell>
          <table:table-cell office:value-type="string" office:value="Coral (Acropora (humilis  grp.))">
            <text:p>Coral (Acropora (humilis  grp.)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0.84">
            <text:p>-110.84</text:p>
          </table:table-cell>
          <table:table-cell office:value-type="float" office:value="0.94">
            <text:p>0.94</text:p>
          </table:table-cell>
          <table:table-cell office:value-type="float" office:value="0.94">
            <text:p>0.9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2433">
            <text:p>YAUT-002433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8494.0">
            <text:p>18494.0</text:p>
          </table:table-cell>
          <table:table-cell office:value-type="float" office:value="232.0">
            <text:p>232.0</text:p>
          </table:table-cell>
          <table:table-cell office:value-type="string" office:value="Coral (Stylophora pistillata)">
            <text:p>Coral (Stylophora pistillat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21.335">
            <text:p>-121.335</text:p>
          </table:table-cell>
          <table:table-cell office:value-type="float" office:value="10.94">
            <text:p>10.94</text:p>
          </table:table-cell>
          <table:table-cell office:value-type="float" office:value="0.94">
            <text:p>0.9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2431">
            <text:p>YAUT-002431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4673.0">
            <text:p>14673.0</text:p>
          </table:table-cell>
          <table:table-cell office:value-type="float" office:value="459.0">
            <text:p>459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0.525">
            <text:p>-100.525</text:p>
          </table:table-cell>
          <table:table-cell office:value-type="float" office:value="5.86">
            <text:p>5.86</text:p>
          </table:table-cell>
          <table:table-cell office:value-type="float" office:value="0.86">
            <text:p>0.8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2427">
            <text:p>YAUT-002427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6921.0">
            <text:p>16921.0</text:p>
          </table:table-cell>
          <table:table-cell office:value-type="float" office:value="607.0">
            <text:p>607.0</text:p>
          </table:table-cell>
          <table:table-cell office:value-type="string" office:value="Coral (Seriatopora)">
            <text:p>Coral (Seriat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22.88000000000001">
            <text:p>-122.88000000000001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9A-04R-1W_16-23">
            <text:p>325-M0039A-04R-1W_16-23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4365.0">
            <text:p>14365.0</text:p>
          </table:table-cell>
          <table:table-cell office:value-type="float" office:value="14.0">
            <text:p>14.0</text:p>
          </table:table-cell>
          <table:table-cell office:value-type="string" office:value="Coral? (Acropora?)">
            <text:p>Coral? (Acropora?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2.17500000000001">
            <text:p>-112.17500000000001</text:p>
          </table:table-cell>
          <table:table-cell office:value-type="float" office:value="0.88">
            <text:p>0.88</text:p>
          </table:table-cell>
          <table:table-cell office:value-type="float" office:value="0.88">
            <text:p>0.88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9A-04R-1W_40-51">
            <text:p>325-M0039A-04R-1W_40-51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5166.0">
            <text:p>15166.0</text:p>
          </table:table-cell>
          <table:table-cell office:value-type="float" office:value="72.0">
            <text:p>72.0</text:p>
          </table:table-cell>
          <table:table-cell office:value-type="string" office:value="Coral (Porites)">
            <text:p>Coral (Porites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2.435">
            <text:p>-112.435</text:p>
          </table:table-cell>
          <table:table-cell office:value-type="float" office:value="60.88">
            <text:p>60.88</text:p>
          </table:table-cell>
          <table:table-cell office:value-type="float" office:value="0.88">
            <text:p>0.88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9A-10R-1W_32-39">
            <text:p>325-M0039A-10R-1W_32-39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7128.0">
            <text:p>17128.0</text:p>
          </table:table-cell>
          <table:table-cell office:value-type="float" office:value="42.0">
            <text:p>42.0</text:p>
          </table:table-cell>
          <table:table-cell office:value-type="string" office:value="Coral (Acropora)">
            <text:p>Coral (Acr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0.83500000000001">
            <text:p>-120.83500000000001</text:p>
          </table:table-cell>
          <table:table-cell office:value-type="float" office:value="10.01">
            <text:p>10.01</text:p>
          </table:table-cell>
          <table:table-cell office:value-type="float" office:value="0.01">
            <text:p>0.01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9A-10R-1W_42-43">
            <text:p>325-M0039A-10R-1W_42-43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7083.0">
            <text:p>17083.0</text:p>
          </table:table-cell>
          <table:table-cell office:value-type="float" office:value="37.0">
            <text:p>37.0</text:p>
          </table:table-cell>
          <table:table-cell office:value-type="string" office:value="Coral (Acropora)">
            <text:p>Coral (Acr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0.905">
            <text:p>-120.905</text:p>
          </table:table-cell>
          <table:table-cell office:value-type="float" office:value="10.01">
            <text:p>10.01</text:p>
          </table:table-cell>
          <table:table-cell office:value-type="float" office:value="0.01">
            <text:p>0.01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4315">
            <text:p>YAUT-004315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7942.0">
            <text:p>17942.0</text:p>
          </table:table-cell>
          <table:table-cell office:value-type="float" office:value="193.0">
            <text:p>193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7.46499999999999">
            <text:p>-117.46499999999999</text:p>
          </table:table-cell>
          <table:table-cell office:value-type="float" office:value="10.9">
            <text:p>10.9</text:p>
          </table:table-cell>
          <table:table-cell office:value-type="float" office:value="0.9">
            <text:p>0.9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9A-15R-1W_22-25">
            <text:p>325-M0039A-15R-1W_22-25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8320.0">
            <text:p>18320.0</text:p>
          </table:table-cell>
          <table:table-cell office:value-type="float" office:value="86.0">
            <text:p>86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6.315">
            <text:p>-126.315</text:p>
          </table:table-cell>
          <table:table-cell office:value-type="float" office:value="10.36">
            <text:p>10.36</text:p>
          </table:table-cell>
          <table:table-cell office:value-type="float" office:value="0.36">
            <text:p>0.3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7031">
            <text:p>SANU-27031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9083.0">
            <text:p>19083.0</text:p>
          </table:table-cell>
          <table:table-cell office:value-type="float" office:value="173.0">
            <text:p>173.0</text:p>
          </table:table-cell>
          <table:table-cell office:value-type="string" office:value="Coral (Stylophora pistillata)">
            <text:p>Coral (Stylophora pistillat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21.345">
            <text:p>-121.345</text:p>
          </table:table-cell>
          <table:table-cell office:value-type="float" office:value="10.94">
            <text:p>10.94</text:p>
          </table:table-cell>
          <table:table-cell office:value-type="float" office:value="0.94">
            <text:p>0.9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9A-15R-1W_6-8">
            <text:p>325-M0039A-15R-1W_6-8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8562.0">
            <text:p>18562.0</text:p>
          </table:table-cell>
          <table:table-cell office:value-type="float" office:value="28.0">
            <text:p>28.0</text:p>
          </table:table-cell>
          <table:table-cell office:value-type="string" office:value="Coral (Isopora?)">
            <text:p>Coral (Isopora?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6.15">
            <text:p>-126.15</text:p>
          </table:table-cell>
          <table:table-cell office:value-type="float" office:value="10.36">
            <text:p>10.36</text:p>
          </table:table-cell>
          <table:table-cell office:value-type="float" office:value="0.36">
            <text:p>0.3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7030">
            <text:p>SANU-27030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1660.0">
            <text:p>11660.0</text:p>
          </table:table-cell>
          <table:table-cell office:value-type="float" office:value="280.0">
            <text:p>280.0</text:p>
          </table:table-cell>
          <table:table-cell office:value-type="string" office:value="Coral (Leptoseris cf. explanata?)">
            <text:p>Coral (Leptoseris cf. explanata?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1.8">
            <text:p>-111.8</text:p>
          </table:table-cell>
          <table:table-cell office:value-type="float" office:value="11.08">
            <text:p>11.08</text:p>
          </table:table-cell>
          <table:table-cell office:value-type="float" office:value="1.08">
            <text:p>1.08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7027">
            <text:p>SANU-27027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5478.0">
            <text:p>15478.0</text:p>
          </table:table-cell>
          <table:table-cell office:value-type="float" office:value="212.0">
            <text:p>212.0</text:p>
          </table:table-cell>
          <table:table-cell office:value-type="string" office:value="Coral (Pocillopora)">
            <text:p>Coral (Pocill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-1.0">
            <text:p>-1.0</text:p>
          </table:table-cell>
          <table:table-cell office:value-type="float" office:value="-109.565">
            <text:p>-109.565</text:p>
          </table:table-cell>
          <table:table-cell office:value-type="float" office:value="0.37">
            <text:p>0.37</text:p>
          </table:table-cell>
          <table:table-cell office:value-type="float" office:value="0.37">
            <text:p>0.37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7010">
            <text:p>SANU-27010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24900.0">
            <text:p>24900.0</text:p>
          </table:table-cell>
          <table:table-cell office:value-type="float" office:value="332.0">
            <text:p>332.0</text:p>
          </table:table-cell>
          <table:table-cell office:value-type="string" office:value="Coral (Acropora)">
            <text:p>Coral (Acr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-1.0">
            <text:p>-1.0</text:p>
          </table:table-cell>
          <table:table-cell office:value-type="float" office:value="-119.87">
            <text:p>-119.87</text:p>
          </table:table-cell>
          <table:table-cell office:value-type="float" office:value="1.44">
            <text:p>1.44</text:p>
          </table:table-cell>
          <table:table-cell office:value-type="float" office:value="1.44">
            <text:p>1.4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7011">
            <text:p>SANU-27011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4678.0">
            <text:p>14678.0</text:p>
          </table:table-cell>
          <table:table-cell office:value-type="float" office:value="360.0">
            <text:p>360.0</text:p>
          </table:table-cell>
          <table:table-cell office:value-type="string" office:value="Coral (Isopora)">
            <text:p>Coral (Is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95.36">
            <text:p>-95.36</text:p>
          </table:table-cell>
          <table:table-cell office:value-type="float" office:value="11.46">
            <text:p>11.46</text:p>
          </table:table-cell>
          <table:table-cell office:value-type="float" office:value="1.46">
            <text:p>1.4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7012">
            <text:p>SANU-27012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5666.0">
            <text:p>15666.0</text:p>
          </table:table-cell>
          <table:table-cell office:value-type="float" office:value="238.0">
            <text:p>238.0</text:p>
          </table:table-cell>
          <table:table-cell office:value-type="string" office:value="Coral (Stylophora pistillata?)">
            <text:p>Coral (Stylophora pistillata?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2.955">
            <text:p>-102.955</text:p>
          </table:table-cell>
          <table:table-cell office:value-type="float" office:value="11.55">
            <text:p>11.55</text:p>
          </table:table-cell>
          <table:table-cell office:value-type="float" office:value="1.55">
            <text:p>1.5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7013">
            <text:p>SANU-27013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5557.0">
            <text:p>15557.0</text:p>
          </table:table-cell>
          <table:table-cell office:value-type="float" office:value="225.0">
            <text:p>225.0</text:p>
          </table:table-cell>
          <table:table-cell office:value-type="string" office:value="Coral (Porites)">
            <text:p>Cora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2.795">
            <text:p>-102.795</text:p>
          </table:table-cell>
          <table:table-cell office:value-type="float" office:value="11.55">
            <text:p>11.55</text:p>
          </table:table-cell>
          <table:table-cell office:value-type="float" office:value="1.55">
            <text:p>1.5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7014">
            <text:p>SANU-27014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0601.0">
            <text:p>10601.0</text:p>
          </table:table-cell>
          <table:table-cell office:value-type="float" office:value="114.0">
            <text:p>114.0</text:p>
          </table:table-cell>
          <table:table-cell office:value-type="string" office:value="Coral (Porites)">
            <text:p>Cora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72.06">
            <text:p>-72.06</text:p>
          </table:table-cell>
          <table:table-cell office:value-type="float" office:value="41.13">
            <text:p>41.13</text:p>
          </table:table-cell>
          <table:table-cell office:value-type="float" office:value="1.13">
            <text:p>1.13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7016">
            <text:p>SANU-27016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4974.0">
            <text:p>14974.0</text:p>
          </table:table-cell>
          <table:table-cell office:value-type="float" office:value="220.0">
            <text:p>220.0</text:p>
          </table:table-cell>
          <table:table-cell office:value-type="string" office:value="Coral (Porites)">
            <text:p>Cora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96.85">
            <text:p>-96.85</text:p>
          </table:table-cell>
          <table:table-cell office:value-type="float" office:value="11.1">
            <text:p>11.1</text:p>
          </table:table-cell>
          <table:table-cell office:value-type="float" office:value="1.1">
            <text:p>1.1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7017">
            <text:p>SANU-27017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5052.0">
            <text:p>15052.0</text:p>
          </table:table-cell>
          <table:table-cell office:value-type="float" office:value="205.0">
            <text:p>205.0</text:p>
          </table:table-cell>
          <table:table-cell office:value-type="string" office:value="Coral (Acropora (humilis gpr))">
            <text:p>Coral (Acropora (humilis gpr)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99.105">
            <text:p>-99.105</text:p>
          </table:table-cell>
          <table:table-cell office:value-type="float" office:value="5.07">
            <text:p>5.07</text:p>
          </table:table-cell>
          <table:table-cell office:value-type="float" office:value="0.07">
            <text:p>0.07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7018">
            <text:p>SANU-27018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5993.0">
            <text:p>15993.0</text:p>
          </table:table-cell>
          <table:table-cell office:value-type="float" office:value="192.0">
            <text:p>192.0</text:p>
          </table:table-cell>
          <table:table-cell office:value-type="string" office:value="Coral (Acropora (humilis gpr))">
            <text:p>Coral (Acropora (humilis gpr)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5.0">
            <text:p>-105.0</text:p>
          </table:table-cell>
          <table:table-cell office:value-type="float" office:value="10.82">
            <text:p>10.82</text:p>
          </table:table-cell>
          <table:table-cell office:value-type="float" office:value="0.82">
            <text:p>0.8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7019">
            <text:p>SANU-27019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23576.0">
            <text:p>23576.0</text:p>
          </table:table-cell>
          <table:table-cell office:value-type="float" office:value="259.0">
            <text:p>259.0</text:p>
          </table:table-cell>
          <table:table-cell office:value-type="string" office:value="Coral (Coscinarea columna)">
            <text:p>Coral (Coscinarea column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8.095">
            <text:p>-108.095</text:p>
          </table:table-cell>
          <table:table-cell office:value-type="float" office:value="10.19">
            <text:p>10.19</text:p>
          </table:table-cell>
          <table:table-cell office:value-type="float" office:value="0.19">
            <text:p>0.19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7020">
            <text:p>SANU-27020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23616.0">
            <text:p>23616.0</text:p>
          </table:table-cell>
          <table:table-cell office:value-type="float" office:value="253.0">
            <text:p>253.0</text:p>
          </table:table-cell>
          <table:table-cell office:value-type="string" office:value="Coral (Coscinarea columna)">
            <text:p>Coral (Coscinarea column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8.15">
            <text:p>-108.15</text:p>
          </table:table-cell>
          <table:table-cell office:value-type="float" office:value="10.19">
            <text:p>10.19</text:p>
          </table:table-cell>
          <table:table-cell office:value-type="float" office:value="0.19">
            <text:p>0.19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7023">
            <text:p>SANU-27023</text:p>
          </table:table-cell>
          <table:table-cell office:value-type="float" office:value="-19.69">
            <text:p>-19.69</text:p>
          </table:table-cell>
          <table:table-cell office:value-type="float" office:value="150.23">
            <text:p>150.23</text:p>
          </table:table-cell>
          <table:table-cell office:value-type="float" office:value="11268.0">
            <text:p>11268.0</text:p>
          </table:table-cell>
          <table:table-cell office:value-type="float" office:value="138.0">
            <text:p>138.0</text:p>
          </table:table-cell>
          <table:table-cell office:value-type="string" office:value="Coral (Isopora)">
            <text:p>Coral (Is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57.53">
            <text:p>-57.53</text:p>
          </table:table-cell>
          <table:table-cell office:value-type="float" office:value="10.89">
            <text:p>10.89</text:p>
          </table:table-cell>
          <table:table-cell office:value-type="float" office:value="0.89">
            <text:p>0.89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7024">
            <text:p>SANU-27024</text:p>
          </table:table-cell>
          <table:table-cell office:value-type="float" office:value="-19.69">
            <text:p>-19.69</text:p>
          </table:table-cell>
          <table:table-cell office:value-type="float" office:value="150.23">
            <text:p>150.23</text:p>
          </table:table-cell>
          <table:table-cell office:value-type="float" office:value="11400.0">
            <text:p>11400.0</text:p>
          </table:table-cell>
          <table:table-cell office:value-type="float" office:value="216.0">
            <text:p>216.0</text:p>
          </table:table-cell>
          <table:table-cell office:value-type="string" office:value="Coral (Isopora)">
            <text:p>Coral (Is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57.614999999999995">
            <text:p>-57.614999999999995</text:p>
          </table:table-cell>
          <table:table-cell office:value-type="float" office:value="10.89">
            <text:p>10.89</text:p>
          </table:table-cell>
          <table:table-cell office:value-type="float" office:value="0.89">
            <text:p>0.89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7025">
            <text:p>SANU-27025</text:p>
          </table:table-cell>
          <table:table-cell office:value-type="float" office:value="-19.69">
            <text:p>-19.69</text:p>
          </table:table-cell>
          <table:table-cell office:value-type="float" office:value="150.23">
            <text:p>150.23</text:p>
          </table:table-cell>
          <table:table-cell office:value-type="float" office:value="12088.0">
            <text:p>12088.0</text:p>
          </table:table-cell>
          <table:table-cell office:value-type="float" office:value="245.0">
            <text:p>245.0</text:p>
          </table:table-cell>
          <table:table-cell office:value-type="string" office:value="Coral (A. humilis gr.?)">
            <text:p>Coral (A. humilis gr.?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64.05">
            <text:p>-64.05</text:p>
          </table:table-cell>
          <table:table-cell office:value-type="float" office:value="5.96">
            <text:p>5.96</text:p>
          </table:table-cell>
          <table:table-cell office:value-type="float" office:value="0.96">
            <text:p>0.9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7026">
            <text:p>SANU-27026</text:p>
          </table:table-cell>
          <table:table-cell office:value-type="float" office:value="-19.69">
            <text:p>-19.69</text:p>
          </table:table-cell>
          <table:table-cell office:value-type="float" office:value="150.23">
            <text:p>150.23</text:p>
          </table:table-cell>
          <table:table-cell office:value-type="float" office:value="12627.0">
            <text:p>12627.0</text:p>
          </table:table-cell>
          <table:table-cell office:value-type="float" office:value="90.0">
            <text:p>90.0</text:p>
          </table:table-cell>
          <table:table-cell office:value-type="string" office:value="Coral (Goniopora)">
            <text:p>Coral (Goni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69.17">
            <text:p>-69.17</text:p>
          </table:table-cell>
          <table:table-cell office:value-type="float" office:value="10.65">
            <text:p>10.65</text:p>
          </table:table-cell>
          <table:table-cell office:value-type="float" office:value="0.65">
            <text:p>0.6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9A-01R-1W_46-51">
            <text:p>325-M0039A-01R-1W_46-51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2626.0">
            <text:p>12626.0</text:p>
          </table:table-cell>
          <table:table-cell office:value-type="float" office:value="16.0">
            <text:p>16.0</text:p>
          </table:table-cell>
          <table:table-cell office:value-type="string" office:value="Coral (Porites)">
            <text:p>Coral (Porites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7.965">
            <text:p>-107.965</text:p>
          </table:table-cell>
          <table:table-cell office:value-type="float" office:value="60.85">
            <text:p>60.85</text:p>
          </table:table-cell>
          <table:table-cell office:value-type="float" office:value="0.85">
            <text:p>0.8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7029">
            <text:p>SANU-27029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1653.0">
            <text:p>11653.0</text:p>
          </table:table-cell>
          <table:table-cell office:value-type="float" office:value="279.0">
            <text:p>279.0</text:p>
          </table:table-cell>
          <table:table-cell office:value-type="string" office:value="Coral (Leptoseris explanata?)">
            <text:p>Coral (Leptoseris explanata?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1.725">
            <text:p>-111.725</text:p>
          </table:table-cell>
          <table:table-cell office:value-type="float" office:value="11.08">
            <text:p>11.08</text:p>
          </table:table-cell>
          <table:table-cell office:value-type="float" office:value="1.08">
            <text:p>1.08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9A-15R-1W_9-12">
            <text:p>325-M0039A-15R-1W_9-12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8145.0">
            <text:p>18145.0</text:p>
          </table:table-cell>
          <table:table-cell office:value-type="float" office:value="27.0">
            <text:p>27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6.185">
            <text:p>-126.185</text:p>
          </table:table-cell>
          <table:table-cell office:value-type="float" office:value="10.36">
            <text:p>10.36</text:p>
          </table:table-cell>
          <table:table-cell office:value-type="float" office:value="0.36">
            <text:p>0.3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9A-14R-1W_32-39">
            <text:p>325-M0039A-14R-1W_32-39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8312.0">
            <text:p>18312.0</text:p>
          </table:table-cell>
          <table:table-cell office:value-type="float" office:value="16.0">
            <text:p>16.0</text:p>
          </table:table-cell>
          <table:table-cell office:value-type="string" office:value="Coral (Acropora)">
            <text:p>Coral (Acr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4.935">
            <text:p>-124.935</text:p>
          </table:table-cell>
          <table:table-cell office:value-type="float" office:value="11.21">
            <text:p>11.21</text:p>
          </table:table-cell>
          <table:table-cell office:value-type="float" office:value="1.21">
            <text:p>1.21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3212">
            <text:p>YAUT-003212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44604.0">
            <text:p>44604.0</text:p>
          </table:table-cell>
          <table:table-cell office:value-type="float" office:value="1111.0">
            <text:p>1111.0</text:p>
          </table:table-cell>
          <table:table-cell office:value-type="string" office:value="Coral (Dipsastrea)">
            <text:p>Coral (Dipsastre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-1.0">
            <text:p>-1.0</text:p>
          </table:table-cell>
          <table:table-cell office:value-type="float" office:value="-121.215">
            <text:p>-121.215</text:p>
          </table:table-cell>
          <table:table-cell office:value-type="float" office:value="1.84">
            <text:p>1.84</text:p>
          </table:table-cell>
          <table:table-cell office:value-type="float" office:value="1.84">
            <text:p>1.8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7229">
            <text:p>SANU-27229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4500.0">
            <text:p>14500.0</text:p>
          </table:table-cell>
          <table:table-cell office:value-type="float" office:value="350.0">
            <text:p>350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-1.0">
            <text:p>-1.0</text:p>
          </table:table-cell>
          <table:table-cell office:value-type="float" office:value="-110.775">
            <text:p>-110.775</text:p>
          </table:table-cell>
          <table:table-cell office:value-type="float" office:value="0.94">
            <text:p>0.94</text:p>
          </table:table-cell>
          <table:table-cell office:value-type="float" office:value="0.94">
            <text:p>0.9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3213">
            <text:p>YAUT-003213</text:p>
          </table:table-cell>
          <table:table-cell office:value-type="float" office:value="-19.69">
            <text:p>-19.69</text:p>
          </table:table-cell>
          <table:table-cell office:value-type="float" office:value="150.23">
            <text:p>150.23</text:p>
          </table:table-cell>
          <table:table-cell office:value-type="float" office:value="10761.0">
            <text:p>10761.0</text:p>
          </table:table-cell>
          <table:table-cell office:value-type="float" office:value="314.0">
            <text:p>314.0</text:p>
          </table:table-cell>
          <table:table-cell office:value-type="string" office:value="Coral (Platygyra?)">
            <text:p>Coral (Platygyra?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54.93">
            <text:p>-54.93</text:p>
          </table:table-cell>
          <table:table-cell office:value-type="float" office:value="10.93">
            <text:p>10.93</text:p>
          </table:table-cell>
          <table:table-cell office:value-type="float" office:value="0.93">
            <text:p>0.93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3217">
            <text:p>YAUT-003217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6730.0">
            <text:p>16730.0</text:p>
          </table:table-cell>
          <table:table-cell office:value-type="float" office:value="422.0">
            <text:p>422.0</text:p>
          </table:table-cell>
          <table:table-cell office:value-type="string" office:value="Coral (Astreopora)">
            <text:p>Coral (Astre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7.565">
            <text:p>-117.565</text:p>
          </table:table-cell>
          <table:table-cell office:value-type="float" office:value="10.57">
            <text:p>10.57</text:p>
          </table:table-cell>
          <table:table-cell office:value-type="float" office:value="0.57">
            <text:p>0.57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3218">
            <text:p>YAUT-003218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9869.0">
            <text:p>19869.0</text:p>
          </table:table-cell>
          <table:table-cell office:value-type="float" office:value="346.0">
            <text:p>346.0</text:p>
          </table:table-cell>
          <table:table-cell office:value-type="string" office:value="Coral (Dipsastrea gr. pallida)">
            <text:p>Coral (Dipsastrea gr. pallid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24.145">
            <text:p>-124.145</text:p>
          </table:table-cell>
          <table:table-cell office:value-type="float" office:value="11.08">
            <text:p>11.08</text:p>
          </table:table-cell>
          <table:table-cell office:value-type="float" office:value="1.08">
            <text:p>1.08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3221">
            <text:p>YAUT-003221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7141.0">
            <text:p>17141.0</text:p>
          </table:table-cell>
          <table:table-cell office:value-type="float" office:value="477.0">
            <text:p>477.0</text:p>
          </table:table-cell>
          <table:table-cell office:value-type="string" office:value="Coral (Porites)">
            <text:p>Cora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8.19500000000001">
            <text:p>-118.19500000000001</text:p>
          </table:table-cell>
          <table:table-cell office:value-type="float" office:value="10.57">
            <text:p>10.57</text:p>
          </table:table-cell>
          <table:table-cell office:value-type="float" office:value="0.57">
            <text:p>0.57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3222">
            <text:p>YAUT-003222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8465.0">
            <text:p>18465.0</text:p>
          </table:table-cell>
          <table:table-cell office:value-type="float" office:value="294.0">
            <text:p>294.0</text:p>
          </table:table-cell>
          <table:table-cell office:value-type="string" office:value="Coral (Dipsastrea gr. pallida)">
            <text:p>Coral (Dipsastrea gr. pallid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25.065">
            <text:p>-125.065</text:p>
          </table:table-cell>
          <table:table-cell office:value-type="float" office:value="10.77">
            <text:p>10.77</text:p>
          </table:table-cell>
          <table:table-cell office:value-type="float" office:value="0.77">
            <text:p>0.77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3223">
            <text:p>YAUT-003223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5640.0">
            <text:p>15640.0</text:p>
          </table:table-cell>
          <table:table-cell office:value-type="float" office:value="345.0">
            <text:p>345.0</text:p>
          </table:table-cell>
          <table:table-cell office:value-type="string" office:value="Coral (Platygyra gr. daedalea (?)*)">
            <text:p>Coral (Platygyra gr. daedalea (?)*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3.91">
            <text:p>-113.91</text:p>
          </table:table-cell>
          <table:table-cell office:value-type="float" office:value="61.05">
            <text:p>61.05</text:p>
          </table:table-cell>
          <table:table-cell office:value-type="float" office:value="1.05">
            <text:p>1.0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3211">
            <text:p>YAUT-003211</text:p>
          </table:table-cell>
          <table:table-cell office:value-type="float" office:value="-19.69">
            <text:p>-19.69</text:p>
          </table:table-cell>
          <table:table-cell office:value-type="float" office:value="150.23">
            <text:p>150.23</text:p>
          </table:table-cell>
          <table:table-cell office:value-type="float" office:value="10148.0">
            <text:p>10148.0</text:p>
          </table:table-cell>
          <table:table-cell office:value-type="float" office:value="225.0">
            <text:p>225.0</text:p>
          </table:table-cell>
          <table:table-cell office:value-type="string" office:value="Coral (Porites)">
            <text:p>Coral (Porite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53.265">
            <text:p>-53.265</text:p>
          </table:table-cell>
          <table:table-cell office:value-type="float" office:value="10.56">
            <text:p>10.56</text:p>
          </table:table-cell>
          <table:table-cell office:value-type="float" office:value="0.56">
            <text:p>0.5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3228">
            <text:p>YAUT-003228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26539.0">
            <text:p>26539.0</text:p>
          </table:table-cell>
          <table:table-cell office:value-type="float" office:value="501.0">
            <text:p>501.0</text:p>
          </table:table-cell>
          <table:table-cell office:value-type="string" office:value="Coral (Turbinaria peltata)">
            <text:p>Coral (Turbinaria peltat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0.07999999999998">
            <text:p>-110.07999999999998</text:p>
          </table:table-cell>
          <table:table-cell office:value-type="float" office:value="83.17">
            <text:p>83.17</text:p>
          </table:table-cell>
          <table:table-cell office:value-type="float" office:value="1.17">
            <text:p>1.17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4030">
            <text:p>YAUT-004030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4374.0">
            <text:p>14374.0</text:p>
          </table:table-cell>
          <table:table-cell office:value-type="float" office:value="272.0">
            <text:p>272.0</text:p>
          </table:table-cell>
          <table:table-cell office:value-type="string" office:value="Coral (Acropora gr. humilis)">
            <text:p>Coral (Acropora gr. humilis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99.17">
            <text:p>-99.17</text:p>
          </table:table-cell>
          <table:table-cell office:value-type="float" office:value="5.07">
            <text:p>5.07</text:p>
          </table:table-cell>
          <table:table-cell office:value-type="float" office:value="0.07">
            <text:p>0.07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4305">
            <text:p>YAUT-004305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20246.0">
            <text:p>20246.0</text:p>
          </table:table-cell>
          <table:table-cell office:value-type="float" office:value="212.0">
            <text:p>212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25.50999999999999">
            <text:p>-125.50999999999999</text:p>
          </table:table-cell>
          <table:table-cell office:value-type="float" office:value="10.99">
            <text:p>10.99</text:p>
          </table:table-cell>
          <table:table-cell office:value-type="float" office:value="0.99">
            <text:p>0.99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4306">
            <text:p>YAUT-004306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24911.0">
            <text:p>24911.0</text:p>
          </table:table-cell>
          <table:table-cell office:value-type="float" office:value="345.0">
            <text:p>345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8.82">
            <text:p>-108.82</text:p>
          </table:table-cell>
          <table:table-cell office:value-type="float" office:value="11.46">
            <text:p>11.46</text:p>
          </table:table-cell>
          <table:table-cell office:value-type="float" office:value="1.46">
            <text:p>1.4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4307">
            <text:p>YAUT-004307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23090.0">
            <text:p>23090.0</text:p>
          </table:table-cell>
          <table:table-cell office:value-type="float" office:value="273.0">
            <text:p>273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8.005">
            <text:p>-108.005</text:p>
          </table:table-cell>
          <table:table-cell office:value-type="float" office:value="10.19">
            <text:p>10.19</text:p>
          </table:table-cell>
          <table:table-cell office:value-type="float" office:value="0.19">
            <text:p>0.19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4308">
            <text:p>YAUT-004308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6917.0">
            <text:p>16917.0</text:p>
          </table:table-cell>
          <table:table-cell office:value-type="float" office:value="255.0">
            <text:p>255.0</text:p>
          </table:table-cell>
          <table:table-cell office:value-type="string" office:value="Coral? (Unknown)">
            <text:p>Coral? (Unknown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1.94999999999999">
            <text:p>-111.94999999999999</text:p>
          </table:table-cell>
          <table:table-cell office:value-type="float" office:value="11.08">
            <text:p>11.08</text:p>
          </table:table-cell>
          <table:table-cell office:value-type="float" office:value="1.08">
            <text:p>1.08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4309">
            <text:p>YAUT-004309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7159.0">
            <text:p>17159.0</text:p>
          </table:table-cell>
          <table:table-cell office:value-type="float" office:value="228.0">
            <text:p>228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4.13499999999999">
            <text:p>-114.13499999999999</text:p>
          </table:table-cell>
          <table:table-cell office:value-type="float" office:value="10.46">
            <text:p>10.46</text:p>
          </table:table-cell>
          <table:table-cell office:value-type="float" office:value="0.46">
            <text:p>0.4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4310">
            <text:p>YAUT-004310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7513.0">
            <text:p>17513.0</text:p>
          </table:table-cell>
          <table:table-cell office:value-type="float" office:value="214.0">
            <text:p>214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5.875">
            <text:p>-115.875</text:p>
          </table:table-cell>
          <table:table-cell office:value-type="float" office:value="10.58">
            <text:p>10.58</text:p>
          </table:table-cell>
          <table:table-cell office:value-type="float" office:value="0.58">
            <text:p>0.58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4019">
            <text:p>YAUT-004019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6513.0">
            <text:p>16513.0</text:p>
          </table:table-cell>
          <table:table-cell office:value-type="float" office:value="233.0">
            <text:p>233.0</text:p>
          </table:table-cell>
          <table:table-cell office:value-type="string" office:value="Coral (Acropora?)">
            <text:p>Coral (Acropora?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6.89">
            <text:p>-116.89</text:p>
          </table:table-cell>
          <table:table-cell office:value-type="float" office:value="10.43">
            <text:p>10.43</text:p>
          </table:table-cell>
          <table:table-cell office:value-type="float" office:value="0.43">
            <text:p>0.43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3210">
            <text:p>YAUT-003210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24949.0">
            <text:p>24949.0</text:p>
          </table:table-cell>
          <table:table-cell office:value-type="float" office:value="464.0">
            <text:p>464.0</text:p>
          </table:table-cell>
          <table:table-cell office:value-type="string" office:value="Coral (Dipsastrea)">
            <text:p>Coral (Dipsastre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2.975">
            <text:p>-112.975</text:p>
          </table:table-cell>
          <table:table-cell office:value-type="float" office:value="30.52">
            <text:p>30.52</text:p>
          </table:table-cell>
          <table:table-cell office:value-type="float" office:value="0.52">
            <text:p>0.5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2434">
            <text:p>YAUT-002434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7667.0">
            <text:p>17667.0</text:p>
          </table:table-cell>
          <table:table-cell office:value-type="float" office:value="256.0">
            <text:p>256.0</text:p>
          </table:table-cell>
          <table:table-cell office:value-type="string" office:value="Coralline algae">
            <text:p>Coralline algae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7.53">
            <text:p>-117.53</text:p>
          </table:table-cell>
          <table:table-cell office:value-type="float" office:value="10.9">
            <text:p>10.9</text:p>
          </table:table-cell>
          <table:table-cell office:value-type="float" office:value="0.9">
            <text:p>0.9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U-Th">
            <text:p>U-Th</text:p>
          </table:table-cell>
          <table:table-cell office:value-type="string" office:value="325-M0039A-16R-2W_8-10">
            <text:p>325-M0039A-16R-2W_8-10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8700.0">
            <text:p>18700.0</text:p>
          </table:table-cell>
          <table:table-cell office:value-type="float" office:value="200.0">
            <text:p>200.0</text:p>
          </table:table-cell>
          <table:table-cell office:value-type="string" office:value="Coral (Isopora)">
            <text:p>Coral (Is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7.5">
            <text:p>-127.5</text:p>
          </table:table-cell>
          <table:table-cell office:value-type="float" office:value="30.87">
            <text:p>30.87</text:p>
          </table:table-cell>
          <table:table-cell office:value-type="float" office:value="0.87">
            <text:p>0.87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7237">
            <text:p>SANU-27237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5675.0">
            <text:p>15675.0</text:p>
          </table:table-cell>
          <table:table-cell office:value-type="float" office:value="245.0">
            <text:p>245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4.985">
            <text:p>-104.985</text:p>
          </table:table-cell>
          <table:table-cell office:value-type="float" office:value="11.25">
            <text:p>11.25</text:p>
          </table:table-cell>
          <table:table-cell office:value-type="float" office:value="1.25">
            <text:p>1.2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7238">
            <text:p>SANU-27238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24000.0">
            <text:p>24000.0</text:p>
          </table:table-cell>
          <table:table-cell office:value-type="float" office:value="240.0">
            <text:p>240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8.115">
            <text:p>-108.115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7239">
            <text:p>SANU-27239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23125.0">
            <text:p>23125.0</text:p>
          </table:table-cell>
          <table:table-cell office:value-type="float" office:value="275.0">
            <text:p>275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8.28999999999999">
            <text:p>-108.28999999999999</text:p>
          </table:table-cell>
          <table:table-cell office:value-type="float" office:value="11.46">
            <text:p>11.46</text:p>
          </table:table-cell>
          <table:table-cell office:value-type="float" office:value="1.46">
            <text:p>1.46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2436">
            <text:p>YAUT-002436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6408.0">
            <text:p>16408.0</text:p>
          </table:table-cell>
          <table:table-cell office:value-type="float" office:value="366.0">
            <text:p>366.0</text:p>
          </table:table-cell>
          <table:table-cell office:value-type="string" office:value="Coral? (Unknown)">
            <text:p>Coral? (Unknown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20.61500000000001">
            <text:p>-120.61500000000001</text:p>
          </table:table-cell>
          <table:table-cell office:value-type="float" office:value="10.01">
            <text:p>10.01</text:p>
          </table:table-cell>
          <table:table-cell office:value-type="float" office:value="0.01">
            <text:p>0.01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3209">
            <text:p>YAUT-003209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25548.0">
            <text:p>25548.0</text:p>
          </table:table-cell>
          <table:table-cell office:value-type="float" office:value="313.0">
            <text:p>313.0</text:p>
          </table:table-cell>
          <table:table-cell office:value-type="string" office:value="Coral (Hydnophora)">
            <text:p>Coral (Hydnoph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3.08500000000001">
            <text:p>-113.08500000000001</text:p>
          </table:table-cell>
          <table:table-cell office:value-type="float" office:value="30.52">
            <text:p>30.52</text:p>
          </table:table-cell>
          <table:table-cell office:value-type="float" office:value="0.52">
            <text:p>0.52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2420">
            <text:p>YAUT-002420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6701.0">
            <text:p>16701.0</text:p>
          </table:table-cell>
          <table:table-cell office:value-type="float" office:value="471.0">
            <text:p>471.0</text:p>
          </table:table-cell>
          <table:table-cell office:value-type="string" office:value="Coral (Seriatopora)">
            <text:p>Coral (Seriat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22.88000000000001">
            <text:p>-122.88000000000001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7233">
            <text:p>SANU-27233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7665.0">
            <text:p>17665.0</text:p>
          </table:table-cell>
          <table:table-cell office:value-type="float" office:value="205.0">
            <text:p>205.0</text:p>
          </table:table-cell>
          <table:table-cell office:value-type="string" office:value="Coralline algae (aA2)">
            <text:p>Coralline algae (aA2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28.425">
            <text:p>-128.425</text:p>
          </table:table-cell>
          <table:table-cell office:value-type="float" office:value="31.24">
            <text:p>31.24</text:p>
          </table:table-cell>
          <table:table-cell office:value-type="float" office:value="1.24">
            <text:p>1.2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2437">
            <text:p>YAUT-002437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6886.0">
            <text:p>16886.0</text:p>
          </table:table-cell>
          <table:table-cell office:value-type="float" office:value="509.0">
            <text:p>509.0</text:p>
          </table:table-cell>
          <table:table-cell office:value-type="string" office:value="Coral? (Unknown)">
            <text:p>Coral? (Unknown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20.935">
            <text:p>-120.935</text:p>
          </table:table-cell>
          <table:table-cell office:value-type="float" office:value="10.01">
            <text:p>10.01</text:p>
          </table:table-cell>
          <table:table-cell office:value-type="float" office:value="0.01">
            <text:p>0.01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7236">
            <text:p>SANU-27236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5905.0">
            <text:p>15905.0</text:p>
          </table:table-cell>
          <table:table-cell office:value-type="float" office:value="185.0">
            <text:p>185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4.73">
            <text:p>-104.73</text:p>
          </table:table-cell>
          <table:table-cell office:value-type="float" office:value="11.25">
            <text:p>11.25</text:p>
          </table:table-cell>
          <table:table-cell office:value-type="float" office:value="1.25">
            <text:p>1.2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7235">
            <text:p>SANU-27235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5220.0">
            <text:p>15220.0</text:p>
          </table:table-cell>
          <table:table-cell office:value-type="float" office:value="170.0">
            <text:p>170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2.955">
            <text:p>-102.955</text:p>
          </table:table-cell>
          <table:table-cell office:value-type="float" office:value="11.55">
            <text:p>11.55</text:p>
          </table:table-cell>
          <table:table-cell office:value-type="float" office:value="1.55">
            <text:p>1.5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7231">
            <text:p>SANU-27231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6935.0">
            <text:p>16935.0</text:p>
          </table:table-cell>
          <table:table-cell office:value-type="float" office:value="245.0">
            <text:p>245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8.285">
            <text:p>-118.285</text:p>
          </table:table-cell>
          <table:table-cell office:value-type="float" office:value="10.57">
            <text:p>10.57</text:p>
          </table:table-cell>
          <table:table-cell office:value-type="float" office:value="0.57">
            <text:p>0.57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7230">
            <text:p>SANU-27230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6935.0">
            <text:p>16935.0</text:p>
          </table:table-cell>
          <table:table-cell office:value-type="float" office:value="245.0">
            <text:p>245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6.60000000000001">
            <text:p>-116.60000000000001</text:p>
          </table:table-cell>
          <table:table-cell office:value-type="float" office:value="10.43">
            <text:p>10.43</text:p>
          </table:table-cell>
          <table:table-cell office:value-type="float" office:value="0.43">
            <text:p>0.43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2807">
            <text:p>YAUT-002807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6517.0">
            <text:p>16517.0</text:p>
          </table:table-cell>
          <table:table-cell office:value-type="float" office:value="313.0">
            <text:p>313.0</text:p>
          </table:table-cell>
          <table:table-cell office:value-type="string" office:value="Coral (Acropora)">
            <text:p>Coral (Acropora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16.89">
            <text:p>-116.89</text:p>
          </table:table-cell>
          <table:table-cell office:value-type="float" office:value="10.43">
            <text:p>10.43</text:p>
          </table:table-cell>
          <table:table-cell office:value-type="float" office:value="0.43">
            <text:p>0.43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3206">
            <text:p>YAUT-003206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25853.0">
            <text:p>25853.0</text:p>
          </table:table-cell>
          <table:table-cell office:value-type="float" office:value="282.0">
            <text:p>282.0</text:p>
          </table:table-cell>
          <table:table-cell office:value-type="string" office:value="Coral (Merulinidae)">
            <text:p>Coral (Merulinidae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-1.0">
            <text:p>-1.0</text:p>
          </table:table-cell>
          <table:table-cell office:value-type="float" office:value="-120.11500000000001">
            <text:p>-120.11500000000001</text:p>
          </table:table-cell>
          <table:table-cell office:value-type="float" office:value="1.44">
            <text:p>1.44</text:p>
          </table:table-cell>
          <table:table-cell office:value-type="float" office:value="1.44">
            <text:p>1.44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3207">
            <text:p>YAUT-003207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0137.0">
            <text:p>10137.0</text:p>
          </table:table-cell>
          <table:table-cell office:value-type="float" office:value="236.0">
            <text:p>236.0</text:p>
          </table:table-cell>
          <table:table-cell office:value-type="string" office:value="Coral? (Unknown)">
            <text:p>Coral? (Unknown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70.325">
            <text:p>-70.325</text:p>
          </table:table-cell>
          <table:table-cell office:value-type="float" office:value="83.25">
            <text:p>83.25</text:p>
          </table:table-cell>
          <table:table-cell office:value-type="float" office:value="1.25">
            <text:p>1.2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YAUT-003208">
            <text:p>YAUT-003208</text:p>
          </table:table-cell>
          <table:table-cell office:value-type="float" office:value="-19.68">
            <text:p>-19.68</text:p>
          </table:table-cell>
          <table:table-cell office:value-type="float" office:value="150.24">
            <text:p>150.24</text:p>
          </table:table-cell>
          <table:table-cell office:value-type="float" office:value="15873.0">
            <text:p>15873.0</text:p>
          </table:table-cell>
          <table:table-cell office:value-type="float" office:value="304.0">
            <text:p>304.0</text:p>
          </table:table-cell>
          <table:table-cell office:value-type="string" office:value="Coral (Montipora?)">
            <text:p>Coral (Montipora?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02.92">
            <text:p>-102.92</text:p>
          </table:table-cell>
          <table:table-cell office:value-type="float" office:value="11.55">
            <text:p>11.55</text:p>
          </table:table-cell>
          <table:table-cell office:value-type="float" office:value="1.55">
            <text:p>1.55</text:p>
          </table:table-cell>
          <table:table-cell office:value-type="string" office:value="YokoyamaEtal2018">
            <text:p>YokoyamaEtal2018</text:p>
          </table:table-cell>
        </table:table-row>
        <table:table-row>
          <table:table-cell office:value-type="string" office:value="Hydrographers_Passage">
            <text:p>Hydrographers_Passage</text:p>
          </table:table-cell>
          <table:table-cell office:value-type="string" office:value="radiocarbon">
            <text:p>radiocarbon</text:p>
          </table:table-cell>
          <table:table-cell office:value-type="string" office:value="SANU-27232">
            <text:p>SANU-27232</text:p>
          </table:table-cell>
          <table:table-cell office:value-type="float" office:value="-19.67">
            <text:p>-19.67</text:p>
          </table:table-cell>
          <table:table-cell office:value-type="float" office:value="150.24">
            <text:p>150.24</text:p>
          </table:table-cell>
          <table:table-cell office:value-type="float" office:value="17585.0">
            <text:p>17585.0</text:p>
          </table:table-cell>
          <table:table-cell office:value-type="float" office:value="215.0">
            <text:p>215.0</text:p>
          </table:table-cell>
          <table:table-cell office:value-type="string" office:value="Coralline algae (aA1)">
            <text:p>Coralline algae (aA1)</text:p>
          </table:table-cell>
          <table:table-cell office:value-type="string" office:value="marine">
            <text:p>marine</text:p>
          </table:table-cell>
          <table:table-cell office:value-type="float" office:value="-156.0">
            <text:p>-156.0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-123.08500000000001">
            <text:p>-123.08500000000001</text:p>
          </table:table-cell>
          <table:table-cell office:value-type="float" office:value="11.0">
            <text:p>11.0</text:p>
          </table:table-cell>
          <table:table-cell office:value-type="float" office:value="1.0">
            <text:p>1.0</text:p>
          </table:table-cell>
          <table:table-cell office:value-type="string" office:value="YokoyamaEtal2018">
            <text:p>Yokoyam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